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小余   |  2018.05.31 23:37   |   <text:a xlink:type="simple" xlink:href="http://palinfo.habago.org/Entry?Command=Information_PrintForum&amp;iPage=73#FORUM36755"><text:span text:style-name="T1">#</text:span></text:a></text:p>
      <text:p text:style-name="P2">其實我覺得最可憐的是，每次看到例如被控制的蘋果有不利大陸的新聞時（例如今天有一個大陸學校玻璃往下掉砸死門口的學生），底下就一堆『支那不意外』『厲害了我的國』的諷刺文，以及按讚的人 <text:line-break/><text:line-break/>可憐的地方在於，你點進去看，多半會發現，留言者要不是台南高雄的人，要不就是年紀不超過35的 <text:line-break/>我不是地域歧視只是，可憐在於，這些人在10-20年之後，當有一天對岸強大到不行，或直接統治台灣時，這些心裡陰暗的猥瑣台灣人，面對一向不屑的祖國，要如何自處？ <text:line-break/><text:line-break/>還是，這些人最後真正成為精神病患？</text:p>
      <text:p text:style-name="P1">李念淨   |  2018.05.31 21:06   |   <text:a xlink:type="simple" xlink:href="http://palinfo.habago.org/Entry?Command=Information_PrintForum&amp;iPage=73#FORUM36754"><text:span text:style-name="T1">#</text:span></text:a></text:p>
      <text:p text:style-name="P3">最近呂秀蓮好幾次批評民進黨 <text:line-break/>她還認為任在法律面上來說杯葛管中閔當選台大校長是錯的 <text:line-break/>這次退黨媒體都認為只跟彈北選舉有關，但難道不是因為理念不合嗎？ <text:line-break/><text:line-break/>https://money.udn.com/money/story/7307/3171770 <text:line-break/>道不同，不相為謀 呂秀蓮退黨 <text:line-break/><text:line-break/>民進黨中執會昨天通過徵召提名立委姚文智參選台北市長。原本一同競逐黨內提名的前副總統呂秀蓮卻拋出震撼彈，她在馬來西亞發出簡短聲明表示，「對於一個失去黨德和黨魂的政黨，與其痛苦留下來，不如歸去。道不同，不相為謀！Bye Bye！民進黨！」 <text:line-break/><text:line-break/>呂秀蓮此舉是否代表退出民進黨？會不會繼續參選台北市長到底？幕僚表示，呂秀蓮今晚從馬來西亞回國，會有正式聲明。 <text:line-break/><text:line-break/>對於呂秀蓮發出形同「退黨」聲明，民進黨中央表示遺憾，但「尊重、沒有評論」。 <text:line-break/><text:line-break/>姚文智回應時，深深嘆一口氣，表示「希望不是真的」，也希望呂秀蓮盡速回國，才能更清楚她的想法，「希望她能繼續留在民進黨奮鬥」。 <text:line-break/><text:line-break/>在此之前，呂秀蓮一直未對民進黨選對會建議徵召姚文智表示意見，但昨天民進黨中執會通過徵召提名姚文智參選台北市長之後，已有支持者呼籲她「退黨參選」。 <text:line-break/><text:line-break/>呂秀蓮上周六與姚文智參加電視政見發表會後，隔天清晨即飛往馬來西亞參訪。本周一，民進黨選對會決定建議徵召姚文智參選台北市長，呂秀蓮僅透過辦公室發布新聞稿表示，「對於國內選舉紛擾，因情況未明，暫不予評論」。 <text:line-break/><text:line-break/>昨天傍晚，開始傳出呂秀蓮將聲明退黨的傳聞。記者詢問呂秀蓮會否退出民進黨參選台北市長？呂秀蓮幕僚不置可否，並未明確回覆，結果傍晚就發出簡短聲明。 <text:line-break/><text:line-break/>相關人士指出，呂秀蓮布局參選台北市長時，就思考過各種選項，「脫黨參選也考慮過」，但就看呂秀蓮最後的決定。 <text:line-break/><text:line-break/>幕僚並表示，不管台北市長選情如何變化，也不管呂秀蓮在台北市長選舉中將扮演何種角色，她關心台北市政的態度都不會改變。呂秀蓮這幾天在馬來西亞，對於首都吉隆坡的進步十分驚羨，對比台北市的沒落，感慨甚深。 <text:line-break/><text:line-break/>昨天下午，呂秀蓮辦公室也在臉書貼出「台北領航、台灣起飛」短文表示，呂秀蓮始終認為，台北作為台灣的首善之都，應該扮演領航者的角色；不論在經濟、科技、金融、醫療領域充分發揮創新功能，也應該在人文歷史、藝術文化、時尚設計帶領台灣走向國際舞台，「作為關心台灣未來發展的一分子，呂秀蓮將持續關注、監督台北市政」。</text:p>
      <text:p text:style-name="P1">范美林   |  2018.05.31 02:07   |   <text:a xlink:type="simple" xlink:href="http://palinfo.habago.org/Entry?Command=Information_PrintForum&amp;iPage=73#FORUM36753"><text:span text:style-name="T1">#</text:span></text:a></text:p>
      <text:p text:style-name="P2">左手在緩頰說：「我們仍鼓勵民間交流。」右手卻在另一件事上去挑弄對岸政府與人民最敏感的領土問題，而且還是躲在美國背後耀武揚威。這些政府官員要嘛就是完全沒概念的傻子，不然就是精神分裂到以為打中抗中，可以讓自己得到好處，他們的人民也會覺得台灣當局做得漂亮！ <text:line-break/><text:line-break/>話說，外交部是忘了我們ROC政府劃定的十一段線了？還是忘記2016年菲律賓南海仲裁案所受到的羞辱了？我想兩者都有吧！ <text:line-break/><text:line-break/>去年南海行為準則框架已經通過，而你蔡政府完全被排除在外，沒有與會討論，外交處境已經很慘了。現在當這事又要跟著美國炒熱氣氛，好在香格里拉對話外增加存在感，這有必要嗎？當菲、馬來、越這三國都沒動作了。 <text:line-break/><text:line-break/>越看越覺得很悲哀！ <text:line-break/><text:line-break/>******** <text:line-break/><text:line-break/>邱垂正重申，政府嚴格審查中國大陸各級政府官員及相關人士來台，但僅限「官方團」，對兩岸學術、經貿等民間交流，仍持鼓勵、支持態度。各界不應無限上綱、過度解讀。 <text:line-break/><text:line-break/>http://m.cna.com.tw/news/acn/201805300328.aspx <text:line-break/><text:line-break/>---------- <text:line-break/><text:line-break/>2艘美國海軍軍艦27日駛近中國宣稱擁有主權的南海島礁，促使北京表達不滿。媒體問及美國的「航行自由任務」，馬提斯回應，似乎「只有一個國家」採取積極步驟來抵制這項行動或表達憤慨；但這是公海，許多國家希望看到航行自由，所以美國將繼續下去。 <text:line-break/><text:line-break/>對此，外交部晚間表示，台灣作為印太區域中負責任的利害關係者，在區域穩定、繁榮上扮演重要角色，也對區域面臨的壓力與威脅感同身受。對於馬提斯重申支持自由民主、主權獨立的共享原則，且美方在南海執行「航行自由任務」，「我政府表示歡迎」，也將在南海議題維持一貫立場，支持依據國際法航行、飛越自由原則，「並主張我對南海諸島及其相關海域享有國際法及海洋法上的權利」。 <text:line-break/><text:line-break/>http://m.cna.com.tw/news/aipl/201805300402.aspx <text:line-break/></text:p>
      <text:p text:style-name="P1">陳真   |  2018.05.30 17:57   |   <text:a xlink:type="simple" xlink:href="http://palinfo.habago.org/Entry?Command=Information_PrintForum&amp;iPage=73#FORUM36752"><text:span text:style-name="T1">#</text:span></text:a></text:p>
      <text:p text:style-name="P3">這不需要預言，這已經是一種事實。就如海納百川，一種開放的舞台與大環境必然會吸引許多人，再大的謊言與抹黑或恐嚇也阻擋不了這個趨勢。 <text:line-break/><text:line-break/>這些年比較少人叫我滾回大陸去了，畢竟大陸早已今非昔比，現在想去恐怕都已經不是那麼容易。 <text:line-break/><text:line-break/>特別是對於年輕的生命來說，在這樣一個人渣盤據、極端封閉扭曲的鬼島上受教育、生活與工作，整天就是面對永無止盡根本數不清的人渣荒唐惡劣事物，甚至讓自己變成腦殘，其實是很可悲的。人渣黨最怕的就是年輕一代的覺醒。 <text:line-break/><text:line-break/>陳真2018. 05. 30. <text:line-break/><text:line-break/>============= <text:line-break/>外媒大膽預言：「脫台者」未來會愈來愈多 <text:line-break/><text:line-break/>信傳媒 <text:line-break/><text:line-break/>王子寧 <text:line-break/><text:line-break/>2018年5月30日 <text:line-break/><text:line-break/>聽過英國人「脫歐」、北韓人「脫北」，但外媒近期發明了最新類似概念詞：「脫台者」。何謂「脫台者」？顧名思義是「脫離台灣」。然而，根據英國廣播公司《BBC中文網》報導指出，脫離台灣到中國工作、生活、經商、求學的台灣人就可姑且稱為「脫台者」。 <text:line-break/><text:line-break/>日前前國安會秘書長蘇起轉述中國專家學者表示，如果民進黨政府繼續以懲罰、恫嚇的手段讓在中國發展的台生、台師、台商、台人「有家難歸」，北京當局已開始思考將這些台灣人視為國民，考慮發放「中國身分證」。 <text:line-break/><text:line-break/>陸委會副主委邱垂正指出，倘若台灣民眾在中國設籍、領用中國護照，依法將喪失台灣人民身分。 <text:line-break/><text:line-break/>中國先前祭出31條對台政策，設法用盡各種方法吸引台人赴中發展，因此近期就出現「學生出走潮」，許多台灣高中生考完學測後，選擇申請赴中就讀大學，其中甚至有不少是來自建中、武陵高中等明星學校的頂尖生，而這些赴中就讀大學的台灣學生其實也可以說是脫台者。 <text:line-break/><text:line-break/>但《BBC中文網》報導認為，這些學生一開始或許只是遊走兩岸間的「脫台者」，但時間一久，難保最後不會變成「不當台灣人，改當中國人的『脫台者』。」雖然表面上看來都是稱之為脫台者，但從較深的層面看來，後者明顯是更進一步的「脫離台灣」。</text:p>
      <text:p text:style-name="P1">陳真   |  2018.05.30 17:16   |   <text:a xlink:type="simple" xlink:href="http://palinfo.habago.org/Entry?Command=Information_PrintForum&amp;iPage=73#FORUM36751"><text:span text:style-name="T1">#</text:span></text:a></text:p>
      <text:p text:style-name="P2">美國、日本、澳洲、以色列及印度等等等，我看都跟台灣人差不多，總之其實大家都一樣，烏合之眾是不分地域與國籍的。我倒覺得大陸人在政治上比較機靈點，比較有自己的想法，比較不受人惑，比較多元、開放，但我不知何以致之。</text:p>
      <text:p text:style-name="P1">陳宜昌   |  2018.05.30 17:03   |   <text:a xlink:type="simple" xlink:href="http://palinfo.habago.org/Entry?Command=Information_PrintForum&amp;iPage=73#FORUM36750"><text:span text:style-name="T1">#</text:span></text:a></text:p>
      <text:p text:style-name="P3">謝謝陳真先生的回答！ <text:line-break/>看來臺灣真的很可悲啊。</text:p>
      <text:p text:style-name="P4"/>
      <text:p text:style-name="P1">陳真   |  2018.05.30 09:59   |   <text:a xlink:type="simple" xlink:href="http://palinfo.habago.org/Entry?Command=Information_PrintForum&amp;iPage=74#FORUM36749"><text:span text:style-name="T1">#</text:span></text:a></text:p>
      <text:p text:style-name="P3">宜昌，(早上趕著去報稅，辭不達意，所以我又多加了一些說明) <text:line-break/><text:line-break/>在我這一科許多病人的心目中，乩童、仙姑、囝仔仙或是妙禪之類的人物之醫療地位，遠勝於醫生；還有一些也許知識水平較高，教授、專業人士之類，則是膜拜孤狗大神，孤狗醫學院畢業，醫生的千言萬語往往比不上陌生網友的一句話，比不上孤狗大神的指示。在診間經常會出現類似這樣一些對話： <text:line-break/><text:line-break/>病人：醫生，你開這個藥不能吃。 <text:line-break/>醫生：為什麼不能吃？ <text:line-break/>病人：會越吃越嚴重。 <text:line-break/>醫生：那妳有吃嗎？ <text:line-break/>病人：我又不是頭殼壞掉，越吃越嚴重我哪敢吃？ <text:line-break/>醫生：妳沒吃，怎麼知道會越吃越嚴重？ <text:line-break/>病人：隔壁一個歐巴桑叫我不能吃。 <text:line-break/>醫生：那個歐巴桑是醫生嗎？ <text:line-break/>病人：不是。 <text:line-break/>醫生：那妳怎麼會相信她講的話？ <text:line-break/>病人：她又不會害我。 <text:line-break/>醫生：那我會害妳嗎？ <text:line-break/>病人：她的誰誰誰，還有誰誰誰的誰誰誰，就是吃這一科的藥越吃越嚴重。 <text:line-break/>醫生：....(無言) <text:line-break/><text:line-break/>這意思是說，許多時候，不管受教育程度如何，人們的判斷力其實是很可疑的，而且不太可能因為所謂真相或事實的出現而改變，也就是說，人們的理性能力與道德感，往往令人難以恭維。講究單純是非的科學尚且如此，涉及龐大私利與權力的政治就更不用說了。 <text:line-break/><text:line-break/>自從所謂 "民主化"以來，偷搶拐騙姦殺擄掠無日無之，特別是詐騙集團，更是橫行無阻，幾乎就是一種生活常態，成為一種 "職業"。我家裏的電話幾乎從來不接，只會打出去，不會接來電，因為十之八九不是推銷就是詐騙。 <text:line-break/><text:line-break/>如果有人說，盡量讓詐騙集團繼續惡搞下去，人民就能學會客觀理性，學到智慧。你覺得這樣的說法合理嗎？ <text:line-break/><text:line-break/>過去曾經寫過，通常一個社會制度或權力結構的重大改變，往往只是來自不到百分之一人口的覺醒與積極作為，帶動另外百分之九十九的人也跟著改變。這些百分之九十九的人並不是改變了自身的聰明才智或道德感，而是 "拿香跟拜"，隨波逐流；他本身並不太會有所改變。當然，千百年時光之後，人的美感道德感及是非判斷能力也許會有所不同，但那畢竟時光遙遠，短期內是不太會有所變化的。詐騙集團當權，只會讓人變得越蠢越封閉，而不用期待他會覺醒(如果覺醒指的是個人智能與道德素質之提升的話)。 <text:line-break/><text:line-break/>當然，人渣當道久了之後，民不聊生，人民就會反抗，但那往往是一種生物本能，因為生活不好過了。最近一些聽起來思想綠油油的病人來就診時大罵民進黨帶給他的生活困境，這在過去是很少見的。但這並不意味著他的想法改變了，而只意味著他感受到生活的痛苦，於是產生不滿。 <text:line-break/><text:line-break/>這時候，往往就會有一些更壞的歹徒，例如人渣黨的那些尾巴黨，便會趁勢竄起，用更加新穎更加光鮮亮麗的騙術，取得權力；當年人渣黨就是這樣竄起的。 <text:line-break/><text:line-break/>基本上，我並不相信所謂民主選舉這套機制，那只是有錢有勢的人渣集團藉以奪權撈錢的一個終南捷徑。必須更換的不是黨，不是哪一個詐騙集團，而是改變那百分之一人口看待世界的眼光以及從根本上改變一種制度。依我看，中國共產黨這套體制雖非完美，但至少遠勝過以美國為首的、自欺欺人的所謂民主，畢竟群眾的智能水平是完全不可信的，我絕不會蠢到真以為他們就是 "主人"。</text:p>
      <text:p text:style-name="P1">陳宜昌   |  2018.05.29 16:46   |   <text:a xlink:type="simple" xlink:href="http://palinfo.habago.org/Entry?Command=Information_PrintForum&amp;iPage=74#FORUM36748"><text:span text:style-name="T1">#</text:span></text:a></text:p>
      <text:p text:style-name="P2">請問陳真先生： <text:line-break/>如果民進黨持續執政之下，能帶給台灣人民自省的契機嗎?就像您一樣，不斷親身經歷黨外到民進黨創黨，乃至最後退黨之後，培養出理性客觀的思維與判斷能力嗎? <text:line-break/><text:line-break/>我是有點悲觀的。但又不希望台灣繼續向下沉淪！</text:p>
      <text:p text:style-name="P1">陳真   |  2018.05.26 01:45   |   <text:a xlink:type="simple" xlink:href="http://palinfo.habago.org/Entry?Command=Information_PrintForum&amp;iPage=74#FORUM36747"><text:span text:style-name="T1">#</text:span></text:a></text:p>
      <text:p text:style-name="P3">今天(5/26，周六)下午又是罰站日，據說台北高溫，我是覺得，請大家不要有一絲勉強，想來才來，想走就走，不要硬撐，畢竟高溫底下罰站三、四個小時雖然沒什麼，但畢竟也不輕鬆。我最怕的其實是一直咬不停的一堆蚊子，每次噴滿全身的防蚊液也沒用。蚊子很厲害，知道誰是魯蛇，專門咬他。 <text:line-break/><text:line-break/>總之，請大家根據自己的體力或身體狀況或時間與意願行事，別刻意前來，來了也別硬撐。過去曾有幾次差點有人當場昏倒，我都很擔心；或是坐著也行，不一定要站；只能站五分鐘十分鐘也都沒關係；更不用怕人少難看因此特地前來撐場面。人多人少無所謂，五萬、十萬人不算多，一個兩個不嫌少。 <text:line-break/><text:line-break/>二十年前寫過一篇 "說點社運的風涼話"，流傳甚廣，一直到今天，竟然都還會接到有關這篇文字的讀者來信，甚至特地登門拜訪，就只為了想跟我討論這篇文章 (我當然很不歡迎這樣，因為這個沒什麼好討論)。在那文章裏，我指出台灣所謂社運的一些怪象。我還發現，跟西方社會很不一樣，台式社運有個與眾不同的顯著特色就是：似乎永遠都隨著鎂光燈起舞，並且十分在意是否引起媒體的關注。特別是學生，更是如此；就像聞雞起舞那樣，只要媒體刻意炒作、大幅報導，歌頌之，讚美之，渲染之，大家馬上熱血沸騰，爭先恐後參與。過去幾乎所有的那些所謂 "有名的" 學運，從什麼碗糕野白合、笑死人的野草莓與腦殘大腸花等等等等等，全都是政黨發動媒體進行強力動員，無一例外。 <text:line-break/><text:line-break/>反之，只要媒體淡化處理之，大家便意興闌珊，一點興趣都沒有，人數馬上大幅縮水剩下小貓兩三隻，或是很快地就一個人影也沒有了。如果說天下烏鴉一般黑，那也就算了，事實上卻不是這樣，至少在英國好像不是這樣。英國的社運可以說幾乎完全獨立於媒體之外；媒體報不報導，不會對運動的進行或持續發展有什麼影響。事實上，英國的媒體極少報導社運活動，因為太普遍了，就像空氣一樣，無所不在，根本沒有報導價值。同樣地，政黨或媒體想煽動群眾或學生，那更是不可能的事。 <text:line-break/><text:line-break/>因此我常感納悶，為何台式社運總是充滿如此多的虛榮？好像非得聲光十足才行，好像媒體是否報導很重要似的；而且有一種 "命名主義" 的強烈傾向，彷彿只要給某個活動命名一個偉大響亮的名稱，然後就名留青史了，大功告成了。如果要這樣命名，光是英國恐怕就不知道有幾百萬次 "新五四運動" 或什麼野菊花爛草莓了。 <text:line-break/><text:line-break/>我過去認識一些英國的反戰運動參與者，他們的許多經歷，說出來真是非常動人而不可思議，全然無私。但是，他們很可能就只是一個一般的家庭主婦或圖書館員或保全人員或小學教師或大學教授等等等，全英國根本沒有人認識他們，不會有人庸俗噁心到想要成為什麼社運明星或什麼社運領袖學生領袖，畢竟這根本也不是什麼需要表揚的事。但你得明白一點，這樣一些人，千千萬萬的人，很可能用他們的一生參與了運動，並且為之付出各種代價。 <text:line-break/><text:line-break/>在台灣卻剛好相反，二十幾年來，綠油油的主流媒體刻意神化、明星化一些往往是人渣等級的綠色走狗，不斷抬舉之，神化之，吹捧之，虛構之，明明真正意義上的運動一個也沒做過，參加的全是政黨動員的 "假社運、真奪權" 運動，但他頭上卻永遠頂著一個什麼社運、學運的偉大光環，吃香喝辣一輩子。 <text:line-break/><text:line-break/>在這樣一種政黨動員的媒體操弄下，社運或學運一詞變成一種骯髒醜陋的東西，因為凡是被媒體抬舉者幾乎全是人渣，從而使得這個島始終很難發展出真正意義上的社會運動。 <text:line-break/><text:line-break/>社運其實很重要，因為它是獨立於利益之外的一種力量，關切基本價值與是非，使得社會比較有可能盡量朝著良善的方向走；既不受政黨左右，也不隨鎂光燈起舞，更不是政黨的走狗爪牙與打手，當然也不是藉以謀取功名利祿與權位的跳板或晉身階。在這一點上，台灣要進化到像英國那樣一種社運層級，我看大約還需要三百年。 <text:line-break/><text:line-break/>三百年是否很久不好說，說長不長，說短不短。但它就像成就一種事物的分母，分母很大，分子相對顯得渺小，就像滴水穿石那樣，時光如許漫長，但你也只能拿這分母當成一種座標尺度，藉以衡量人究竟該怎麼活。倘若你把分母設定為人的短暫一生，也許你會以為這一切付出只是徒勞。 <text:line-break/><text:line-break/>許多時候夜裏來到海邊，聽聞海濤聲，或是迎著月光，黑暗中傳來一點隱約的銀白浪花；沒有人特別關注它，但海浪依舊，來來回回，無休無止。 <text:line-break/><text:line-break/>有一天，來到鳳凰沈從文故居，看到他過去使用的一張小書桌，牆上掛著一張照片，是他老年時拍的，七八十歲了，但他仍然還在書桌前工作著。我從這照片裏頭似乎能領略到一些事；萬古久遠，時光漫長，而我們每個人的一生不過就數十寒暑，其實就像夜裏某個稍縱即逝的浪花，短暫而微不足道，但我們畢竟就是這麼活著的。</text:p>
      <text:p text:style-name="P1">王修亮   |  2018.05.25 22:24   |   <text:a xlink:type="simple" xlink:href="http://palinfo.habago.org/Entry?Command=Information_PrintForum&amp;iPage=74#FORUM36746"><text:span text:style-name="T1">#</text:span></text:a></text:p>
      <text:p text:style-name="P2">縣長你好，我是一位教學已經三十餘年的的國小教師，歷經偏鄉與都市學校，也教過在家自學的實驗班。 <text:line-break/>對於興中國中停辦事件，我有一些看法與建議。 <text:line-break/><text:line-break/>受國民教育是義務也同時是權利。 <text:line-break/>沒有公車又沒有公派交通車的環境下，小學生走路一個小時左右可以上下學的時間，是還算合理的就學範圍。在這個範圍內，政府就是理所當然應該設置國民學校，孩子太少就辦分校，再少到一、兩個，至少要辦個分班。 <text:line-break/><text:line-break/>民國七十年以前在台灣偏遠地區，一個分班，一位班主任，只帶著1-2個孩子讀書的還不少，在那貧困的時代，也不曾因為省錢而犧牲了國民學校的設立。現在這二十幾年來，偏遠小學的廢校幾乎無時無之，少子化當然是許多國小撤裁的原因，但是各級政府為了省錢!居然省教育的錢!居然就將還存有學生上課的學校撤裁了! <text:line-break/>教育本來就不是營利，以省錢為目的廢校，是政府的無知與無能。 <text:line-break/><text:line-break/>這二十幾年來「仍有學生需要就讀卻廢校」的事件層出不窮，也引發許多抗爭與社會問題。有的地方政府還願意以公車或交通車，帶學生去更遠的地方就學，有的地方政府卻撒手不管，讓本來就無力在城鎮謀生，只能勉強居住原生地的家庭，為了孩子，或是遠送他方親人處就學，親子長期隔離，缺乏家教與關愛。或是全家寄居都市，成為邊緣人，孩子和父母都在貧困中掙扎，無能享受生活，更無能充分的教育。 <text:line-break/>這樣的政府只能以冷酷無情來形容。 <text:line-break/><text:line-break/>將多餘的教室分享給社區或其他型態的教育體制是合理的，但是撤裁公立學校就絕對不應該。 <text:line-break/>就讀公立學校的家庭與孩子，如果其經濟能力、體力就僅止於就讀附近公立學校，撤裁就更不應該。 <text:line-break/>附錄:遠見雜誌「上學好難」https://www.gvm.com.tw/article.html?id=11173 <text:line-break/>兩年後https://www.gvm.com.tw/article.html?id=12550 <text:line-break/><text:line-break/>人世間的一切無可奈何的具有不公平性，教育亦如此。貧富差距，天賦資質，地理環境，都使教育多樣多元，有些差異的部分反而可以成為特色，可以各自發展長處、轉化短處，有些部分就只是後天的不公平，除了依賴政府的調節均衡，人民之間也需要互補互助互相扶持。 <text:line-break/><text:line-break/>正如實驗學校和在家自學的蓬勃興起，除了家長在教育理念上的擴張，也和政府無能辦好各級教育有絕大關係。但是不論理由是哪一種，社會是一體的，某一處的豐足吸取必然使另一處更形匱乏。 <text:line-break/>最無力改變、最承受不公的，資源最匱乏的，都是留在公立國校的家庭與孩子們。 <text:line-break/>實驗學校和自學班當然沒有「責任」去照顧這些被政府遺棄的學生們，但是，能不能稍微注意，不要去「奪取」他們僅剩的資源? <text:line-break/><text:line-break/>華德福教育的理念我一直很尊重，注重身、心、靈的成長，注重自然與美感。我也認識許多盡心盡力於教育的華德福教師。華德福教育很理想，但是每一個孩子和家庭不見得喜歡這種教育，更不是都負擔得起實驗教育的費用與環境。 <text:line-break/>不是「我很好」所以「每個人都該和我一樣」。 <text:line-break/><text:line-break/>「教育無可奈何具有不公平性」，政府要做的就是想辦法讓教育環境更合理更公平! <text:line-break/>政府優先要做的，不是應該把每一間公立國中小都辦得像優秀的實驗教育嗎?而不是犧牲孩子的正常義務教育，去優先發展實驗教育啊! <text:line-break/>如果資源不足，政府應該想辦法補足啊!如果政府沒盡到責任，無知甚至貪婪，宜蘭慈心華德福不是應該和興中國中一起合力向政府相抗、力爭嗎? <text:line-break/>「除了依賴政府的調節均衡，人民之間也需要互補互助互相扶持啊。」 <text:line-break/><text:line-break/>怎麼能是優勢的去搶奪劣勢的?然後還讓政府來協助動手? <text:line-break/><text:line-break/>一個團體不論多麼急於尋找自己的資源，是否仍需要關照、了解到這資源是怎樣來的? <text:line-break/>如果連自己的資源，是來自於不公平的搶奪，是來自剝削弱勢，居然都不自知不自覺，那這是怎樣的教育團體?怎樣的身教? <text:line-break/><text:line-break/>所以弱肉強食的教育資源分配，對宜蘭政府和慈心華德福來說是正常的嗎? <text:line-break/><text:line-break/>被廢校的那些孩子人數那麼少那麼窮對社會只有拖累沒有增強何必在乎反正他們怨他們恨他們因此而覺得不公平人格因此扭曲人生因此更艱難辛苦都可以隱藏在陰影之後因為他們無知低俗沒有發聲管道沒有媒體資源! <text:line-break/><text:line-break/>天道是相對而循環的，美麗之下的陰影，是會累積為黑暗的。 <text:line-break/><text:line-break/>憤怒絕望的社會不是少數一些人接受美好善良的教育就可以相互抵消的。 <text:line-break/><text:line-break/>立足於「教育」，立足於「教育本來就是為了所有的孩子」，對興中國中公開聲援，反對宜蘭政府的無理，反對興中廢校，我認為自己是有責任的。 <text:line-break/>我也認為，每一個從事國民教育的人與團體，對興中國中公開聲援，都是有某種程度責任的。 <text:line-break/><text:line-break/>宜蘭慈心華德福同在這個聲援興中國中的責任之內。 <text:line-break/><text:line-break/>(此信已寄給宜蘭縣政府網站民眾陳情處，這是我唯一能為興中做的事) <text:line-break/>........................................................ <text:line-break/>https://udn.com/news/story/6898/3152695 <text:line-break/>宜縣府否認為了慈心華德福裁撤興中國中 不料遭打臉 <text:line-break/><text:line-break/>宜蘭縣政府明年8月將停辦已有47年歷史的興中國中，引起軒然大波。外傳縣政府裁撤興中，是有意提供校舍給慈心華德福學校使用，縣府今天對此否認; 不過根據地方人士表示華德福校方上周已經下鄉，展開辦學理念簡報，打臉縣府。 <text:line-break/><text:line-break/>五結鄉興中國中有140名學生，縣府日前裁示明年停辦不再招生，理由是少子化，近6年該校學生數下滑4成，平均每年每名學生的教育成本達25萬元，且附近3公里內有其他國中可以就學。 <text:line-break/><text:line-break/>不過這些理由都一一被駁斥，有退休校長說，全縣100名學生以下的學校多的是，教育成本比25萬元高，再怎麼裁校也輪不到興中國中，何況興中辦學績效也不錯。外傳，縣政府裁撤學校真正內幕，是為了提供給校地不足的慈心華德福學校使用，若非為「特定團體」量身定做，何須找興中開刀。 <text:line-break/><text:line-break/>縣政府教育處否認外界傳言，並表示縣政府絕無預設立場，將來會整體評估活化空間，或許提供給NGO團體、做長照使用或當成縣政府的府外局處辦公室。 <text:line-break/><text:line-break/>「拜託，慈心華德福都已經來做簡報了」， 位於冬山鄉的慈心華德福學校，因校舍嚴重不足，校方與基金會上周前往五結鄉公所簡報，說明辦學理念和政策，邀請鄰近村長與社區人士與會。二結社區發展協會理事長簡基成表示，雖然華德福承諾若在此辦學，能讓五結在地學子優先入學，但其實社區家長都認為，有無需求才是他們考量。 <text:line-break/><text:line-break/>「實驗教育很好，但我們的孩子需不需要？」簡基成說，雖然目前華德福的腳步僅至公所，還沒開始深入社區，但地方家長大多憂心實驗教育是否適合在地純樸的農村孩子，還有孩子就讀的意願高不高。再者，若沒有興趣就讀，後續就學又該何去何從。 <text:line-break/>................................................... <text:line-break/>難以信服！辦學有成變停辦 家長大反彈 <text:line-break/><text:line-break/>興中國中明年停辦，引起師生與家長恐慌與強烈反彈，質疑學校辦學有成，獲教育部選為美感特色學校，各項比賽傑出，學生人數也穩定，沒理由遭停辦，會力爭權益，把學校留下來。 <text:line-break/><text:line-break/>有家長指出，興中國中就在中興紙廠旁邊，紙廠關廠後，雖然學生數下滑，但有學進國小、中興國小等畢業生就讀，學生來源穩定，有存在必要性。有地方人士說，「以前都是合併校傳言，沒想到竟變要停辦，不可思議。」 <text:line-break/><text:line-break/>有老師表示，興中國中發展紙藝等特色課程，教育部都很肯定，直排輪競賽還常拿優勝，不論學生或辦學都有顯著成果，貿然停辦難以讓人信服。有學生說，「轉學不僅是環境適應等問題，學習多年的特色專才也面臨中斷」，很可惜。</text:p>
      <text:p text:style-name="P1">陳真   |  2018.05.25 01:58   |   <text:a xlink:type="simple" xlink:href="http://palinfo.habago.org/Entry?Command=Information_PrintForum&amp;iPage=74#FORUM36745"><text:span text:style-name="T1">#</text:span></text:a></text:p>
      <text:p text:style-name="P3">https://goo.gl/jBbbPs <text:line-break/><text:line-break/>Yahoo 奇摩新聞 <text:line-break/><text:line-break/>2018. 05. 24. <text:line-break/><text:line-break/>去年155個受虐兒死亡創新高 台灣為何淪為虐童之島？ <text:line-break/><text:line-break/>再傳虐童悲劇！近日彰化5歲女童疑遭姨丈虐打，導致肛裂、顱內出血，送醫不治。虐童案屢躍社會版面，究竟情況有多嚴重？台灣當真淪為虐童之島了嗎？ <text:line-break/><text:line-break/>全台萬名受虐兒 10分鐘就有1件通報 <text:line-break/><text:line-break/>據衛福部統計，去年疑似遭受不當對待的兒少保護通報案件有5萬9912件，相當於不到10分鐘就有1件，死亡人數更創下新高，達155人，其中受父母或監護人虐待致死的人數共有23人。 <text:line-break/><text:line-break/>家庭暴力難防 醫師：黑數難以估計 <text:line-break/><text:line-break/>不當對待的兒少案件每年都有3萬至5萬件，但醫師認為兒虐黑數極多，特別是來自家庭的暴力，實際上可能比通報數多出3到6倍，去年全台列管的家內受虐兒人數約有4135人。</text:p>
      <text:p text:style-name="P1">陳真   |  2018.05.24 11:29   |   <text:a xlink:type="simple" xlink:href="http://palinfo.habago.org/Entry?Command=Information_PrintForum&amp;iPage=74#FORUM36744"><text:span text:style-name="T1">#</text:span></text:a></text:p>
      <text:p text:style-name="P2">一個在廣州念書的台灣高中生所見所聞 真相很殘忍 <text:line-break/><text:line-break/>2018-05-23 <text:line-break/><text:line-break/>聯合新聞網 綜合報導 <text:line-break/><text:line-break/>大批台灣高中生持學測成績赴廣州中山大學參加面試的排隊盛況。圖取自環球網 <text:line-break/><text:line-break/>一名在廣州念書的台灣高中生，近日在天涯論壇上發表了一篇他在當地生活的心得及個人成長過程中的感受，引起許多大陸網民的共鳴，也有一些台灣網友在底下留言覺得很感慨，因為做夢也萬萬想不到真相竟是如此殘忍。 <text:line-break/><text:line-break/>台灣仇陸、看不起陸 數十年如一日？ <text:line-break/><text:line-break/>這名高中生是高雄人，2000年出生，今年高中二年級，目前在東莞的台灣學校讀書，父親祖籍河南南陽人，母親湖南常德人，因為父親之前在廣州的台資企業當幹部，所以他一出生就常往返兩岸，廣州、台北、上海、高雄都讀過書，他表示，自己對於兩岸的看法，肯定比許多沒來過大陸的台灣人要來得客觀。 <text:line-break/><text:line-break/>他指出，台灣這幾年大部分的人敵視大陸，更多年輕人受到去中國化教育的影響，所以對大陸的態度真的是…無法形容。兩岸關係不僅回到2008年以前，加上台灣這幾年經濟很不景氣，對照大陸發展蓬勃，自然讓台灣人看紅了眼，「以前的窮小子現在快比我們有錢了。」 <text:line-break/><text:line-break/>「其實我說自己是台灣人，不過是拿著中華民國的身份證罷了。」他表示，之前在台灣讀國中時，就充分感受到了同學對大陸的敵意，就連上課的老師們也是，社會氛圍和新聞報導都在講大陸素質多差、空氣很糟、貧富差距大，臉書上有關大陸的新聞，底下留言一定有一堆酸民留言嘲諷，比方說上海發展就像是個花瓶。 <text:line-break/><text:line-break/>更甚者，台灣的國中同學知道他曾在大陸讀過小學，還會問他說「大陸是不是很落後啊？有沒有賣奶茶？街上到處都很髒？」一開始他還會辯解說不是這樣，久了也就麻痺了，故意講說「對對對，大陸就是這樣，很爛很髒你們都不要去（我自己去發展就好），台灣最棒NO.1。」 <text:line-break/><text:line-break/>看見大陸整個社會在向上提昇 <text:line-break/><text:line-break/>他坦言，自己之前還沒在台灣念書的時候還是很喜歡台灣的，但後來才發現台灣並沒有那麼好，在大陸他看到的反而是眾多人向上的精神，一個朝氣蓬勃的社會，至於素質差什麼的，這些改善需要教育及金錢，現在大陸這兩樣都有了，接下來就靠時間。</text:p>
      <text:p text:style-name="P1">陳真   |  2018.05.24 11:16   |   <text:a xlink:type="simple" xlink:href="http://palinfo.habago.org/Entry?Command=Information_PrintForum&amp;iPage=74#FORUM36743"><text:span text:style-name="T1">#</text:span></text:a></text:p>
      <text:p text:style-name="P3">(續卡管啟示錄) <text:line-break/><text:line-break/>二十二，拔管不是他家的事 <text:line-break/><text:line-break/>我在 "二十一" 裏頭說： <text:line-break/><text:line-break/>"今天假設是國民黨這麼做 (亦即用盡一切無恥下流的非法手段整肅大學與中學乃至小學的校園人事)，我敢保證，教育部或甚至總統府老早被綠油油的暴民與腦殘學生們所佔領，甚至整個放火燒了，然後綠油油的媒體及親綠走狗學者們就會跳出來歌頌人民力量的偉大，進而哄抬出一堆人渣等級的所謂學生領袖與社運領袖，然後載入教科書吹捧之，繼續洗腦。" <text:line-break/><text:line-break/>我上面這樣講是錯的，類似拔管或卡管這種情況，倘若人民願意如此起來反抗，那當然值得肯定。但是，人渣黨向來的作法卻正好相反，比方說什麼反核、反服貿，一些明明在整個程序上、內容上都極其完備毫無一絲問題的事情，他卻能透過完全沒有廉恥的大量造謠、抹黑、煽動以及透過舊黨國民黨餘孽所創辦的綠色齷齪媒體自由時報等等以及各方綠色人渣學者、人渣名嘴的不斷造謠煽動下，把一切所有正常、正當、良善的人事物給醜化到極點，打成過街老鼠，然後抬舉出一群人渣等級的政治明星或什麼碗糕學運領袖、社運領袖，然後繼續為非作歹。 <text:line-break/><text:line-break/>卡管一事，人渣黨的盤算是：只要硬把管中閔拔掉，然後命令台大配合，一切就能完成。沒料到台大當局卻至今仍然抗命，所以人渣黨的下一步就是出動司法走狗及特務爪牙咬人，逐一約談、恐嚇，進一步鎮壓反對力量，並且透過人渣黨所一手掌控的媒體消音，把各種相關的抗爭或言論全部消音。 <text:line-break/><text:line-break/>我想說的是：卡管不是他家的事，當一個社會的基本是非善惡崩盤，當一個社會的基本法治秩序解體，當整個社會的前途發展與眾人福祉完全掌控在一群品格非常齷齪可鄙貪婪無度的人渣手上，你覺得這會跟你無關嗎？ <text:line-break/><text:line-break/>在各種見仁見智的事情上，我們所擁有的就只是一種意見，而意見是沒有多大的陳述價值的，畢竟意見就只是意見。但是，在基本善惡是非上，我們所面對的卻是一種道德抉擇，你得決定你究竟是要站在哪一邊，你沒法置身事外；你得決定，究竟是正直或利益才是你的生命的終極價值。 <text:line-break/><text:line-break/>這裏頭並不存在 "道理"，因為善惡是非如此清楚，根本無須多說；裏頭存在的是：當這樣一群無法無天不斷傷害社會的人渣與走狗成為統治者時，你得決定你要如何面對這樣一種局面；你很難再說 "我對政治沒興趣"，因為這已經不是一種政治選項，而是一種道德抉擇，你得決定你要如何回應這樣一種狀況，你沒法再說這是別人家的事。 <text:line-break/><text:line-break/>陳真 2018. 05. 24. <text:line-break/><text:line-break/>=================== <text:line-break/>白色恐怖？ 北檢：管案 不排除下一波約談 <text:line-break/><text:line-break/>聯合新聞網 <text:line-break/><text:line-break/>2018年5月24日 <text:line-break/><text:line-break/>台北地檢署偵辦台大校長當選人管中閔被控赴陸兼課等案，近日在未書面通知、僅致電情況下，北檢於前特偵組偵查庭、北檢第五辦公室約談五位台大校長遴選委員，包括三名教育部官派代表、台大前校長陳維昭及請辭的沈冠伶等人，訊後均請回，為釐清案情，不排除後續還有下波約談行動。 <text:line-break/><text:line-break/>北檢指出，約談這些委員，主要是因台大提供的會議紀錄太簡單，檢察官為釐清當時遴選委員會議開會情況及相關法令規定，才請三名教育部官派代表攜帶相關法規說明，並找會議主持人陳維昭說明開會當天情況。 <text:line-break/><text:line-break/>據了解，陳維昭除證人身分外，同時也被告發涉圖利，檢方在通知他到案說明時，曾告知可請律師陪同，但陳維昭稱自己心中坦蕩蕩，隻身前往應訊。 <text:line-break/><text:line-break/>此外，帶頭請辭委員的台大法律系教授沈冠伶，北檢也以證人身分通知她到案，希望了解她請辭理由及是否握有相關事證。 <text:line-break/><text:line-break/>對於管中閔被指控涉利益迴避、隱瞞資訊部分，北檢表示，將再調查前幾任台大校長遴選過程，是否有要求相關候選人揭露相關訊息，不排除傳喚台大相關業務負責人員，藉以釐清此次管中閔未事先揭露是故意、疏失或只是循例而為。 <text:line-break/><text:line-break/>刑事訴訟法第一七五條明定：傳喚證人，應用傳票，記載待證事由，但有急迫情形者，不在此限。北檢此次卻都以打電話方式通知證人到案說明，對於為何不發傳票。北檢新聞稿特別指出，承辦檢察官以此方式傳喚證人，大多數證人對檢察官以此方式保護證人隱私，均表感謝與支持。</text:p>
      <text:p text:style-name="P1">陳真   |  2018.05.24 01:32   |   <text:a xlink:type="simple" xlink:href="http://palinfo.habago.org/Entry?Command=Information_PrintForum&amp;iPage=74#FORUM36742"><text:span text:style-name="T1">#</text:span></text:a></text:p>
      <text:p text:style-name="P2">(續卡管啟示錄) <text:line-break/><text:line-break/>二十一， 有什麼 "理" 需要討論嗎？ <text:line-break/><text:line-break/>下班回家通常都晚上十點多，往往一天未進食，直接累癱在沙發上。有時就打開電視，製造點噪音，一邊閉目養神，一邊順便聽聽 "新聞深喉嚨" 或 "兩岸一定旺"，這是全台灣僅剩的一點正直的媒體聲音了。但是，許多時候我還是聽不下去。為什麼呢？ <text:line-break/><text:line-break/>一來瑣碎而不知所云。例如沈富雄，只要一輪到他講話，我就馬上轉台或調靜音，因為所思所議往往非常瑣碎而無聊，空洞貧乏到難以想像的地步，簡直不知所云，但他自我滿意度卻非常高，儼然什麼思想家似的；台灣的醫生大多就是這樣一種水平，因為被台灣教育給教壞了腦子。題外話。 <text:line-break/><text:line-break/>二來不痛不癢，比方說老是講一些什麼 "希望民進黨可以好好反省，反省看看這樣那樣做是否對台灣有利"。腦殘才會這樣講話，那就好像說 "希望美國可以好好反省，反省看看這樣那樣做是否對於世界和平公義有幫助"。各位懂我的意思吧？那就好像說，希望某個殺人強奸犯或詐騙集團可以好好反省，反省看看這樣那樣做是否有助於社會大眾。 <text:line-break/><text:line-break/>這樣各位聽懂了吧？我真不明白，大家的心思真的都這麼天真單純嗎？只有我心思最複雜？你會對著一群無惡不作的歹徒說，希望他好好反省，反省看看其所作所為是否真能有助於社會大眾？ <text:line-break/><text:line-break/>這個貪婪無度不擇手段的綠色黑幫詐騙集團及其一大票同路人，都已經胡搞瞎搞扯濫污至少20多年了，究竟是要無恥齷齪無法無天到什麼地步，然後你才能明白這是一群歹徒，一群無惡不作的人渣？他搞錢奪權都嫌吃不夠了，他哪會有一秒鐘去想到什麼社會大眾的福祉？那怎麼會是他一切行為的目的？ <text:line-break/><text:line-break/>三來只會酸。比上述兩種言論好一點的就是台灣人常說的 "酸"，也就是嘲諷，簡單說就是運用修辭來傳達一種不以為然的態度。修辭本身並沒有什麼不好，不過，一個人如果說起話來 "只" 會修辭，那他其實就等於只是在講空話，就像小朋友在鬥嘴那樣，也許傳達了一種情緒或不滿，但卻沒有任何具有認知意義的論點在裏頭。 <text:line-break/><text:line-break/>四來故做理性狀。這樣一種言論屬性乍看具有論點，不過卻往往是腦殘之尤，因為他把一種根本沒有爭議的東西給爭議化了；根本無須議論思索的事，他卻議論思索得煞有介事，從而把一個根本毫無爭議的價值問題，給扭曲成為一種彷彿必須具有某種理性程度或專業素養或是必須知道整個事件的各種細節，然後才有辦法討論下去的技術問題或專業問題。 <text:line-break/><text:line-break/>這樣一種混淆是非的手法通常來自為惡者一方，但是，一些也許具有一點正義感的腦殘名嘴們，卻反而也搞起這一套，以示自己客觀中立。簡單說就是把毫無爭議、明目張膽乃至喪盡天良的惡行，透過煞有介事但卻毫無意義的細節討論，做為一種掩護與包裝，從而使得人神共憤的惡行，變成一種彷彿見仁見智、彷彿必須進行繁雜思索探究才能釐清的爭議，從而使得絕大多數人認為事不干己，或是認為事件裏頭必有不為人知的爭議內幕，外人不宜輕易表態。然後，一樁樁明目張膽的惡行就這樣矇混過去，從人們的視線中逐漸淡出，為惡者便可一再為惡而肆無忌憚。 <text:line-break/><text:line-break/>事實上，請你告訴我，卡管或拔管一事，裏頭究竟有什麼 "理" 需要討論？待道理釐清之後，你才能夠判斷是非？根本沒這回事，何必裝模作樣呢？ <text:line-break/><text:line-break/>你看，現在居然連那些參與遴選台大校長的人也被情治單位及檢調單位約談，沒有任何法律程序，竟然直接就被請去喝咖啡。這樣一種作風叫做法治？司法居然變成一種走狗，為特定顏色服務，充當綠色人渣的打手；政治髒手不但赤裸裸介入教育，深入校園，而且動用檢調司法與情治單位，刻意製造恐怖氣氛。你看，連高中老師與校長為學生寫推薦信去大陸念書，竟然也遭到情治單位的關切與恐嚇。 <text:line-break/><text:line-break/>今天假設是國民黨這麼做，我敢保證，教育部或甚至總統府老早被綠油油的暴民與腦殘學生們所佔領，甚至整個放火燒了，然後綠油油的媒體及親綠走狗學者們就會跳出來歌頌人民力量的偉大，進而哄抬出一堆人渣等級的所謂學生領袖與社運領袖，然後載入教科書吹捧之，繼續洗腦。 <text:line-break/><text:line-break/>我想說的是，大家別再講理了，力量才是重點，力量才是敵我鬥爭的主要依據。如果我們需要講理，那是因為我們必須藉著講理來暴露出長年以來這一切醜陋惡行的荒腔走板之本質，從而認清敵人，認清這樣一種敵我關係。敵人心裏想的，就是用盡一切手段來消滅你，而你該做的，其實也就是用良善正當的手段消滅對方，而不是跟對方講那根本不存在的理。 <text:line-break/><text:line-break/>林義雄當年之所以招來滅門血禍，圈內人都知道，那是因為他在那樣一種稍有不敬動輒人頭落地的蔣家恐怖年代，竟然公開指控國民黨政府是一個 "叛亂團體"，甚至公開鼓吹使用暴力對付國民黨的正當性。 <text:line-break/><text:line-break/>暴力革命，在台灣不但有害而且可能性是零。但是，撇開暴力，我們還能有什麼力量？選舉當然是一個方法。既然這島上流行這一套，我們也只好透過選舉看能不能消除人渣黨這樣一個無惡不作的毒瘤，使之失去權力，失去人們的信任，從而失去為惡能力。 <text:line-break/><text:line-break/>除了幾年一次的選舉，其它時間難道我們就坐以待斃、任其為所欲為？當然不是。除了選舉，我更相信平常一點一滴的作為，不管你用什麼方式都好，儘可能以一種公開且負責的方式，表達你的想法，暴露這個人渣黨及其一堆走狗的惡行。 <text:line-break/><text:line-break/>力量絕對不可能憑空而來，力量必然得來自一個活生生的人身上，因此，匿名是沒有用的。不管什麼樣的年代，我從不相信任何匿名的人事物能具有什麼力量。你必須以你自己的身家性命與自由及前途名譽等等等，做為一種代價，讓自己陷於痛苦不利的處境，讓敵人隨時可以傷害你，然後你的言論和行為或許才有可能產生一丁點力量。 <text:line-break/><text:line-break/>當然，還有一種更有效的力量就是向人渣黨及其走狗們看齊，學習他們怎麽使壞，怎麼耍賤招使奧步，怎麼造謠抹黑，怎麼煽動群眾，怎麼顛倒是非黑白，怎麼無恥地竄改歷史虛構歷史操弄歷史，怎麼動用網軍散播謠言、帶動風向，怎麼洗腦，怎麼賣官鬻爵，怎麼就地分贓壯大勢力，怎麼排除異己，怎麼奪取媒體與各項資源...等等等，要是你能做得比人渣黨更齷齪更下流，你絕對會贏 (例如柯文哲就是一例)。問題是，如果我們不要求手段的基本正直與正當性，屆時推翻了一個人渣黨，只會換另一個更人渣的人渣黨上台；到頭來，只會讓眾人的一切犧牲與痛苦所欲追求的理想，幻化成一團泡影，但卻養肥了另一群人渣。</text:p>
      <text:p text:style-name="P1">陳真   |  2018.05.23 17:48   |   <text:a xlink:type="simple" xlink:href="http://palinfo.habago.org/Entry?Command=Information_PrintForum&amp;iPage=74#FORUM36741"><text:span text:style-name="T1">#</text:span></text:a></text:p>
      <text:p text:style-name="P3">"寧赴陸念北大清華也不願讀台大？" 底下這則新聞的標題下得有點奇怪。這就好像說，寧可念劍橋也不願念台大，寧可念哈佛也不願念成大，寧可念牛津也不願念政大。 <text:line-break/><text:line-break/>台灣政客長年以來妖魔化大陸，把大陸的人事物一概說成一文不值或是大扣帽子，誰往大陸走，誰就是賣台。特別是在南部，至今很多綠油油的台灣人還是把大陸看成蠻荒之地。我曾提到一個友人的太太，有一天跟我偷偷講八卦，說我們班某某醫生同學的小孩"竟然" 跑去大陸念書。這個"竟然" 的意思是說，原來某某同學的小孩根本就是個魯蛇嘛；若非魯蛇，怎麼會跑到大陸念書或工作？我聽了，頓時啞口無言。 <text:line-break/><text:line-break/>台灣年輕一代的人最好趕緊清醒，別再被人渣黨所騙，葬送自己的前途在人渣黨手裏，整個台灣被搞得烏煙瘴氣。到底是要荒唐離譜齷齪下流到什麼程度，然後你才會清醒，才會相信這是一個無惡不作的政治詐騙集團，掏空台灣，中飽私囊，為所欲為。 <text:line-break/><text:line-break/>請你告訴我，這些人渣，哪個不是拼命把自己的小孩往外送？哪個會讓自己的小孩留在台灣從小到大一路接受教育？ <text:line-break/><text:line-break/>最近，建中和台南女中等等一些明星高中，前往大陸讀大學的人比過去成長數倍，結果這些學校的校長竟然被情治單位和所謂教育部約談、關切、恐嚇，威脅他們不可幫學生寫推薦信，要他們阻止這樣的"歪風" 等等。講起這些人渣，我只有一個恨字，希望早日看到這些貪贓枉法的人渣、這些為謀一己私利不惜傷害社會與眾人之長遠福祉的人渣，得到他們應有的下場，該關的關，該槍斃的槍斃。 <text:line-break/><text:line-break/>但我知道我的願望很難實現，因為人渣就像蟑螂，反應很快，適應力超強，吹什麼風就舉什麼旗，不管怎麼改朝換代永遠都是吃香喝辣忠黨愛國的一群。即便哪天祖國來了，對此我也依然不敢抱持希望。我相信公義會有高舉的一天，但我不相信我和在座的各位能看到那樣一個公義高舉的日子的到來。 <text:line-break/><text:line-break/>陳真 2018. 05. 23. <text:line-break/><text:line-break/>===================== <text:line-break/>杏壇綠色恐怖！學生赴陸激增 建中武陵校長被關切 <text:line-break/><text:line-break/>高中畢業生申請大陸大學人數暴增，台北市建國中學接到兩次中央機關來電關切。（陳君瑋攝） <text:line-break/><text:line-break/>2018年05月23日 04:10 中國時報 林志成、簡立欣、葉臻／台北─桃園報導 <text:line-break/><text:line-break/>台灣高中畢業生申請大陸大學成風潮，今年人數暴增，不過，建中校長徐建國和武陵高中校長林清波等明星高中校長，在為畢業生寫推薦信、發表相關言論後，竟遭教育部、調查局等單位關切。蔡政府此舉被質疑是發動「教育綠色恐怖」，把「敵我意識」帶入兩岸教育界等逆潮流思維。林清波認為，不少家長希望小孩去大陸完成學業，寧可放棄台灣名校，這是趨勢，明年人數恐更多。 <text:line-break/><text:line-break/>調查局官員 到學校關心 <text:line-break/><text:line-break/>武陵高中是桃園連江區高中第一志願，今年有47人申請大陸大學，是去年的5倍，其中不乏保送台大物理系的學生，仍選擇參加學測，申請北京大學元培學院，林清波坦言，受到國教署高層關切，甚至有調查局長官來訪，希望他解釋突然暴增的數量，林清波說：「人才拔河是趨勢，與其圍堵，高層該做的是找出對策。」 <text:line-break/><text:line-break/>林清波指出，國教署得知武陵申請大陸大學的人數暴增後，某科長就傳簡訊來關切，希望林能以學校立場解釋暴增原因，「我告訴他學校沒有倡導、鼓勵，只是被動滿足學生需求、寫推薦信」，林還反問該官員：「在台灣民粹氛圍壓縮教育專業和清純氛圍下，科長能說什麼？」 <text:line-break/><text:line-break/>校方未鼓勵 赴陸仍激增 <text:line-break/><text:line-break/>無獨有偶，徐建國在發表台灣高中畢業生前往大陸就學的相關言論後，有兩通來自中央機關的電話，詢問他是否有鼓勵學生前往大陸讀書？這兩通電話不是來自教育部或陸委會，而是來自監督行政部門的機構，徐建國本身沒接到，是祕書接到。 <text:line-break/><text:line-break/>「學生到大陸讀書要花不少錢，我們怎麼可能去鼓勵！」徐建國說，今年來找他寫推薦信到大陸讀書的建中畢業生有70幾人，是去年的3倍多。他只是將這種現象說出來，並未特別鼓勵學生去大陸讀書。徐建國說，如果中央機關只是想要關心這種現象並分析原因，還可接受，但若是對學校行政的不信任，就不太好。 <text:line-break/><text:line-break/>林清波表示，陸方去年開始將台生申請入學方式簡化，只要上網填表格即可，條件也降低到均標就能申請，很顯然教育部有警覺到人才拔河現況，但與其圍堵、抗拒，不如想想要怎麼反吸大陸的學生。 <text:line-break/><text:line-break/>圍堵抗拒 不如設法反吸 <text:line-break/><text:line-break/>徐建國說，除了去大陸，今年請他寫推薦信的建中畢業生中，有30幾個要去香港、10多個要去美國讀書，均比往年多，台灣高中畢業生前往大陸、香港及美國讀大學，確實是一個新現象。 <text:line-break/><text:line-break/>台中一中校長張添唐也說，學校的立場純粹就是為學生生涯輔導，「高中生出國讀書是個現象，但我解讀不了；今天學生要去英國、法國、美國念書，我們都會幫他寫推薦信啊。」他表示目前已為35名有意赴大陸讀書的學子寫推薦信。 <text:line-break/><text:line-break/>教育部次長姚立德回應，國教署基於職責，確有科長跟林清波接觸瞭解狀況。他說，高中畢業生到世界各優秀大學留學，有助於未來在世界舞台競爭，一些人選擇到同文同種的大陸讀書，這無可厚非，但人數如果突然增加很多，就值得重視。 <text:line-break/><text:line-break/>(中國時報) <text:line-break/><text:line-break/>==================== <text:line-break/><text:line-break/>擋也擋不住？陸委會諮委：友人兒寧赴陸念北大清華也不願讀台大 <text:line-break/><text:line-break/>2018/05/10 <text:line-break/><text:line-break/>生活中心／綜合報導 <text:line-break/><text:line-break/>中國大陸祭出惠台31項措施，吸引不少學子「西進」。有媒體指出，一名陸委會諮委就透露，友人的兒子寧可赴陸念北大、清華，也不願讀台大。 <text:line-break/><text:line-break/>有學測成績頂標學生，寧赴陸念北大、清大，也不願念台大，圖為台大。（資料照／記者陳彥宇攝） <text:line-break/><text:line-break/>中國市場龐大，競爭雖激烈，但機會較多。日前《三立新聞網》報導，陸對台措施公布後，前往中國讀書的學子若是「頂標生」，一般都將目標放在北大、清華等名校，而陸方甚至也提供了高額獎學金；若是均標生的話，也能利用此政策申請到比台灣更好的學校，讓自己有更高的選擇，如台南女中今年就有超過20位畢業生申請中國大陸的學校，比去年增了10倍。 <text:line-break/><text:line-break/>據《旺報》報導，一名陸委會諮委就透露，友人的兒子就是要赴陸念清大，「擋也擋不住，他們同學就在講，念台大不如念北大、清華！」 <text:line-break/><text:line-break/>這名陸委會諮委並指出，不少諮委都在會議上提醒政府應及早因應，但政府卻認為有國安疑慮，「都有人給你糖吃，你卻說不准」。他認為，台人赴陸已經不僅是惠台措施，而是市場行為。 <text:line-break/><text:line-break/>==================== <text:line-break/>搶進復旦大學 600台生爭15名額 <text:line-break/><text:line-break/>2018年05月23日 <text:line-break/><text:line-break/>中國時報 賴佑維／桃園報導 <text:line-break/><text:line-break/>桃園市復旦高中今年有40多名學生申請到大陸就讀大學，校長段台民表示，往年僅有2、3位，今年爆增到40多位。段台民說，孩子選擇到大陸就學，一大因素是台灣起薪低、市場小、政治掛帥，若再不改善，可能會是大問題。他並提到，上海復旦大學原只錄取15位台灣高中生，結果超過600人報名，預估學測成績要73級分以上才能錄取。 <text:line-break/><text:line-break/>段台民昨表示，學生多半認為大陸市場大，若先到大陸念書，直接在大陸就業的機會多。他也提醒，優秀的孩子離開台灣，選擇到大陸念書，對台灣的高教是個警訊。他又說，孩子會看中大陸市場，不外乎台灣起薪低、市場小、政治掛帥等因素。 <text:line-break/><text:line-break/>往年高三學生申請到歐美大學念書，但今年因為大批優秀台灣高中生到大陸就讀，台生錄取分數因此飆高。段台民指出，他利用復旦大學高層來學校時交換意見，復旦原本只錄取15位台灣高中生，結果超過600人前往報名，預估學測成績要73級分以上才能錄取。他透露，復旦可能增加錄取名額，但學測成績應該也要72級分。 <text:line-break/><text:line-break/>除了一流大學外，不少學生一口氣申請5、6所大陸大學，段台民說，學生就算是2、3線大學也申請，根本就是「吃了秤鉈鐵了心」，表達要到大陸念書決心。 <text:line-break/><text:line-break/>針對大陸學生的競爭，段台民說，曾有在台灣成績相當優秀的學生向他抱怨，到大陸要維持中上都不容易，有幾次打電話回家都差點哭出來。他則努力安慰學生，要學生繼續加油。 <text:line-break/><text:line-break/>他表示，已有不少學生在上海就業，發展出自己的一片天。這些學生都相當優秀、努力，相信台灣學生到大陸，只要夠用功，一樣能有穩定、好的工作。 <text:line-break/><text:line-break/>(中國時報) </text:p>
      <text:p text:style-name="P1">王修亮   |  2018.05.23 13:18   |   <text:a xlink:type="simple" xlink:href="http://palinfo.habago.org/Entry?Command=Information_PrintForum&amp;iPage=74#FORUM36740"><text:span text:style-name="T1">#</text:span></text:a></text:p>
      <text:p text:style-name="P2">每次參加巴勒網的站樁，那個立足於和平東路師大路口的我，是逃避著的嗎? <text:line-break/>我看雲、看樹、看風追逐疾駛的車輛，看來來往往人們臉上的故事。 <text:line-break/>我為加薩而站，然而，我很少在當下想起以色列與迦薩。 <text:line-break/><text:line-break/>家中附近總有幾隻流浪貓，河堤上也有流浪狗。我常常不知不覺看著他們來來往往，欣喜於他們的自由與平安，但總在下一刻移開視線，去看天看雲看樹，以免想起許多虐、殺動物的真實新聞。 <text:line-break/><text:line-break/>和妹妹在河邊的水泥路上散步時，隨身必帶著小紙片、小夾子，移送路面上失去方向而停滯的蚯蚓、金龜子、毛蟲、蝸牛等等。 <text:line-break/>多半看到的，是已經來不及協助逃生的屍體。 <text:line-break/>不知為何，絕大多數人們的眼睛看不到他們，甚至在腳底或車輪輾過生命時，仍然毫無感覺的繼續前進，察覺不到任何異狀。 <text:line-break/>我無法直視受傷者與屍體，卻總是先無意識的直視，查看是否來得及救助，然後強迫自己遺忘，不再想那畫面。 <text:line-break/>是逃避嗎？ <text:line-break/><text:line-break/>生命。 <text:line-break/>生命不是一樣的嗎？ <text:line-break/>我為何逃避？ <text:line-break/>人的心，能承受多少哀傷與憤怒的撕裂？生命不是一樣的嗎？在每一個平等的生命失去時的撕裂，若總是持續保有哀傷與憤怒的撕裂，我靈魂的心，應該早已碎為微塵了。 <text:line-break/>鮮血與淚水中的憤怒。 <text:line-break/>我看雲看樹聽風聽蟲鳴鳥啼。 <text:line-break/><text:line-break/>加薩的殺戮與傷痛，在以色列人眼中如此理所當然的輕忽，察覺不到任何異狀。 <text:line-break/>當年的世界，對以色列的傷痛可不是這樣反應的！ <text:line-break/>人類為甚麼可以如此自私與故意遺忘？ <text:line-break/>前幾天看著一個視頻，記者對以色列平民的採訪，以色列年輕人斬鐵嚼釘的回答：「加薩的每一個人都是恐怖分子！」 <text:line-break/>言下之意：他們都該死！ <text:line-break/><text:line-break/>加薩的生命，一樣在出生、茁壯、老死之間循環著，生命在出生的當下，就已經被單向判定了身分與刑罰的原罪，這是以色列政府怎樣的教育？以色列人怎麼可能在網路暢通如此的年代，堅信著國家所洗腦的原罪教育？ <text:line-break/>是無知還是自私？ <text:line-break/><text:line-break/>生命承受的可以如此輕忽，同時也如此沉重。 <text:line-break/>不論我想與不想，這些苦痛悲傷深深刻畫在我靈魂的血肉骨骼中。 <text:line-break/>不論我想或不想，它們都存在，且組成這個我。 <text:line-break/>我能做甚麼？ <text:line-break/><text:line-break/>我確實甚麼都不能做，最終我最常做的是看雲聽風。 <text:line-break/>我甚至無法從人類創造的藝術中安撫生命的輕忽與沉重，我總無法不看到藝術背後的創作是人。人，多麼無知無能的人啊！甚麼都不能做的我！甚麼都敢於做的人！ <text:line-break/><text:line-break/>台灣，不是一樣的嗎？</text:p>
      <text:p text:style-name="P1">鄭豐遠   |  2018.05.19 09:25   |   <text:a xlink:type="simple" xlink:href="http://palinfo.habago.org/Entry?Command=Information_PrintForum&amp;iPage=74#FORUM36739"><text:span text:style-name="T1">#</text:span></text:a></text:p>
      <text:p text:style-name="P3">三十多年前，家庭一夕間遭逢變故，那時我才十歲，生命不能說變得淒慘，但從此失去一般所謂幸福家庭所能擁有的一切細小簡單事物，比如說一家子坐在一起講兩句話，比方說讓母親為你煮一頓飯，燒一條魚。這些對多數人來說的尋常事物，都成了永不可得的回想。年少時光，全在茫然困惑和悲傷中渡過，無數個夜深人靜的日子，孤獨的書桌前，除了課本，陪伴著我的就是方季惟的這首 "怨蒼天變了心"，一卷卡帶聽了千萬次。透過這首歌，年輕的心彷彿真正明白了一些蒼老的事，如今過了不惑之年，以為歲月已經趕上心裡的年輪，沒想到再次聽到它，悲傷的依舊讓人悲傷，該流的淚還是流下。時空是這樣惱人的東西，你以為它有什麼作用，其實根本不足以依賴。 <text:line-break/><text:line-break/>至今根本不知道方季惟是誰，只知道她一頭長髮，原來她信佛教。以下是題外話，有些事命中註定，特別是信仰這事。我不排斥佛教，每次進了廟，師父和信徒總會說我極有佛緣，不曉得為什麼 (也許因為長年都理大平頭，看上去和出家人也差不多了)。師父信徒們卻不知道，我相信佛，但我完全不相信廟。應該說我完全不相信寺廟和佛之間有什麼必然的連結。寺廟如此，佛眾亦如此。 <text:line-break/><text:line-break/>話雖如此，我卻也相信形式和物質。我有個小廟，佔地僅十幾公分見方，一尊我媽媽送我的觀世音菩薩雕像 (根據我的專業判斷是從工廠翻模製造)，菩薩有左右前三大護法，左邊是一隻豬，右邊是一隻羊，前方則是一隻猩猩，都是逛街的時候買的塑膠玩具。除了三大護法，還有一個亂入的孔子讀書像，一個朋友親手捏了送我的，不過看孔子的表情有點為老不尊，可能在讀漫畫書。別人有什麼偉大願望需要去大廟才能實現我不知道，我的小心小願只要這樣一間小廟就夠了。 </text:p>
      <text:p text:style-name="P4"/>
      <text:p text:style-name="P1">陳真   |  2018.05.19 01:45   |   <text:a xlink:type="simple" xlink:href="http://palinfo.habago.org/Entry?Command=Information_PrintForum&amp;iPage=75#FORUM36738"><text:span text:style-name="T1">#</text:span></text:a></text:p>
      <text:p text:style-name="P3">常聽方季惟這首 "怨蒼天變了心"： <text:line-break/><text:line-break/>https://www.youtube.com/watch?v=yoYmv44LjfA <text:line-break/><text:line-break/>但從來不知道這位歌手是誰。剛剛好奇打入她的名字去查，看到這篇： <text:line-break/><text:line-break/>http://www.chinatimes.com/realtimenews/20170305001019-260404 <text:line-break/><text:line-break/>羅素看維根斯坦常憂慮自己的人品，覺得他真的很無聊。羅素認為，智能與才華才是最重要的，在意什麼人品幹啥？維根斯坦回了他一句話說："如果我無法成為一個好人，我如何可能成為一個好的邏輯學家？" <text:line-break/><text:line-break/>維根斯坦還經常說，"活得對，做得對，就是想得對"；做和想是同一回事，他完全不相信思想或文字和人可以一分為二。 <text:line-break/><text:line-break/>我也完全不信。一個好人不一定會有好的智能表現或所謂才華，但是，倘若你跟我說一個人渣會有什麼好的思想或作品，那是絕無可能的事，因為惟有什麼樣的人，才有可能說出或寫出什麼樣的話，創造出什麼樣的作品，活出什麼樣的生命。我認為這樣一種宣稱是普世的，全面的；我不太願意在科學和人文之間做區分，只能說，特別是在非科學領域的人文世界，文如其人，更是顛撲不破的真理。 <text:line-break/><text:line-break/>我不相信一個人渣會有什麼動人的思想或才華或人文方面的學術能力，那是絕無可能的事。基本上，我們完全可以 "以人廢言" 或 "以人舉言"，即便歌聲也一樣。梅豔芳或方季惟的聲音，並不僅僅只是一種聲音；聲音裏頭，是一個人的全部。她們有著那樣一種生命和個性，自然才有可能有那樣的歌聲。生命基本上是學不來的，甲乙兩個人，哪怕是講出一模一樣的句子，味道仍然截然不同。</text:p>
      <text:p text:style-name="P1">陳真   |  2018.05.18 20:42   |   <text:a xlink:type="simple" xlink:href="http://palinfo.habago.org/Entry?Command=Information_PrintForum&amp;iPage=75#FORUM36736"><text:span text:style-name="T1">#</text:span></text:a></text:p>
      <text:p text:style-name="P2">時空阻隔豈止長路迢迢，情絲纏繞豈是長髮飄飄； <text:line-break/>那紅塵俗世的人，為什麼總是多情惹煩惱？ <text:line-break/><text:line-break/>本是雲該化作雨，投入海的胸襟； <text:line-break/>卻含著淚水，任孤獨的飄零。 <text:line-break/><text:line-break/>本是屬於我的你，同把人生看盡； <text:line-break/>卻無緣再聚，怨蒼天變了心。 <text:line-break/><text:line-break/>"怨蒼天變了心" 我是強力推薦方季惟： <text:line-break/><text:line-break/>https://www.youtube.com/watch?v=yoYmv44LjfA <text:line-break/><text:line-break/>她聲音略沙啞，滄桑，唱起此歌，無出其右，特別是上面這幾句。好壞主觀，這只是我的感覺啦。 <text:line-break/><text:line-break/>我其實完全不知道方季惟是誰，但我能從一個人的聲音語調中知道對方是個什麼樣的人，知道他心裏頭懷著什麼樣的夢；就如同我可以對梅豔芳的生平全然一無所知，但卻又同時彷彿能深深了解她一樣。我原本曾經想出版一冊雜文，做為生平第一本書，書名打算就叫做 "梅豔芳與維根斯坦"，寫回家的路，寫咫尺天涯的人事悲歡。 <text:line-break/><text:line-break/>一般人識人認物恰恰相反，往往知道對方的很多事實與資料，連他一天小幾次便都知道，但卻依然一無所知，儼然陌生人。我好多這類朋友，跟他們相處或談話，我總有一種被嫖的屈辱感，任人蹂躪，上下其手，只能逆來順受，啞口無言。 <text:line-break/><text:line-break/>侯孝賢的 "童年往事" 裏有一幕，阿孝咕不知道幹了些什麼壞事，被媽媽處罰。事後，阿孝咕一臉消沉不悅，奶奶走過來安慰他說："沒關係，長大以後就有辦法了"。 <text:line-break/><text:line-break/>這台詞我常掛嘴上，連洗澡刷牙都不由自主常會自言自語喊上幾句，自我療傷。這台語很微妙，意思是說，種種挫折、屈辱與誤解，只是一種過渡，長大以後就是你的世界了。當然，我不敢奢求 "長大以後"，但是，死掉以後，說不定就有辦法了。</text:p>
      <text:p text:style-name="P1">何聲   |  2018.05.17 22:04   |   <text:a xlink:type="simple" xlink:href="http://palinfo.habago.org/Entry?Command=Information_PrintForum&amp;iPage=75#FORUM36735"><text:span text:style-name="T1">#</text:span></text:a></text:p>
      <text:p text:style-name="P3">找枉凝眉找到吳碧霞唱的這版 https://youtu.be/MJklKRR3uzk?t=45 <text:line-break/>循吳碧霞找到腾格尔、 吴碧霞《九儿，你大胆地往前走》 <text:line-break/>https://youtu.be/qujp-tW-uAU?t=8 <text:line-break/>譚晶也唱過九儿，找譚晶 <text:line-break/>找到谭晶&lt;怨苍天变了心&gt; <text:line-break/>https://youtu.be/iKcO8Ar43N0 <text:line-break/>這4位演唱者都是瑰寶級， 真好聽。 <text:line-break/></text:p>
      <text:p text:style-name="P1">陳真   |  2018.05.15 19:49   |   <text:a xlink:type="simple" xlink:href="http://palinfo.habago.org/Entry?Command=Information_PrintForum&amp;iPage=75#FORUM36734"><text:span text:style-name="T1">#</text:span></text:a></text:p>
      <text:p text:style-name="P2">充滿顏色的 "無色覺醒運動" (三) <text:line-break/><text:line-break/>陳真 2018. 05. 15. <text:line-break/><text:line-break/><text:line-break/>以前舊國民黨時期，整個台灣社會瀰漫一股主流氣氛，它有個詞，國民黨發明的，就叫做"溫和理性"、"安定團結" 及 "溫馨祥和" 等等，很好用，也算是一種取消主義；遇有異議或抗議，帽子就來了，講話太大聲，這樣不行ㄋㄟ，太不溫馨祥和了，類似大陸 "河蟹" 的意思；觀點有異，血滴子又來了，太偏激了，我們要溫和理性；要是有人抗爭，那更是眾矢之的，破壞社會安定與團結，該當何罪！ <text:line-break/><text:line-break/>我對這類取消主義很感冒，它不是跟你爭議問題本身，而是拔你的管，抽你的插頭，拆你的台，直接消音。 <text:line-break/><text:line-break/>有人說，中國時報現在是友軍啊，它發起這樣一個運動，把兩岸統一設為無須討論的基本要件，偷渡立場，無色無味，有何不好？良善用心我是不反對，但凡事似乎還是得講個理字比較好。 <text:line-break/><text:line-break/>綠營不也常來這一套嗎？凡事都把反中反華、捍衛什麼台灣主權給設定為無須議論的基本要件，與此有違者，就是思想有顏色、有問題。誰敢說自己是中國人，誰就會被視為異類或叛徒歹徒。 <text:line-break/><text:line-break/>在我看來，至少在可預見的將來，統一確實不需要理由，台灣人就是中國人，更是無須議論；反之，台獨才需要理由。問題是，這是應然而非實然，我的應然更非必然是他人之應然。也就是說，"我們是不是中國人" 一事，在大陸沒有爭議，在這島上經過二十幾年的漢奸教育洗腦，卻充滿爭議。 <text:line-break/><text:line-break/>面對爭議，就得說個清楚明白，做個決定，而不是永無止盡地原地虛耗，更非取消議論。取消主義是行不通的，一來不可能，二來有害無益。統獨如此，紅藍綠也一樣，要是能取消顏色，那還需要政黨嗎？有可能廢除嗎？ <text:line-break/><text:line-break/>綠色一方徒眾，幫派性格極端強烈，面對顏色，就跟敬拜神明的虔誠信徒沒兩樣，非常忠誠。你能取消它嗎？不可能。藍的一方卻剛好相反，一盤散沙，支持者往往自以為是水母，透明無色，羞於表態，恥於讓人以為自己有顏色。面對這樣一種失衡，加強色彩都來不及了，你還要搞無色？ <text:line-break/><text:line-break/>有人跟我說，無色覺醒是一種 "策略"，降低紅與藍的污名化與大眾戒心，方能擴散影響力。但是，"策略" 對我來說，無異於權謀或權宜。我對這類宮廷辭彙過敏，不好消化。 <text:line-break/><text:line-break/>民進黨之所以成立不到一兩年就被消滅、顛覆、篡奪，變成一個人渣黨，在我看來就是搞權宜的下場。同志貪污？無所謂，國民黨貪更多；同志包娼包賭包工程？無所謂，反抗國民黨需要經費；同志造謠抹黑？無所謂，反正萬惡的國民黨多給它瞎掰幾個罪名有啥關係；同志賣官鬻爵扯爛污？無所謂，做革命大事者不拘小節；同志的政治黑手到處上下其手？無所謂，大家都是自己人嘛，怎麼搞都行；同志們整天只認顏色不認是非？無所謂，顏色至高無上，是非黑白算哪根蔥？....說不完的例子，在在都有著一種權宜心態與權謀，把某種原本具有內涵的事物給工具化，成為一種手段，一種權宜措施，而不該成為目的的東西 (例如奪權謀利)，卻反而成為目的，並且是唯一的目的。 <text:line-break/><text:line-break/>我不是說所謂無色覺醒運動就是這樣，而是說，它多少具有一種權宜與權謀心態，故意含混其詞，偷渡概念。我不認為這樣一種打迷糊仗的所謂策略是對的，更不認為它是好的。 <text:line-break/><text:line-break/>有個朋友寫信跟我說了一些例子，挺有道理，他說 (容我直接剪貼引用)： <text:line-break/><text:line-break/>"像5/7的中時社論，提到「近日所有重大爭議，不論是斷交、拔管、年改、深澳電廠等，每一樁背後都與藍綠動員有關，但只要扯上藍綠，就只有一種結果：對抗與虛耗！對抗讓台灣分裂，虛耗讓台灣衰弱。」我最不能同意的，就是怎麼能將拔管、年改…等議題定位為藍綠鬥爭，這些議題裡面，相關的當事人，爭的都是很重大的價值，怎能因為有政黨參與其中，率爾以藍綠鬥爭一詞稱之。 在這個詞語的框架下，當事人變得無足輕重，反是藍綠政黨成為主角。 以藍綠鬥爭視之後，這些議題就不合於中時所推動的無色精神，潛台詞似乎是要叫人別再爭了？這是虛耗？維持表面的和諧好？這種說法其實對綠營最有利，不論民眾關心什麼議題，對什麼有意見，只要藍營出來吱個聲，他們馬上可以說，你看你看，這些反對者都是被藍營動員的，一句話結案，這個議題就不用討論了。不明就裡的人，一聽是藍綠鬥爭啊，那我不想管了，我可是無色的中立選民……就這樣，打混成功。這種案例已屢見不鮮，結果中時還要推什麼無色覺醒。藍就是藍，綠就是綠，說出自己的立場難道是一件見不得人的事嗎？" <text:line-break/><text:line-break/>所謂無色覺醒，很像河蟹。通常搞河蟹的都是主流一方或既得利益一方，以和諧為名，壟斷價值，取消爭議。少數一方搞河蟹是不可思議的，無異自宮。當然，即便它是有利的，我也不支持，因為我沒辦法假裝自己是植物人，沒辦法裝成透明無色的水母。在是非善惡與價值面前，我們應該說個徹底清楚明白。 <text:line-break/><text:line-break/>我曾聽鄭南榕說過一句話，始終記得，覺得挺有道理。他說："我對不清不楚的事，感到很痛苦"。鄭也是念哲學，雖然只念了一年，但哲學家的本色十足。至於我呢，做為一個哲學家，我對不清不楚的事，態度依然是雙重的：一來感到痛苦，二來傾心著迷。 <text:line-break/><text:line-break/>我的書架上有好幾排全是關於 VAGUENESS (曖眛) 的書，佔了我的藏書相當大的一個比重，在劍橋還參加過一個專門 "搞曖昧" 的哲學研究小組，因為我很想弄清楚事物的意義與本質，要不然真的很痛苦。一為何是一？深藍為何比淺藍深？我到底知不知道自己在說什麼？...等等等，魂縈夢牽，為它所困。但我發現，我越想弄清楚，它就越是曖眛不清，於是我就給迷住了，不知道自己究竟是在想哲學還是在想著一幅畫一首詩。 <text:line-break/><text:line-break/>J.D.Salinger 說："我不知道自己在說什麼，就算知道，我其實也不打算把它說清楚。" 而我呢，我打算就像個幼兒園教師那樣，盡量把事物說清楚，最好能說到它的骨子裏，讓三歲小孩也能懂；但另一方面，我對那些說不清講不明的事，打算不言不語，打算同它們一同化為灰燼，回歸天地。</text:p>
      <text:p text:style-name="P1">陳真   |  2018.05.13 12:37   |   <text:a xlink:type="simple" xlink:href="http://palinfo.habago.org/Entry?Command=Information_PrintForum&amp;iPage=75#FORUM36733"><text:span text:style-name="T1">#</text:span></text:a></text:p>
      <text:p text:style-name="P3">充滿顏色的 "無色覺醒運動" (二) <text:line-break/><text:line-break/>陳真 2018. 05. 12. <text:line-break/><text:line-break/><text:line-break/>人們常言藍綠鬥爭，各打五十大板，以示客觀中立。但是，台灣有藍綠鬥爭這回事嗎？ 沒有，有的是綠的一方鼓吹一種法西斯式的鬥爭，只認顏色 (即幫派利益)，不問是非，翻雲覆雨，表裏不一，不擇手段。因此，各打五十大板不但荒唐，而且可恥，因為它混淆了是非。 <text:line-break/><text:line-break/>是非是實支實付的，幹多少就算多少帳，而不是雙方給定一樣的配額；人渣跟人性之小奸小壞畢竟沒法放在同樣一個天平上等量齊觀。一個無惡不作的流氓毆打一個阿公，我們不會說他們兩人在互毆，因為阿公只有挨打的份。你看，馬英九時期，國民黨的席位是壓倒性的，民進黨只有它的零頭，但卻反而一路被零頭壓著打。馬英九奉行溫良恭儉讓，前四項都很好，唯有當仁應不讓，國民黨卻讓個不停，真不知道請他來執政是執個什麼碗糕。 <text:line-break/><text:line-break/>藍的一方的問題反倒是在於他毫無理念主張，毫無作為，毫無半點為基本是非善惡與價值進行鬥爭的能力，而只是溫溫吞吞像個老大爺似的呆坐一旁念念有詞，等著眾人抬轎拱他再度班師回朝。 <text:line-break/><text:line-break/>總之，藍綠鬥爭並不存在這島上，存在的是綠的一方之肆無忌憚與為所欲為。 <text:line-break/><text:line-break/>再者，你不可能一方面讚揚、鼓吹政黨政治，一方面卻又說反對藍綠鬥爭。套句李敖的話，政黨政治就是 "支持王八蛋打龜兒子"。我們應該做的是逼迫各政黨各自把話說清楚，勿閃躲，勿變卦，更不要白天說一套，晚上又說另一套，見人說人話，見鬼說鬼話 (綠營的基本特徵)；然後應以法治及基本是非做為一種依據，政黨之間彼此從事競爭或鬥爭，而非如綠之無法無天。 <text:line-break/><text:line-break/>競爭也好，鬥爭也罷，所謂政黨政治便是如此，它不是壞事，但總該有個合乎基本是非與法治的規矩，而不是造謠抹黑，栽贓嫁禍，顛倒是非黑白，全然不擇手段；不能翻雲覆雨，不能每天髮夾彎，鬼話連篇，不能老是透過造謠抹黑與媒體煽動族群仇恨，鼓動太陽花式的既腦殘且無法無天的暴民政治。 <text:line-break/><text:line-break/>鬥爭終究不是壞事。你不為基本是非善惡挺身而出，那我們要你這個無色無味無思無索無所作為的植物黨做什麼？我們畢竟是人，是動物，不是植物。 <text:line-break/><text:line-break/>從來就不是顏色 "本身" 的問題，而是人的問題，親藍親綠親紅無妨，但請告訴我所謂紅藍綠究竟意味著什麼樣的理念主張與思想差異？既可親綠，為何不能親藍、親紅？為何彼此之間不能進行競爭或鬥爭？ <text:line-break/><text:line-break/>問題不在鬥爭，而是在於顛倒善惡黑白，蓄意混淆是非。尤有甚者，請問有哪一個親綠人士 (特別是那些滿口進步理想的親綠文人或親綠學者) 會憑著是非黑白講話？不用多，一個就好。沒有，一個也沒有 (至少我不曾見過)，全是眛著良心。這樣一些只為幫派利益服務的混蛋，帶來一種風氣就是：只要我認為我的幫派利益 (即顏色) 是對的，我便可不擇手段，胡作非為。 <text:line-break/><text:line-break/>顏色本身是無辜的，死有餘辜的是不擇手段顛倒黑白、操弄顏色謀取私利使之凌駕一切是非善惡者。面對這問題的解藥處方並不是追求莫名其妙、事實上也不可能存在的無色狀態，那無非就像把頭痛病人的頭砍掉來治療頭痛一樣荒唐。</text:p>
      <text:p text:style-name="P1">陳真   |  2018.05.13 03:05   |   <text:a xlink:type="simple" xlink:href="http://palinfo.habago.org/Entry?Command=Information_PrintForum&amp;iPage=75#FORUM36732"><text:span text:style-name="T1">#</text:span></text:a></text:p>
      <text:p text:style-name="P2">充滿顏色的 "無色覺醒運動"(一) <text:line-break/><text:line-break/>陳真 2018. 05. 12. <text:line-break/><text:line-break/>最近突然聽到一個詞叫做 "無色覺醒" ，原本以為是佛教廣告，後來發現是旺旺中時媒體集團所發起的一個運動，說要成為 "台灣民主政治的轉捩點"。該運動的主旨是 " 破除顏色政治，不要讓94%人民被6%政黨黨員綁架；對的理念就要支持，讓人民過更好的日子。" 宗旨底下還細分成四大理念： <text:line-break/><text:line-break/>一、真愛台灣讓人民過好日子 <text:line-break/><text:line-break/>找回「愛台灣」純樸的本質。「台灣人就是中國人」，兩岸一家親才能和大陸爭取最大福祉。兩岸好台灣才會好，中國人大團結！ <text:line-break/><text:line-break/>二、拒絕藍綠綁架台灣 <text:line-break/><text:line-break/>台灣朝野政黨黨員人數加總只占選民總數6%，其餘94%都是無黨籍，但人民卻長期被國、民兩黨綁架，形成所謂「藍綠政治板塊」及藍綠惡鬥。 <text:line-break/><text:line-break/>三、無色媒體無色政治 <text:line-break/><text:line-break/>台灣媒體市場藍綠各據一方，形成「名嘴治國」長期激情渲染下，社會「理盲而濫情」。顯然，媒體也需要「無色覺醒」。 <text:line-break/><text:line-break/>四、用無色力量逼蔡政府髮夾彎 <text:line-break/><text:line-break/>台灣凝聚撥亂反正的力量，擺脫顏色的立場，只要對多數人有利，錯誤政策就該更張，對手陣營也應基於人民利益勇於支持髮夾彎。 <text:line-break/><text:line-break/>以上，這個運動或許用意良善，但卻自我矛盾，自欺欺人。我猜，一些專門遊走於藍綠之間的無恥政客(例如柯文哲)，應該會熱烈響應這個無色覺醒運動才對。 <text:line-break/><text:line-break/>首先，理念一主張 "台灣人就是中國人、中國人大團結"，這個想法本身就充滿顏色；不但充滿顏色，而且恰恰是一切紛亂鬥爭的來源。"我是誰？" 這個終極命題不搞定，倘若繼續混水摸魚含混其詞，島嶼將永無寧日；統獨議題也將持續成為無良政客上下其手撈錢奪權的藉口與工具。 <text:line-break/><text:line-break/>理念二譴責所謂6%的少數人，說他們具有政黨身份，意味著他們乃是不問是非的一群人，而94%不具政黨身份者，則反倒成為救贖的力量。這個理念一樣是腦子進水。如果這話說得通，那乾脆廢除政黨不是更棒？讓所有人統統無色透明，豈不更進步？ <text:line-break/><text:line-break/>事實上，在台灣，"只問顏色不問是非" 早已成為一種普遍現象，而中時恰恰就是這樣一種現象的始作俑者；近十幾年來或有改善，但過去舊國民黨執政時期擔任政黨打手之種種敗行劣跡卻罄竹難書，不堪聞問。 <text:line-break/><text:line-break/>而且，這樣一種 "只問顏色不問是非" 並非僅僅來自於具黨員身份者，何必給予污名化？國父不是說了嗎，政治就是管理眾人之事。當然不一定要加入政黨，但是，一個成熟的公民關注公眾事務乃至於投入其中，理應受到鼓勵而非鄙視或妖魔化。 <text:line-break/><text:line-break/>再者，刻意以所謂 "94% vs. 6%" 之多數暴力對比來污名化那極少數人，說大家被這群6%的極少數人所 "綁架"云云，一來絕非事實，二來更是顛倒是非黑白，眛於社會與文明發展的重要意義與本質。 <text:line-break/><text:line-break/>翻開人類歷史，幾乎所有重要文明價值之萌牙、生根與茁壯，全是來自於極少數先行者之敢於打破舊有傳統，敢於挑戰絕大多數人之蒙昧與無知。曾有這樣一些研究指出：一個社會，只要有1%堅定的信仰者，就有可能產生一種 "典範轉移" 的效應，從而改變另外99% 隨波逐流、缺乏信念的烏合之眾。 <text:line-break/><text:line-break/>舉民進黨為例也許不是一個令人愉悅的例子，畢竟它早已成為一頭怪獸，一個社會毒瘤，但仍姑且論之。你知道民進黨剛創立時，高雄縣市兩個黨部登記在案的黨員一共有多少人嗎？不到一百人。扣除不作為者，真正稍微有點參與的黨員大概只有十幾個，每個人幾乎都可以分到一兩個隨你自創的 "黨職"，我還擔任過什麼組訓組的召集人兼政治組的副組長呢；每次有事，我就召集小貓兩三隻來開會。但你可別輕視這小貓兩三隻，歷史其實就是這樣改變的。 <text:line-break/><text:line-break/>極少數人既然可以行善， 當然也能作惡，但不論行善作惡，往往起源於走在群眾前面的這極少數人。把他們給污名化，把少數人給一竿子打倒，不但反智且荒唐。 <text:line-break/><text:line-break/>"無色覺醒運動" 的理念三更是荒唐透了頂，竟然說要推廣 "無色政治無色媒體"。不要說政治或媒體不可能也不應該無色，就算是一個人也不可能無色，除非是植物人。任何人只要有個活著的腦子，必然就會對一切人事物形成看法，產生信念與價值取向，這樣一個東西就是顏色，簡單說就是意識形態。 <text:line-break/><text:line-break/>意識形態並不是一頂帽子或衣服，由你隨時可以任意脫下或穿上。它比較像是一種皮膚，根本脫不下來，除非你存心當個詐騙集團，見人說人話，見鬼說鬼話， 來到教堂喊耶穌，進了廟裏就說和尚的話。 <text:line-break/><text:line-break/>政治或媒體更不可能無色，那是根本無從想像的胡言亂語。政治或政黨若是無色，那它是幹嘛用的？媒體也一樣。媒體不應該造假造謠 (自由時報的專長)，不應該煽動族群對立與仇恨(自由時報的使命)，但任何媒體必然都會有顏色，不可能光是報導毫無顏色的事實 (facts)，因為天底下沒有一種報導是不帶顏色的；就如同我心裏頭得先有個基本想法或假設或觀點或理論，然後我才有可能從世界無限的 "乾燥事實" 中產生 "真實" (reality)，進而傳達給大眾。 <text:line-break/><text:line-break/>台灣的政治醜態與亂象並非在於意識形態掛帥，而是在於意識形態喪失其自身內在意義，從而成為一種工具。簡單說，意識形態 (或說顏色)成為一種內涵空洞的幫派通關密碼，就像一串符咒那樣，缺乏認知意義，從而在一己私利與幫派利益上藉以區分敵我，拿來做為一種藉以撈錢奪權的鬥爭工具。 <text:line-break/><text:line-break/>比方說所謂台獨，請你告訴我有哪個政治人物真的把它當成一種信念或信仰去實踐？哪個綠色政治人物真的反中？鳳毛鱗角，少之又少，根本沒這回事。事實真相是嘴巴上反中，要求大家都必須反，不過自己卻例外，只要有人民幣可賺，自己私下要怎麼親中都行。 <text:line-break/><text:line-break/>綠如此，藍也一樣。請你告訴我，有幾個藍色的政治人物真的把統一當成一種信念或信仰？根本沒這回事。政客腦子裏想的從來都不是信念或信仰，不是任何意識形態，更不用說什麼普世文明價值，而只是想著一己之私與一黨之利，其它種種所謂理念與信仰，全是工具，全屬詐術。 <text:line-break/><text:line-break/>這時候，我們應該逼政客們把話說清楚，別總是在關鍵問題上故意打迷糊仗藉以耍詐行騙，或是嘴裏說一套，所作所為卻又完全是另一套。 <text:line-break/><text:line-break/>同時，我們也應該請大家別再昏睡而任人宰割，別在思想上自我繳械，別讓自己變成腦殘，更不要把自己當成植物人，而是應該認真想清楚種種是非善惡與利害曲直，特別是在那事涉整個島嶼長遠前途的關鍵命題上仔細想清楚，從而做出判斷，知所取捨。 <text:line-break/><text:line-break/>至於該 "無色覺醒運動" 的理念四，什麼 "逼蔡政府髮夾彎"，那真的是很莫名其妙。我們應該逼政客言行一致，遵守誠信價值才對，怎麼反而是鼓勵他們老是講一套做一套？任何一個政黨，倘若它無法或根本無意於執行自己長年以來的主張，那它就應該被驅趕下台才對。 <text:line-break/><text:line-break/>倘若一個政黨，更是專門以花言巧語之騙術及煽動族群仇恨等手段來奪取政權，獲取私利，對於這樣一個政黨，絕不是逼它什麼髮夾彎，而是應該繩之以法。我們的能力一時做不到懲奸懾惡，並不表示這樣一些人或黨應該逍遙法外，持續為害社會。 <text:line-break/><text:line-break/>社會就如同一個病人，診斷對了，對症才能下藥，藥到才能病除而非命除。覺醒是對的，但要顏色分明 (即便 "紅藍綠皆可" 也是一種顏色)，而非無色無味，不思不索。重要的是：顏色之上，還必須有個基本價值，做為一切是非善惡的判準 (criteria)，而非把顏色凌駕在一切是非善惡之上。 <text:line-break/><text:line-break/>我的結論是雙重的, 也許互有衝突但並不矛盾： <text:line-break/><text:line-break/>首先，我很看重意識形態 (或說某種顏色)，在於其無從避免。而且，沒有它，許多時候很難理解或說明一些抽象事實。斯洛維尼亞有個著名哲學家叫 Slavoj Žižek，極左翼。他有句話說得很對，他說："We feel free because we lack the very language to articulate our unfreedom." (我們覺得很自由，那是因為我們缺乏一套足以表述不自由的語彙。) 這套消失 (或不曾存在過) 的語彙就是一種意識形態，藉著它，我們或許比較容易闡揚或發掘出某種隱而不宣的 "真實"。 <text:line-break/><text:line-break/>在這個意義上，我看重意識形態，也許我們應該儘可能找到那樣一套語彙來理解與描述我們的存在狀態，從而指出去向，獲得解脫。 <text:line-break/><text:line-break/>其次，我很看輕意識形態，我是說，在智能上，它對我缺乏吸引力，畢竟它僅僅只是一種概念；它或能檢驗某種抽象真實，但無法檢驗生命。概念是一回事，活著又是另一回事。生命始終大於概念。 <text:line-break/><text:line-break/>我特別害怕不管哪一種立場或顏色的信仰者，在他們面前，我總覺得自己像個無從獲得救贖的叛徒或化外之民。但我並不後悔這樣一種彷彿與生俱來的宿命，我就是沒法在任何人為概念上成為一個信仰者。在這點上，我投給了康德一票，如他所說，我在懷疑主義上給自己可疑的理性能力找到一個棲息之所。</text:p>
      <text:p text:style-name="P1">陳真   |  2018.05.12 22:10   |   <text:a xlink:type="simple" xlink:href="http://palinfo.habago.org/Entry?Command=Information_PrintForum&amp;iPage=75#FORUM36731"><text:span text:style-name="T1">#</text:span></text:a></text:p>
      <text:p text:style-name="P3">這首琵琶吟也是我常聽的，特別喜歡幾位演奏家，例如陳悅、趙聰，兩個都是女生，一個吹蕭，一個琵琶，底下有她們本人的即席演出。不過，這首充滿中國風的曲子好像是外國人寫的。 <text:line-break/><text:line-break/>陳悅：https://www.youtube.com/watch?v=4SoLYFFow0I <text:line-break/><text:line-break/>趙聰：https://www.youtube.com/watch?v=_W-8pg6h5nQ <text:line-break/><text:line-break/>https://www.youtube.com/watch?v=8KqSaS7WY58 <text:line-break/><text:line-break/>底下也是陳悅，不過畫面上放了一位唐代女詩人李季蘭的詩： <text:line-break/><text:line-break/>https://www.youtube.com/watch?v=dSp9_iLm2IY <text:line-break/><text:line-break/>李季蘭是個悲劇人物，人生可悲，思之惆悵。上述網址裏頭對李季蘭做了點介紹，基本上應該不太精準，把多情講得像個花癡似的；文章結尾說李季蘭在戰火中不知所蹤，這樣的描述，美則美矣，但事實似乎還要可悲一些，她是因為政治原因被亂棒打死的。 <text:line-break/><text:line-break/>底下有一篇關於李季蘭的介紹，究竟是否合乎史實我也不清楚。但在我腦海裏，對於這樣一位距今一千兩百多年的女子心裏事，點點風雨，宛如昨日。 <text:line-break/><text:line-break/>https://kknews.cc/zh-tw/history/4828eg.html</text:p>
      <text:p text:style-name="P1">林锦荣   |  2018.05.12 20:36   |   <text:a xlink:type="simple" xlink:href="http://palinfo.habago.org/Entry?Command=Information_PrintForum&amp;iPage=75#FORUM36730"><text:span text:style-name="T1">#</text:span></text:a></text:p>
      <text:p text:style-name="P2">我为什么这么悲伤 <text:line-break/>https://www.youtube.com/watch?v=-5qhNRmMilI</text:p>
      <text:p text:style-name="P1">陳真   |  2018.05.12 02:56   |   <text:a xlink:type="simple" xlink:href="http://palinfo.habago.org/Entry?Command=Information_PrintForum&amp;iPage=75#FORUM36729"><text:span text:style-name="T1">#</text:span></text:a></text:p>
      <text:p text:style-name="P3">你能不能想像，比方說文在寅的媽媽動輒跑出來在電視上哭訴，說他兒子被欺負，當官當得好可憐哦，犧牲奉獻卻還要被倫家罵...云云。如果真的那麼可憐，那麼犧牲奉獻，那就不要當官啊，為何還搶破頭？ <text:line-break/><text:line-break/>而且，這是在演哪一齣？是姓柯的在當市長？還是他媽？市政方面的事根本輪不到他媽來指揮不是嗎？一個局外人居然可以連絡國安局，指點市政，你不覺得荒唐透頂嗎？就比方說一個大學校長的媽經常跑出來在電視上發言，對校務說三道四，你不覺得離譜嗎？這位姓柯的跟他媽，是把市政當成他們的家務事嗎？他們把選民或人民看成什麼了？ <text:line-break/><text:line-break/>更不可思議的是：當事人似乎不覺得此事荒唐離譜。我很想問各位，這就是你們所引以為榮的現代民主政治？ <text:line-break/><text:line-break/>姓柯的他媽，甚至還公然喬事情，要民進黨禮讓，那麼，這個 "恩情"，姓柯的一家人將會永遠銘記在心，算是對蔡英文一輩子的虧欠。反之，如果民進黨不禮讓，那就互不相欠，過去的 "恩情" 就算扯平。 我很想問各位，你真的不覺得荒唐？這樣一種政治就是你所謂神聖的民主？你真的相信這些滿口民主的混蛋政客，真的把你當成 "主人"？ <text:line-break/><text:line-break/>而且，如果當官真的那麼委屈，怎麼會搶破頭？如果當官不是有很多油水，怎麼會吃相這麼難看呢？三十幾年來，我在國內外政治上吃足苦頭，因此，如果我能選擇，我會希望我的家人及小孩不要再去承受這樣一些極其可悲的痛苦。同理，如果那些混蛋參與政治的方式真的也如此犧牲奉獻，你想，他們有可能個個拼了命搶破頭嗎？而且還要把自己的小孩也推入火坑讓他們繼續 "犧牲奉獻" 嗎？ <text:line-break/><text:line-break/>姓柯的媽媽講得很白，當官當然是一種天大的好康，因此，期望民進黨可以繼續禮讓，柯家是 "有天良的人"，一定會一輩子感念這樣的 "恩情"。這樣一些陳述，其實才是台灣政治的真實樣貌，簡單說就是：利之所在，大家拼命搶。至於什麼民主法治，什麼進步價值，什麼統獨，全是鬼話，全是斂財奪權的詐術。 <text:line-break/><text:line-break/>綠營之中，比柯文哲更爛更貪的多得是，但他之所特別卑鄙，特別令人厭惡之處就在於他是這樣一種典型：好話說盡，壞事做絕；嘴巴講的全是仁義道德，但所作所為卻全是雞鳴狗盜，把台灣政治文化中最醜陋的一面，發揮得淋漓盡致。從他當年選舉時就是這樣；包括養網軍抹黑造謠、作假美化自己(比方說一堆所謂淳樸的假照片)，自導自演栽贓抹黑對手等等，無惡不作。而且，在金錢上非常不乾不淨，長年接受藥商和廠商的巨額賄款。 <text:line-break/><text:line-break/>讓人最難以忍受的是，明明壞事做絕，卻又滿口什麼追求文明價值，甚至還自比蔣渭水，什麼要帶來台灣的優質文化革命云云，真是很敢講，毫不羞赧。 <text:line-break/><text:line-break/>陳真 2018. 05. 12. <text:line-break/><text:line-break/>======================= <text:line-break/>民進黨北市禮讓 柯媽：柯文哲一生欠蔡英文 <text:line-break/><text:line-break/>風傳媒 <text:line-break/><text:line-break/>2018年5月11日 <text:line-break/><text:line-break/><text:line-break/>柯文哲的母親何瑞英，11日北上台北接受廣播節目專訪。何瑞英被問到柯原先說自己是墨綠，為何會說出兩岸一家親主張？何瑞英說，當時柯要去中國上海參加雙城論壇，當時電視都說不能去，「但那是郝市長簽約，怎麼能不去？」 <text:line-break/><text:line-break/>何瑞英說，當時柯去義大利不在國內，她打電話給蔡壁如，詢問是可以去雙城還是不能去？有沒有市府的人有去跟中央說，是去還不去、講什麼比較好？當時有請示過國安局，但也沒人回應。後來時間快到，她很緊張，因此跟柯說如果去上海就要說和平的話，不要讓人家生氣，大家和和氣氣、不要怨來怨去比較好。而先前宋楚瑜、連戰都曾說過兩岸一家親，柯可能想到說這句，但後來卻被抹紅、被罵了要1年。 <text:line-break/><text:line-break/>另外，對於民進黨是否禮讓，何瑞英說，如果民進黨提名，「你不欠柯，柯也不欠你」，但若民進黨禮讓柯，「柯一生就欠你」。何瑞英說，她不是跟蔡嗆聲，上次也是禮讓柯，讓柯順利當選，「我們是有天良的人、有感情的人，怎麼會忘光光？」另外，柯若選上市長是否會成為最大尾？何瑞英說，「他是有天良，不是沒天良的人，會信守承諾」。 <text:line-break/><text:line-break/>====================== <text:line-break/>柯媽媽：若民進黨提名 以後互不相欠 <text:line-break/><text:line-break/>2018年5月11日 <text:line-break/><text:line-break/>（中央社記者梁珮綺台北10日電）台北市長柯文哲在9日播出的電台專訪中對兩岸論述態度後續發酵，柯媽媽何瑞英今晚接受政論節目連線時表示，希望不要讓總統蔡英文為難，但若民進黨提名，以後雙方互不相欠。 <text:line-break/><text:line-break/>柯文哲8日晚間接受綠色和平電台「有影上大聲」主持人陳雨鑫專訪，談到對兩岸一家親論述感到不悅的人抱歉、歹勢（台語：抱歉），外界解讀其為爭取與民進黨在年底合作，藉此釋出善意。 <text:line-break/><text:line-break/>柯文哲媽媽何瑞英今晚接受三立電視台政論節目「54新觀點」連線，認為柯文哲說抱歉舉動沒有不好，否則每天被罵，「已經罵了半年多」。 <text:line-break/><text:line-break/>她也強調，她與柯文哲全力支持蔡總統，若蔡總統願意與柯合作，相當歡迎，若蔡總統無法壓下黨內其他人，盼在蔡總統不會為難的情況下處理，不過，柯媽媽說，「如果你要自己提名，以後我們都互不相欠」。 <text:line-break/><text:line-break/>面對主持人陳斐娟詢問有沒有叫柯文哲出來選總統，何瑞英說：「我有我的考量，文哲有文哲的考量，我的考量是選不上（市長）再打算，看是要選（總統）還是怎樣。」如果順利連任，絕對會做滿4年。 <text:line-break/><text:line-break/>何瑞英說到後面有點動氣，心疼兒子當醫生時受人尊敬，當市長後再怎麼認真都是被罵。</text:p>
      <text:p text:style-name="P1">陳真   |  2018.05.11 10:11   |   <text:a xlink:type="simple" xlink:href="http://palinfo.habago.org/Entry?Command=Information_PrintForum&amp;iPage=75#FORUM36728"><text:span text:style-name="T1">#</text:span></text:a></text:p>
      <text:p text:style-name="P2">以色列、伊朗互轟 至少23死 <text:line-break/><text:line-break/>2018年5月11日 <text:line-break/><text:line-break/>中國時報【蔡致仁╱綜合報導】 <text:line-break/><text:line-break/>美國總統川普宣布退出伊朗核協議不到48小時，中東爆發戰爭。以色列與伊朗互轟。已經造成至少敘利亞境內23人死亡，多人受傷。以色列率先出動28架F15和F16戰機發射了70枚空地飛彈，攻擊伊朗在敘利亞的軍事基地，伊朗則在10日向戈蘭高原的以軍發射火箭，作為報復。但以色列隨即還以顏色，連夜轟炸伊在敘利亞逾50處軍事設施，這是雙方數十年來最大規模的空襲行動！</text:p>
      <text:p text:style-name="P1">陳真   |  2018.05.10 02:31   |   <text:a xlink:type="simple" xlink:href="http://palinfo.habago.org/Entry?Command=Information_PrintForum&amp;iPage=75#FORUM36727"><text:span text:style-name="T1">#</text:span></text:a></text:p>
      <text:p text:style-name="P3">(續卡管啟示錄) <text:line-break/><text:line-break/>二十，共同利益 vs. 一己私利 <text:line-break/><text:line-break/>在前述 "十七" 中我說： <text:line-break/><text:line-break/>"我其實並不反對人渣黨這樣搞，就如同哪天如果兩岸統一，我同樣也不反對整肅這些存心給美日當走狗當漢奸的人，該關的關，該槍斃的槍斃。" <text:line-break/><text:line-break/>這話很容易被扭曲，除非給它加上一個前提叫做 common good。這詞不好翻譯，簡單說或通俗地說就是一種共同價值或有益於眾人之事物。比方說，在西方列強處心積慮想要滲透、顛覆、培植代理人、扶持走狗以製造動亂的現實情況下，你有可能不設防嗎？你有可能任人顛覆、造謠煽動、製造動亂、鼓吹分裂甚至提供軍火嗎？當然不可能。因此，在顧及眾人長遠福祉的前提下，勢必得做出各種管理與控制。別說是治理一個國家，就算只是經營一間餃子館，都得進行許多防範與管理。在這前提下，一個國家勢必得設定並執行許多法律與規範，以防有心人士之惡意操作。 <text:line-break/><text:line-break/>但是，人渣黨及其一票走狗文人長年之所作所為卻完全不是這樣，它並不是為了什麼 common good，而是純粹為了一己私利，不惜把整個社會搞爛，不惜出賣眾人長遠福祉；只要能滿足一己私慾，什麼事都幹得出來。不但自己吃到飽，吃到撐，而且讓自己的小孩與家人親友一併雞犬昇天，一起吃香喝辣，誰擋其財路與奪權之路，誰就是敵人。而且，一切胡作非為是完全沒有標準的，所有法律與是非善惡的基本精神與內在一致性，完全踐踏在腳底下，視如糞土。 <text:line-break/><text:line-break/>說他沒有標準其實也不對，他還是有個極其顯著的標準，但這標準卻是幫派性質，而非公眾性質，簡單說就是：只要顏色對了，只要是綠色黑幫中人，不管你怎麼扯濫污怎麼貪婪舞弊都沒關係，能力再差再蠢也沒關係，統統可以一起吃香喝辣。反之，誰膽敢與綠色黑幫作對，或僅僅只是擋住去路，誰就是敵人，他就會用盡一切手段來傷害你，管中閔事件只是無數例子之一；其它絕大多數的例子，在主流媒體的刻意掩護與徹底忽略下，根本不為人所知。 <text:line-break/><text:line-break/>至少這二十幾年來，從那根本數不清的無數例子中，你應該很清楚可以觀察到這一點，難道有哪一次例外？難道有哪一個所謂 "理想" 不是斂財奪權的騙局詐術？有誰可以舉出一個人渣黨實踐理想的例子，只要舉出一個就好，我就認輸。絕對沒有，講得滿天飛的所有理想，毫無例外，全是騙局。 <text:line-break/><text:line-break/>我真是很納悶，怎麼還會有人願意支持這樣一個惡貫滿盈無惡不作貪婪腐敗違法亂紀無法無天到極點的黨及其一大票走狗文人或尾巴黨。 <text:line-break/><text:line-break/>比方說人渣黨這些日本走狗，就連公投是否贊成開放日本核災食品進口台灣，居然也要阻擋，胡扯什麼違反國際貿易規範，所以不可公投。這些人渣真的是什麼鬼話都敢講；過去長年以來把公投捧上天，把公投等同於神聖的民主，誰敢有所不敬，誰就是全民公敵，可是，遇到真正需要公投的事項，他卻反而拼命阻擋，因為不能讓日本主子不開心。 <text:line-break/><text:line-break/>在台灣，你只要聽到有人在講什麼民主自由與人權的理想或什麼進步的社運理念或什麼改革理念，而他卻又同時是個親綠人士時，你就能斷言此人一定是個人渣，要不就是腦殘。 <text:line-break/><text:line-break/>話說回頭，我並不反對人渣黨繼續惡搞，因為，一來，這只會加速人們的覺醒。二來，在一種鬥爭中，企圖跟對方講道理，或是期望對方的手下留情是沒有意義的；你只能任憑對方惡搞，而你自己所能做的，就是迎接這樣一種折磨，從而培養出應有的力量，也許有一天就能制止其繼續為惡。 <text:line-break/><text:line-break/>28年前，1990年，林義雄剛返台定居時，送我一套上中下三冊 Gene Sharp 寫的 "The Politics of Nonviolent Action" (非暴力行動政治學)。我曾經跟他打聽過這套書，沒想到他居然在美國買來送我。那天，我去他家拿書，那是我第一次跟他私下碰面。在閒聊中，他跟我舉了個例，我覺得挺有道理。他說，如果有人被一隻老虎給咬走了。這時候，拜託老虎口下留情是沒有任何意義的，你唯一能做的就是痛打這隻老虎，直到牠不再吃人。 <text:line-break/><text:line-break/>當然，打老虎得有能力或武器才行，當你力有未逮時，你能做的，就是培養更多打老虎的能力；牠越凶狠，我們就越要打牠。所謂民不畏死，奈何以死懼之，當我們不畏懼牠的威力時，威嚇效果就會失去作用。 <text:line-break/><text:line-break/>能力或武器有兩種，一種暴力，一種非暴力。不管哪一種，在我看來都很困難。 <text:line-break/><text:line-break/>(未完待續)</text:p>
      <text:p text:style-name="P4"/>
      <text:p text:style-name="P1">陳真   |  2018.05.08 20:57   |   <text:a xlink:type="simple" xlink:href="http://palinfo.habago.org/Entry?Command=Information_PrintForum&amp;iPage=76#FORUM36726"><text:span text:style-name="T1">#</text:span></text:a></text:p>
      <text:p text:style-name="P3">(續卡管啟示錄) <text:line-break/><text:line-break/>十九，形式與內容 <text:line-break/><text:line-break/>沿續先前所述，台式民主始終是一種宮廷鬥爭，爾虞我詐，機關算盡。 <text:line-break/><text:line-break/>我常講，我在37年前加入黨外的第一張名片，上頭就刻著林義雄的一段話： <text:line-break/><text:line-break/>"我相信政治是一種科學，對就是對，錯就是錯，我願抱著是非分明的態度，投身政治。" <text:line-break/><text:line-break/>這樣的信念，37年來從未改變。跟阿桑吉的想法其實差不多，我並沒有太多可供正面表述的所謂政治立場，但我關切語言與概念的形式，遠大於它的內容。因為我相信，確保了形式，內容基本上就只是一種意見。意見這東西對我而言，並沒有什麼訴說的價值。 <text:line-break/><text:line-break/>比方說，我其實並不特別認同什麼大學自主，我不相信大學可以獨立於政治現實與權力結構之外。我反對的與其說是侵害大學自主，倒不如說我反對的僅僅只是各種道德形式上的不一致。 <text:line-break/><text:line-break/>比方說，你要拔管，你就明說他乃非我族類，何必裝模作樣扯一堆謊言造一堆謠來做為一種藉口？哪天兩岸統一，倘若有個台獨人士被拔，那你就挑明了說唄，何必造一堆謠來抹黑他，做為拔他的藉口？ <text:line-break/><text:line-break/>我們無法知道道德內容之必然優越性，但我們能掌握它的內在一致性，比方說，倘若貪污是錯的，那麼，阿扁及人渣黨的幾乎所有人全部都應該繩之以法，而不應該只要是綠的就沒事，只要是藍的，就算你清清白白，居然也能把你抹黑得滿身污名。我反對的是這樣一種道德不一致，這樣一種謊言。 <text:line-break/><text:line-break/>柯波拉的 "現代啟示錄" 引起舉世矚目，很多人把它歸類為反戰電影，柯波拉說，我並不反戰，我只是反對謊言。 <text:line-break/><text:line-break/>當然，反對謊言的同時，往往也就會導向反戰，因為所有侵略戰爭，全是基於一套謊言，藉以發動。 <text:line-break/><text:line-break/>我一直很推崇阿桑吉；他的想法與作法，對這世界之貢獻，無與倫比。他認為，要瓦解一個龐大的惡勢力，最為釜底抽薪的方法就是瓦解它賴以存在、賴以為惡的基礎，而這個基礎恰恰就是由無數全然不透光的謊言所構成。 <text:line-break/><text:line-break/>(下班了，未完待續)</text:p>
      <text:p text:style-name="P1">陳真   |  2018.05.08 20:17   |   <text:a xlink:type="simple" xlink:href="http://palinfo.habago.org/Entry?Command=Information_PrintForum&amp;iPage=76#FORUM36725"><text:span text:style-name="T1">#</text:span></text:a></text:p>
      <text:p text:style-name="P2">(續卡管啟示錄) <text:line-break/><text:line-break/>十八，問對問題比提供答案更重要：認清鬥爭本質 <text:line-break/><text:line-break/>如前所述，在完全自欺欺人的台式民主中，"理" 字是根本不存在的，誰講理，誰就輸了。這意思並不是說你應該學習人渣黨那樣一種顛倒是非黑白、不擇手段的卑鄙作風，而是說你應該認清楚一點：人渣黨所進行的是一種敵我鬥爭，誰阻礙他們撈錢奪權，誰就是敵人。 <text:line-break/><text:line-break/>因此，你可別以為光是透過講理，然後他們就會臣服在你無可辯駁的道理或事實面前。他的目的就是要消滅你，你對他講理，以為可以以理服人，那你就是腦殘。 <text:line-break/><text:line-break/>這個黨，幾十年來，上上下下信奉一件事："對敵人根本不用客氣"。比方說，2008年，陳雲林來台，人渣黨的蔡啥小黨主席和一大群走狗文人動員群眾和學生圍堵，進行極其血腥的暴力，持續數天的暴動，兩百名員警輕重傷。你還記得人渣黨當時是怎麼回應的嗎？他們讚揚這樣的暴力，說這是勇敢的台灣人捍衛民主之舉。 <text:line-break/><text:line-break/>在陳雲林訪台前夕，海協會副會長張銘清，以廈門大學新聞與傳播學院院長身份，接受台南藝術大學邀請到台灣參加一場學術研討會，結果人渣黨竟然以群眾圍捕的方式，一路抓打，把他撂倒在地，極盡羞辱之能事。 <text:line-break/><text:line-break/>你還記得人渣黨當時是怎麼回應的嗎？比方說現在擔任所謂行政院長的賴啥小，當時是台南市長，他稱讚這樣的行為是一種勇敢的 "反抗"，說這只是一種 "小暴力"，跟大陸對待台灣人的 "大暴力" 不能相提並論，並指控馬英九親中賣台云云。 <text:line-break/><text:line-break/>人渣黨當時還說了句該黨的名言："誰會對敵人客氣？" 而所謂敵人，其實並非中國大陸，而是所有阻礙其吃香喝辣的人。哪天兩岸統一，只要有利可圖，這群無惡不作的貪婪台奸馬上會搖身一變，變成偉大祖國的擁護者。 <text:line-break/><text:line-break/>這兩天，王炳忠與侯漢廷等幾位新黨黨員，連同王炳忠的父親，全部成為所謂匪諜案的被告，並限制出境。這不令人意外。而且，這只是一種序曲，往後肯定還會有更多不可思議的胡作非為。它之所以不令人意外是因為，對於人渣黨來說，這一切本來就是一種敵我鬥爭；做為美、日的走狗黨，他當然要打擊與消滅任何對中國懷著友善的人事物。 <text:line-break/><text:line-break/>我其實並不反對人渣黨這樣搞，就如同哪天如果兩岸統一，我同樣也不反對整肅這些存心給美日當走狗當漢奸的人，該關的關，該槍斃的槍斃，至於整天造謠作亂的走狗媒體例如自由時報，當然應該全數查封查辦。就算我在理念上並不希望這樣，問題是，現實上你有可能在一些關鍵問題例如主權問題或社會基本安定的問題上，任人胡搞瞎搞嗎？ <text:line-break/><text:line-break/>過去十幾二十年發生在世界各地、由美國一手挑起的的各種所謂民主抗爭，到最後的下場幾乎毫無例外，幾乎全數引起極為恐怖的長年血腥內亂或內戰，進而被美國入侵、佔領與控制，淪為人間煉獄。 <text:line-break/><text:line-break/>今天中國之所以能免於戰亂烽火與侵略，只有一個原因，那就是他強大到足以讓列強不敢輕舉妄動，並且足以控制內部穩定；惟有在一個穩定的社會基礎上，社會與國家才有可能發展，絕大多數人的生命與財產及各項自由，才有可能獲得保障。 <text:line-break/><text:line-break/>前幾天去外面吃早餐，店家在餐桌上擺著一份人渣黨的走狗報 "自由時報"，這種毫無半點可信度而且整天醜化中國人的骯髒報紙我是絕對不碰的，但我瞄到那天的頭版頭條，非常巨大的驚悚字眼，寫著： <text:line-break/><text:line-break/>"「台大最黑暗一天」 挺管派校園打學生！" <text:line-break/><text:line-break/>頭版頭條哦。報導中還訪問了一些親綠學者，這些混蛋會講些什麼我不用看也知道。 <text:line-break/><text:line-break/>很離譜吧。那位自導自演自己倒在地上的潘姓學生，任誰看了影片都會笑掉大牙，太好笑了，但是， 人渣黨的走狗報 "自由時報" 卻在頭版頭條以悲壯慘烈意圖挑起眾怒的手法，寫出這樣一種假新聞。 <text:line-break/><text:line-break/>腦殘人士也許會說，報社一定是不小心弄錯了，被誤導了。但我想說的是：各位究竟要腦殘到幾時才會覺醒？這當然不是"不小心報導錯誤"，這也不是什麼誤導，這只是台式民主幾十年來的一種基本鬥爭手法，誰當家，誰就瞎掰，完全就是以謊言與造謠來塑造輿論，打擊異己。 <text:line-break/><text:line-break/>這次之所以沒有成功是因為那位潘姓學生演技欠佳，舌頭吐太長了，扣分，而且既然窒息到舌頭能吐那麼長，屬瀕死狀態，怎麼還有辦法同時大喊口號。再加上現場有其它很多攝影機，所以造假沒有成功，要不然，恐怕又是一場什麼救國救民的野菊花學運了。 <text:line-break/><text:line-break/>有時在電視上看到一些名嘴批評人渣黨，但我發現他們的批評真的好怪，似乎總是以為種種不可思議的敗行劣跡只是因為人渣黨在 "理" 字上沒有弄清楚，比方說拔管一事，講得好像這真的是一種什麼法律見解的問題或行政程序問題似的，表面上是批評人渣黨，其實大大淡化了它的罪行，並且扭曲了問題的本質。 <text:line-break/><text:line-break/>發問是很重要的，問對問題比提供答案更重要。因為問對了問題，才有可能找到適當的解答。 <text:line-break/><text:line-break/>(未完待續) <text:line-break/><text:line-break/>陳真 2018. 05. 08. <text:line-break/><text:line-break/>========================= <text:line-break/><text:line-break/>「台大最黑暗一天」 挺管派校園打學生 <text:line-break/><text:line-break/>傅鐘前爆衝突 反管派學生被扯衣勒頸追打 <text:line-break/><text:line-break/>自由時報 <text:line-break/><text:line-break/>〔記者吳柏軒、林曉雲、陳薏云／台北報導〕「台大最黑暗的一天」！ <text:line-break/><text:line-break/>昨天五月四日，挺管的台大自主聯盟舉行「新五四運動」靜坐及遊行活動，但卻演變成與反管學生在傅鐘前爆發衝突，反管學生被挺管人士勒頸，一路追打、人身攻擊，還要台大學生滾出校園，台大社會系教授陳東升憤怒表示，這是台大最黑暗的一天。 <text:line-break/><text:line-break/>校內表達意見被打 台大生怒學生自主已死 <text:line-break/><text:line-break/>反管學生、台大管理學院學生代表潘儒鋒因被挺管民眾從背後扯衣服勒頸、跌倒，前往醫院驗傷後有右踝扭傷、胸部挫擦傷等傷勢，昨晚六時許前往派出所對攻擊的民眾提告傷害及毀損。潘同學痛批：「我是台大在學生，卻因表達意見在校內被打，學生自主已死！」 <text:line-break/><text:line-break/>台大社會系教授陳東升憤怒表示，台大要落實大學自治和自主，首要必須維護台大師生在校園內言論自由和人身安全，台大學生在自己校內表達意見，竟然被追打、被施暴，這是非常嚴重的一件事情，也是台大最黑暗的一天，台大代理校長及行政單位必須對此負責，施暴者也應該被強力譴責。</text:p>
      <text:p text:style-name="P1">陳真   |  2018.05.07 02:31   |   <text:a xlink:type="simple" xlink:href="http://palinfo.habago.org/Entry?Command=Information_PrintForum&amp;iPage=76#FORUM36724"><text:span text:style-name="T1">#</text:span></text:a></text:p>
      <text:p text:style-name="P3">(續卡管啟示錄) <text:line-break/><text:line-break/>十七， 把毫無爭議的人事物給爭議化 <text:line-break/><text:line-break/>學姊轉述一些成大綠油油老師的 "疑惑" 給我聽，說他們對管中閔的一些 "爭議" 感到很 "不解"，希望大家不要這麼快下結論，應該 "思索" 管中閔這樣一些 "爭議行為" 的內在是非價值，比方說，遴選程序上有沒有問題？程序很重要哦，因為這才是民主的精髓；或是思索 "教授兼任獨立董事是對的嗎"？有產學商勾結之虞？會不會影響高等教育的獨立性？兼任獨董一事有無以正式形式公告周知等等等。 <text:line-break/><text:line-break/>我能想像，這些綠油油教授講這些話時的模樣，應該是一副好像很理性很客觀很謙虛很愛思考的嘴臉，總之就是要大家思索，不要輕易下結論哦，我們應該保持客觀中立哦。 <text:line-break/><text:line-break/>各位能理解這是哪一招嗎？這就是：當一個事情之是非對錯根本毋庸置疑時，有人就會故意做出深思狀，彷彿裏頭真有什麼需要思索才能弄明白的地方，或是暗示當事人之作為裏頭很可能有著一些什麼 "內幕" 尚不為人所知，因此，我們應該保持理性與冷靜，應該獨立思考，應該謹慎客觀中立地看待這些 "爭議"，不要急著做出結論哦。 <text:line-break/><text:line-break/>各位明白吧，這一招很毒，但很管用，簡單說就是故意把毫無一絲爭議的善惡是非，裝模作樣地抬出理性與進步之名，假裝細膩思索更深遠的道理，讓一些蠢蛋們以為："對吼！講得真好，我們就是應該要理性思索，一定是內在有著一些更為細膩的弊病存在，所以才會被政府拔管"。 <text:line-break/><text:line-break/>透過這樣一種手法，掉包問題本質，把價值問題給轉換成各種往往憑空瞎掰的技術性問題，從而把一個毫無爭議的是非善惡給爭議化；然後再從自己純屬虛構的各項技術與程序問題中，自我引用，做出更多的道德指控或影射，建立負面印象之自由聯想。這時候，當事人就算到最後贏了這一局，不死也只剩半條命，從此人格破產，污名滿身，乃至臭不可聞。 <text:line-break/><text:line-break/>這些綠油油的教授們，一方面叫人應該深思那其實根本不需思索的基本是非，不要急著選邊靠，但另一方面他們自己卻很快就 "思索" 出各種純屬無中生有的罪名，比方說指控管中閔勾結財團，以黑箱及政治黑手影響選舉，甚至與中共掛勾，運用中資來滲透、腐化台灣的高等教育等等等。 <text:line-break/><text:line-break/>每當有人跟我玩這一招，每當有人要跟我討論那些根本不需要任何討論的問題，每當有人裝模作樣地問我比方說人渣黨為何這樣那樣說，為何這樣那樣做，究竟他們有著什麼樣的理想或苦心，每當有人對我玩這些花樣時，我就說：答案很簡單，建議你趕緊去吃屎，說不定吃了之後就能明白這些所謂 "問題" 的答案了。 <text:line-break/><text:line-break/>有人也許會說，"怎麼可以這樣啦？怎麼可以叫倫家去吃屎啦，應該要跟他們講道理啊。" 道理當然是要講，但是，在毫無爭議的事情上裝模作樣講道理，那其實就是抹黑招數中最陰險的招數之一。就比方說人渣政客所指控的所謂管中閔抄襲案，難道你真的認為這事需要討論與思考，然後你才能知道是非善惡？但是你看，幾乎所有媒體，卻把 "涉嫌抄襲" 列為管中閔尚待釐清的爭議言行之一，然後進一步進行深刻 "思索"："一個抄襲的人，依據法律，到底能不能擔任校長？"。</text:p>
      <text:p text:style-name="P1">陳真   |  2018.05.06 23:10   |   <text:a xlink:type="simple" xlink:href="http://palinfo.habago.org/Entry?Command=Information_PrintForum&amp;iPage=76#FORUM36723"><text:span text:style-name="T1">#</text:span></text:a></text:p>
      <text:p text:style-name="P2">念淨，很抱歉我把你當成是來亂的，請你原諒。 <text:line-break/><text:line-break/>不過，我們的想法確實落差很大。更重要的是，希望在這版面上盡量避免對於 "非公眾人物" 進行任何有關 "個人" 的批評指教。真要打，真要罵，請針對公眾人物。 <text:line-break/><text:line-break/>另外，我常對於市面上各種抗爭，動不動就和警察或路人在那邊罵來罵去推來推去，感到很不以為然；警察只是奉命行事，何苦為難？至於路人甲路人乙，更是無關緊要。 <text:line-break/><text:line-break/>若真要行使強制手段，比方說想要闖入某個機關或突破某種封鎖，那就好好地、真正地以一種不去傷害個人的方式去進行，而不是像在玩家家酒那樣撒嬌式的推擠，或是去打一些路人或警察。這樣很沒出息。若真要打要罵也是打罵政客，打罵帶頭為惡者，打罵統治者，怎麼是打罵那些純粹只是在職務上必須奉命行事的公務員？相關道理是一樣的。 <text:line-break/><text:line-break/>李敖有句名言說："只好連狗也一起打"。打狗雖然很窩囊，但是，當走狗們很囂張跋扈時，李敖說，"只好連狗也一起打"。李敖這話的典故來自孫悟空和二郎神的大戰，二郎神的狗跑去咬孫悟空，孫悟空罵牠說："你不去妨家長，卻來咬老孫。"很無奈，只好連狗也一起打。 <text:line-break/><text:line-break/>有時候也許真的只好這樣做，但是，現實狀況卻是：大家打狗很行很厲害，但卻根本不敢打狗主人。 <text:line-break/><text:line-break/>最該打的是背後那些人渣，而不是狗。 <text:line-break/><text:line-break/>狗有好多種，有忠狗有愚狗有走狗，光打狗是沒用的。我們應該把我們的憤怒直指那些真正為惡者，最大的一個當然就是美國，它才是島內長年以來這一切政治醜劇的操盤者。但是，人們卻往往把焦點放在那些根本無關緊要的鼻屎大的小事情上，從而忽略事情的本質，打成一團毫無意義的混仗爛仗。</text:p>
      <text:p text:style-name="P1">李念淨   |  2018.05.06 22:22   |   <text:a xlink:type="simple" xlink:href="http://palinfo.habago.org/Entry?Command=Information_PrintForum&amp;iPage=76#FORUM36722"><text:span text:style-name="T1">#</text:span></text:a></text:p>
      <text:p text:style-name="P3">單純或是無知這方面我承認，但從來沒有要刻意導向過 <text:line-break/><text:line-break/>政黨沒參加過，太陽化學運風頭正盛人們都在蹺課的時候我還在上歷史系的課，投票則沒回家投過 <text:line-break/>我是比較後知後覺的人，1994年出生，小時候就很喜歡看李敖跟柏楊的書，喜歡看他們談中國文化 <text:line-break/>以前一直不能明白說為甚麼李敖要反美，慢慢的這幾年離開大學看了一些文章才知道反美才是真正台灣應該養成的觀念或是要去做的事。 <text:line-break/>坦白說這幾年執政黨的作為僅此舊媒體上爆的就真的很讓人吃驚，我是真的認為每個人都應該有個底線，不能為了一個看起來良好的目標就不擇手段，但就如同陳醫師說的還有更多更糟糕的東西浮在水下看不到。</text:p>
      <text:p text:style-name="P1">李念淨   |  2018.05.06 22:10   |   <text:a xlink:type="simple" xlink:href="http://palinfo.habago.org/Entry?Command=Information_PrintForum&amp;iPage=76#FORUM36721"><text:span text:style-name="T1">#</text:span></text:a></text:p>
      <text:p text:style-name="P2">https://goo.gl/jZjfWp <text:line-break/><text:line-break/>陳醫師點名了我回一下 <text:line-break/><text:line-break/>google我的名字會有我的照片(臉書不貼照片了不上相)，這是我本名，前幾年從大學畢業： <text:line-break/>可能是我還沒有真的完全出社會，知識跟見識不夠，在這裡為我在本版好幾次發言不周延的地方道歉。 <text:line-break/><text:line-break/>不過本人完全對我剛剛的發言負起全責，如果有心人要告我我也無話可說。</text:p>
      <text:p text:style-name="P1">陳真   |  2018.05.06 20:55   |   <text:a xlink:type="simple" xlink:href="http://palinfo.habago.org/Entry?Command=Information_PrintForum&amp;iPage=76#FORUM36720"><text:span text:style-name="T1">#</text:span></text:a></text:p>
      <text:p text:style-name="P3">(續卡管啟示錄) <text:line-break/><text:line-break/>十六，以我之卒，將你的軍 <text:line-break/><text:line-break/>事情是這樣： <text:line-break/><text:line-break/>明人不說暗話，坦白說，這位 "李念淨" 同學，我發現你在巴勒網的許多留言，似乎都有刻意導向之嫌，帶有玄機。<text:line-break/><text:line-break/>首先，一個活生生的人，有名有姓，而且不是公眾人物，人們根本不知道他是誰的狀況下，憑什麼你能公然侮辱這位潘同學是 "走狗" 呢？你要公然侮辱他當然可以，但請你先告訴大家你是誰、你的真實身份、在哪工作或就學等等等，好讓對方的律師可以找到你，以便對你提出控告。這才是言論自由。 <text:line-break/><text:line-break/>至於這位潘同學，只要他不打人不傷人，他不能來 "鬧場" 嗎？即便他是民進黨籍，他不能在自己的校園裏表達自己的想法嗎？(即便那個想法是荒唐的) <text:line-break/><text:line-break/>在我看來，這位潘姓學生似乎存心來演一場戲，要不就是臨時起意，即興演出，但不管是預謀或即興，類似像 "走狗" 這樣的人格指控，都不應該輕易扣在特定個人身上，除非他是個公眾人物，長久之公眾言行足以做出這樣一種指控，並且當事人也有能力輕易對任何指控做出澄清；要不然就是指控者必須相對地也應該公開自己的身份，這才叫做為言論負責。 <text:line-break/><text:line-break/>還有，我不是今天才出社會，我是台灣街頭抗爭的元老，從 "聚眾抗爭是唯一死刑罪" 的戒嚴時代就打算不要命了，不但身經百戰，而且深知各種花招詭計。我知道這是怎麼一回事，這是一種手法，下肆對上肆，以我之卒，將你的軍。簡單說就是： <text:line-break/><text:line-break/>透過媒體及網軍或耳語，刻意把一些(往往是故意製造的)不具有任何實質意義的鼻屎小事給 "事件化"，給擴大渲染，一來藉以轉移焦點，轉移話題，二來使得原本議題的嚴肅性遭到破壞，從而使得嚴肅的參與者感到庸俗、低能與瑣碎化甚至荒腔走板，從而不再支持與關注。 <text:line-break/><text:line-break/>很多傻瓜因為很習慣台灣這一套五光十色的所謂媒體報導，於是就傻傻地跟著把焦點放在那些被為惡一方所刻意渲染與傳佈的事情上，從而使得整個議題或運動逐漸為人所遺棄或淡忘或甚至唾棄，於是為惡者便可繼續從事更大的惡行。 <text:line-break/><text:line-break/>台式民主始終是一種宮廷鬥爭，爾虞我詐，機關算盡。就比方說前一陣子的所謂八百壯士之抗爭，同樣也是中了計。姑且先不說八百壯士那樣一種所謂 "暴力"，跟人渣黨抗爭的暴力能夠相提並論嗎？根本不夠其百分之一的暴力程度。但是，媒體卻擴大渲染之，於是整個抗爭能量就瞬間瓦解了，污名化了。 <text:line-break/><text:line-break/>大家難道還看不出來這樣一種手法？只要有意無意製造一些小事端或派人挑起爭議，輕易就能把你的整個運動給瓦解，給低能化或污名化。這類事情，不懂的話，應該多多請教前輩，不要那麼傻卻還敢搞什麼抗爭，也不要自我貶低降格，變成一種人家下肆對你上肆的戲碼，用幾個兵卒就能將你的軍。</text:p>
      <text:p text:style-name="P1">李念淨   |  2018.05.06 15:32   |   <text:a xlink:type="simple" xlink:href="http://palinfo.habago.org/Entry?Command=Information_PrintForum&amp;iPage=76#FORUM36719"><text:span text:style-name="T1">#</text:span></text:a></text:p>
      <text:p text:style-name="P2">幾乎可以確定就是這些走狗跑到別人合法申辦的場子鬧場 <text:line-break/><text:line-break/>假如這條狗演技演得再好一點，旁邊的人沒有意識到中計拉開老伯，新聞就不會這樣報了 <text:line-break/>夜路走多了果然會遇到鬼 <text:line-break/><text:line-break/>這是從當事人的臉書上發現的 <text:line-break/><text:line-break/>https://i.imgur.com/N7TpMum.jpg <text:line-break/><text:line-break/>http://i.imgur.com/Hr92J9t.jpg <text:line-break/><text:line-break/>另外還產生了了小花絮： <text:line-break/><text:line-break/>據《ETtoday新聞雲》報導，潘生今日受訪時則說是角度的問題，解釋當時是有人抓住他 <text:line-break/>的右手，導致襯衫勒得他很不舒服，想解開扣子，看起來才會像是自掐脖子。他還說，家 <text:line-break/>人看了新聞後很不高興，還傳訊說「精彩演出」，讓他備受委屈，還說自己原本是想當肉 <text:line-break/>牆阻止衝突，沒想到卻成了當事人。至於被網友說是「自摔」，他也說當時被抓住衣服， <text:line-break/>勒得喘不過氣，「突然放開我當然會往前傾倒啊」。 <text:line-break/><text:line-break/>=================================================== <text:line-break/><text:line-break/>https://goo.gl/9vxXqX <text:line-break/><text:line-break/>上周有10多名台大學生在台大校園內表達反管立場，途經挺管的「台大自主聯盟」新五四運動集會時發生推擠衝突，台大資管系大五生潘儒鋒現場倒地後又爬起，引發網友熱烈討論、不少人質疑「假摔」，有網友在潘儒鋒臉書發現，潘事前公開提到需要幾個朋友幫忙錄影，「如果我被動手才比較好領年中獎金」，懷疑潘是自導自演，潘稍早接受《蘋果》訪問表示，指這只是保護自己手段，對外界指控是「公道自在人心」。 <text:line-break/><text:line-break/>根據《蘋果》當天在現場直擊，潘儒鋒與其他台大學走入挺管群眾中之後，有一名戴黃帽、穿藍色條紋衫的男子拉著潘的後領，當時旁邊有許多群眾高喊「不要動手！」，隨即有2名女性、1名男性拉住藍條紋衫男子的手，試圖讓他放開潘儒鋒的後領。隨後，潘儒鋒雙手舉高、後方的男性也已放手，潘的右手放在自己的脖子上，然後癱軟倒地。 <text:line-break/><text:line-break/>《蘋果》今接獲讀者投訴，指潘儒鋒日前在其臉書貼文，公開提到需要幾個朋友幫忙錄影，「如果我被動手才比較好領年中獎金」，遭網友懷疑潘根本是自導自演。 <text:line-break/><text:line-break/>潘儒鋒稍早接受《蘋果》訪問時指出，所謂領年中獎金，指的是若到現場被打，可以告對方求償，但這只是開玩笑，希望有人到場錄影是保護自己的手段，因為擔心到現場被打。 <text:line-break/><text:line-break/>從事發至今遭到外界質疑假摔？《蘋果》詢問潘儒鋒心情，潘則重申，會相信我的人還是會相信，不相信的人還是會扣我帽子，「公道自在人心」，外界也會還給他公道，其他不方便多說什麼，「我需要好好休息」。（生活中心／台北報導）</text:p>
      <text:p text:style-name="P1">甄力民   |  2018.05.06 00:20   |   <text:a xlink:type="simple" xlink:href="http://palinfo.habago.org/Entry?Command=Information_PrintForum&amp;iPage=76#FORUM36718"><text:span text:style-name="T1">#</text:span></text:a></text:p>
      <text:p text:style-name="P3">補上黃國師演技精采片段 <text:line-break/>https://youtu.be/bxeF-wbkY_0?t=56s</text:p>
      <text:p text:style-name="P1">陳真   |  2018.05.05 23:34   |   <text:a xlink:type="simple" xlink:href="http://palinfo.habago.org/Entry?Command=Information_PrintForum&amp;iPage=76#FORUM36717"><text:span text:style-name="T1">#</text:span></text:a></text:p>
      <text:p text:style-name="P2">(續卡管啟示錄) <text:line-break/><text:line-break/>十五，政治與社運是一種演藝事業 <text:line-break/><text:line-break/>請看 1:17左右： <text:line-break/><text:line-break/>https://www.youtube.com/watch?v=eC7ZAvF7kao <text:line-break/><text:line-break/>雖然有點好笑，不過，當事人的說法是合理的，他後面顯然有人在拉他的衣領，也許他就想伸手去保護自己的咽喉，只是動作可能有點誇張，吐舌翻白眼特別好笑，我反覆看了幾回，相當療癒；不支倒地的動作也很好笑，可能有抓緊機會即興演出之嫌。 <text:line-break/><text:line-break/>還有2分28秒處，不知道在演哪一齣，但是，很顯然這位同學是個演藝人才，明日之星。 <text:line-break/><text:line-break/>在台灣，政治與社運已經變成一種演藝事業。長年以來，不管是在街頭或立法院或議會，這類 "演很大" 的場面往往層出不窮，培養出不少演藝人才。前陣子屎袋力量的黃姓黨主席那一齣戲就更好笑了，突然 "不支倒地"，警察嚇得趕緊說: "委員委員，你怎麼了？為什麼自己倒在地上？" 黃主席原本是要演一幕 "為勞工犧牲" 的壯烈悲情場面，無奈警察沒有好好配合，穿了幫。 <text:line-break/><text:line-break/>學姊有去參加五月四日成大那一場聲援大學自治的活動，聽她轉述一些狀況，也是挺好笑的。比方說，一個支持大學自治的教授和那些前來反制的學生略有輕微推擠，也許連推擠都稱不上，但是那位教授後面卻又站著一個也是前來反制的女學生，卻不斷大聲喊著 "(新黨) 教授性騷擾" 之類。難道是隔空性騷擾？ <text:line-break/><text:line-break/>其實，這類演出，不管哪一方都一樣，幾乎變成一種台灣特有的政治演藝文化，喧囂吵鬧，小動作不斷，努力想製造點狀況或聲勢，好讓媒體攝取一些所謂 "激烈" 鏡頭來做為宣傳，就好像一群演員在鏡頭前爭相演戲那樣。演得好的話，也許一炮而紅，成為新一代戰神，或是戴上所謂社運人士的光環，進而成為名人，進而成為名嘴、名醫、名教授、名律師等等，或是演而優則仕，選民代，或當起官來。近年來的成功代表作叫做 "戰神的誕生：屎袋力量傳奇"，女神周子瑜犧牲色相客串演出，票房轟動全台。 <text:line-break/><text:line-break/>我發現，藍營這一方，可能飽受中國儒家文化毒素 "燻" 陶，比較害羞含蓄，演戲方面肢體動作比較放不開，臉皮薄，不敢大膽演出；建議應多多接受表演課訓練，多多觀察學習人渣黨及一大票尾巴黨的演技與聲光造勢訓練。這其實也是台式民主的一個基本文化精髓，說騙很難聽，就說是演吧。在這樣一種政治演藝事業中，"理" 字是根本不存在的，誰說理，誰就輸了。 <text:line-break/><text:line-break/>我之所以在1989年就退出街頭，幾乎不再參加所謂街頭抗議，就是因為缺乏演戲細胞。 <text:line-break/><text:line-break/>(未完待續)</text:p>
      <text:p text:style-name="P1">宋兆理   |  2018.05.05 15:35   |   <text:a xlink:type="simple" xlink:href="http://palinfo.habago.org/Entry?Command=Information_PrintForum&amp;iPage=76#FORUM36716"><text:span text:style-name="T1">#</text:span></text:a></text:p>
      <text:p text:style-name="P3">這比以前黨國時代自導自演抹黑黨外的手法我不敢說如出一徹，因為這種演技實在是爛出自我風格來，難怪白盔隊可以拿奧斯卡奬，什麼有台灣價值的紀錄片什麼獎也沒拿過，還有這個演技不及格難怪還在當職業學生升不上去。</text:p>
      <text:p text:style-name="P4"/>
      <text:p text:style-name="P1">lethan   |  2018.05.05 08:55   |   <text:a xlink:type="simple" xlink:href="http://palinfo.habago.org/Entry?Command=Information_PrintForum&amp;iPage=77#FORUM36715"><text:span text:style-name="T1">#</text:span></text:a></text:p>
      <text:p text:style-name="P3">台大校園現場。如果沒有人證或攝影，再透過媒體渲染，可能就會被用來製造混亂了。 <text:line-break/><text:line-break/>這是我在別人臉書擷取下來的畫面。 <text:line-break/>這些人過去挑釁，假摔，然後說被打。 怎麼會有這麼無恥猥瑣的人。 <text:line-break/><text:line-break/>//////////////////////////////////////////////////////////////////////////////////////////////////////////// <text:line-break/>影片備份下載： <text:line-break/>https://drive.google.com/open?id=1G5DeXmp79_VcWTZRCVsIDUjNq5T9HnpF <text:line-break/><text:line-break/>──────────────────── <text:line-break/><text:line-break/>【補充】自由時報刊的是台大學生王羿方提供的影片，剛好錯開潘儒鋒自己掐自己脖子的畫面，鏡頭回來之後就已經倒在草地上了。 <text:line-break/><text:line-break/>台大學生舉反管布條 遭挺管群眾扯衣勒頸 <text:line-break/>http://news.ltn.com.tw/news/politics/breakingnews/2416016</text:p>
      <text:p text:style-name="P1">陳真   |  2018.05.03 22:47   |   <text:a xlink:type="simple" xlink:href="http://palinfo.habago.org/Entry?Command=Information_PrintForum&amp;iPage=77#FORUM36710"><text:span text:style-name="T1">#</text:span></text:a></text:p>
      <text:p text:style-name="P2">一封信 (摘錄)： <text:line-break/><text:line-break/>管老師您好，謝謝百忙中回信。 <text:line-break/><text:line-break/>所謂拔管，其實也是每個人的事，因為它傷害的並不僅僅是一個人的清白人格，同時也傷害了每個人理應賴以做為安身立命基礎的基本是非；更嚴重的是，為惡者並非僅僅只是幾個政客或一個政黨，而是一個所謂政府。當一個政府等同於黑幫惡棍集團，居然連這樣的事也做得出來時，這其實擺明了就是要與每一個人為敵，視眾人如無物，視基本善惡是非如糞土。 <text:line-break/><text:line-break/>今天聽太太轉述成大校園裏一些綠油油的老師們的說法，居然傳佈謠言說您在大陸對岸的金援之下，透過黑箱運作，陰謀奪取校長一職云云，白白布硬是要染到黑，各種肆無忌憚的造謠，讓我聽了感覺真是很不可思議，不知該說人性可怕，還是該說人性可憫。這樣的事裏頭其實沒有勝利者，特別是為惡者，其作為同樣也傷害了自己的人性。 <text:line-break/><text:line-break/>2010年冬天，我和太太去奧地利，參觀 "美泉宮"，當年莫扎特四歲時曾在此為皇帝演奏。那是很大的一個皇宮，數不清的房間，每一間往往有它的故事。我在其中某個房間聽到一塊導覽錄音帶。當年奧匈帝國的一位皇后，因為政治原因，被迫得把她所鍾愛的小女兒下嫁給一個混蛋政客。結婚前夕，皇后對她女兒說："我知道妳一生將不會快樂，我甚至也不期待妳能身體健康，但我只希望妳能照顧好自己的靈魂。" <text:line-break/><text:line-break/>聽了這段話，我心裏十分感動。時間長河中，總會有種種風風雨雨，個人的，社會的，乃至世界的，或淒清，或慘烈；在無數風雨中，也許我們所能做的就是不隨風雨搖擺，盡己所能，"照顧好自己的靈魂"。 <text:line-break/><text:line-break/>一點感想如上。 <text:line-break/><text:line-break/>成大明天(5月4日)早上十點會有個聲援活動。希望您一切安好。您忙，不用撥冗回信。 <text:line-break/><text:line-break/>一場戰役，值得紀念的並非輸贏。與君共舞，與有榮焉。 <text:line-break/><text:line-break/>陳真 2018. 05. 03.</text:p>
      <text:p text:style-name="P1">陳真   |  2018.05.03 03:38   |   <text:a xlink:type="simple" xlink:href="http://palinfo.habago.org/Entry?Command=Information_PrintForum&amp;iPage=77#FORUM36709"><text:span text:style-name="T1">#</text:span></text:a></text:p>
      <text:p text:style-name="P3">有件事常掛在心上，不是什麼重要的事，但總是不踏實，不過，使它圓滿的機會已經消失了。 <text:line-break/><text:line-break/>人生有時候回頭看，你會覺得驚奇，原來你和某些人曾經有幸一同生活在這個星球上。直到有一天，天人永隔，你似乎才會發現，原來這樣一種交集並非常態，而是一種難得的賜福，稍縱即逝；在此一別，才是永恆，各自存在於陰陽兩個世界。 <text:line-break/><text:line-break/>1989年的3月29日，我創辦了台灣第一個兒童福利團體。接著，4月4日兒童節，我在來自警方與情治單位無日無之的恐怖人身安全威脅與大軍壓境下發起台灣史上第一個針對兒童人權的遊行，訴求只有一個："開辦重症兒童免費醫療"。參與遊行者僅有50幾人，一大半是老弱婦孺，但全副武裝的軍警及鎮暴部隊卻足足有兩三百人，沿路高樓與天橋到處是情治人員錄影蒐證。 <text:line-break/><text:line-break/>接著，我又和幾位同學在高雄街頭擺起攤位，拉起 "開辦重症兒童免費醫療" 的白布條，散發我寫的 "台灣的小孩不值錢:台灣兒童人權報告"。在那高壓統治年代，相當引人側目，並招來一連串慘烈的政治報復與懲罰；我沒料到我的人生與家庭會因此產生劇變，一連串痛苦悲劇自此展開。 <text:line-break/><text:line-break/>有一天，在高雄大統百貨公司對面的街頭攤位上，遠遠有個人朝我們走來，在距離攤位仍有數公尺之遙時，隨即停下腳步，不願靠近攤位，大聲向我招手，要我過去。於是我就走了過去，問他有什麼事。算起來，那個人當年大約58歲，而我當時的年紀連他的一半都還不到。他看到我，立即劈頭就大喝一聲："這些全是你帶頭？你們這樣是在搞什麼？"接著便是一串數落，不外就是說我們不應該用這種方式讓政府難堪云云。 <text:line-break/><text:line-break/>我知道他是誰，他是當年的大明星，剛好也就在那一年，1989年，他宣布說要退出影劇圈，全心投入公益事業。我看他火氣不小，沒搭腔，只回了一句話，原文忘了，大意是說 "管好你自己吧"，於是便掉頭離去。他在我背後氣得大罵，我聽到一句話說："我怎麼了？我怎麼了？我哪裏做錯了？" 於是我回頭遠遠看了他一眼，當下覺得自己是不是把話講太重了？ <text:line-break/><text:line-break/>這個人就是孫越。 <text:line-break/><text:line-break/>孫越是老兵出身，隨國民黨來台，有點忠黨愛國。我知道他是好人，而我當年在政治態度上卻剛好站在他的對立面。都快30年了，當年街頭吵架那一幕，誰是誰非不重要了。重要的是，如果人生曾經教給我什麼，那就是讓我更加深信究竟是什麼樣的力量才能真正拯救這個世界；不是街頭狂飆，不是引刀成一快，更不是滿腦子權謀，機關算盡，而是那永恆不變的善良、無辜與真情。 <text:line-break/><text:line-break/>孫越走了。雖不相識，但一個好人的離去，依然讓我有點夜不成眠。我最近常聽大陸一位年輕音樂家倪欏改編自巴哈的 WTC1 No. 2 in c minor BWV 847的曲子，如下。我想說卻說不上來的，就由音符來訴說吧： <text:line-break/><text:line-break/>https://www.youtube.com/watch?v=MC44L5T0FVA <text:line-break/><text:line-break/>陳真 2018. 05. 03. <text:line-break/><text:line-break/>===================== <text:line-break/>孫越、孫向瑩：有一個家，永遠等著我們 <text:line-break/><text:line-break/>親子天下雜誌 文 李翠卿 <text:line-break/><text:line-break/>2018-04-10 <text:line-break/><text:line-break/>現年87歲的孫叔叔近日因病住院，引起各界關注，目前病情已控制，以下為三年多前接受親子天下採訪報導。 <text:line-break/><text:line-break/>孫越今年八十四歲了。但不管他幾歲，大家還是習慣喊他「孫叔叔」，不是「孫伯伯」，也不是「孫爺爺」。 <text:line-break/><text:line-break/>他永遠是那個詼諧逗趣的孫叔叔、那個諄諄叮嚀未歸少年「夜深了，趕快早點回家吧！」的慈祥孫叔叔。 <text:line-break/><text:line-break/>這些年，孫越因為年事已高，因為重聽，戴上了助聽器，還「進廠大修」了許多次，切除了右上肺葉、裝了四支心臟支架、換了人工關節，但在心智與性情上，他仍是那個爽朗快活的孫叔叔。 <text:line-break/><text:line-break/>「我爸一直都擁有很旺盛的好奇心，對新事物的接受度超高，比兒孫輩還會用那些新科技，」孫越最鍾愛的女兒孫向瑩笑說，父親十幾年前就申請了電子信箱，臉書問世以後，他不但有個人帳號，還開了粉絲頁，跟年輕人一樣，喜歡用line分享照片，還用平板電腦，一字一字寫了一本書，談他年輕時的故事。 <text:line-break/><text:line-break/>孫越的成長過程極其顛沛。他出生隔年，就發生九一八事變，戰爭爆發，他整個童年，是在烽火中度過的。 <text:line-break/><text:line-break/>而比烽火更無情的是：在他十一歲那年，父親在外頭有了女人，先是不愛回家，最後乾脆不告而別，遺棄了他們母子。 <text:line-break/><text:line-break/>十五歲，才知媽媽不是親媽 <text:line-break/><text:line-break/>而撫養孫越長大的媽媽，跟他並沒有血緣關係。他的生母生下他十天後就過世了，養大他的媽媽，是父親的續絃妻。後媽對他視若己出，即使被丈夫拋棄，她仍願意與這個孩子相依為命，對他的身世隻字未提。一直到孫越十五歲，後媽過世，他才輾轉知道，原來媽媽不是自己的親生母親。 <text:line-break/><text:line-break/>十五歲，還是一個孩子，就失去雙親、流離失所，孫越跟著部隊四處漂泊，最後到了台灣，在這裡落地生根。 <text:line-break/><text:line-break/>因為成長過程中的缺憾，孫越對家庭溫暖格外憧憬。結婚生子以後，他努力經營婚姻，陪伴兒女成長，小心翼翼守護著這得來不易的幸福。 <text:line-break/><text:line-break/>和一般不善表達愛的老一輩不同，孫越從不吝於對妻兒親暱表達情意。孫越的書中常戲稱孫媽媽為「小護士」（孫越的妻子以前是野戰師的護士），問他是否在家裡就這麼叫孫媽媽，孫越哈哈大笑的說，當然不是，因為他在書裡這麼寫，還害老妻被一堆朋友調侃，「不過，一直到現在，她在我的心目中，的確還是當年那個甜甜的小護士。」 <text:line-break/><text:line-break/>孫越用他滄桑而又溫暖的沙啞煙嗓，緩緩說出這句話，聽起來絲毫沒有肉麻感，只覺得率真動人。 <text:line-break/><text:line-break/>孫越家裡，兒子像媽媽，是理性派；而女兒則像他，是感性派，這對感情好的父女倆，永遠有聊不完的話題。旁聽他們講家庭故事，時而好笑，時而甜蜜，偶爾也有一點感傷，這笑淚交織的家庭絮語，或許就是孫越年少時最渴望的，幸福的滋味。 <text:line-break/><text:line-break/>Q 孫叔叔這麼有名，做他的小孩，是覺得很有面子，還是很有壓力？ <text:line-break/><text:line-break/>瑩：小時候，是壓力，知道的人看我，不會單純用「你是孫向瑩」這種角度，而是「你是孫越的女兒」，所以我小時候很低調，儘量不要讓同學知道我爸是孫越。 <text:line-break/><text:line-break/>越：以前當演員的時候，我常演歹徒、漢奸之類的反派，可能是因為這種大壞蛋的形象，讓孩子們小時候覺得尷尬吧。以前開車帶兒子去學校繳註冊費，雖然外頭下雨，但他遠遠就叫我停下來，寧願冒雨跑過去；還有一次，帶他們兄妹去吃早點，有人認出我，過來逗我孩子：「孫越是你爸爸呀？」九歲的向竹不吭聲，悶頭喝豆漿，向瑩則立刻說：「他是我叔叔！」 <text:line-break/><text:line-break/>瑩：國小時，有同學跟我吵架，指著我罵：「你是壞人的女兒！」當時真的覺得挺受傷的。不過，我心裡真的是沒有怨過爸爸的，我知道演壞人只是他的工作，他又不是真的壞人。只是做小孩子的時候，情感比較脆弱，不希望他的工作影響到我的生活。不過長大以後，我很高興我是孫越的女兒，慶幸自己有這樣一位父親。 <text:line-break/><text:line-break/>Q 孫叔叔在家裡，是一位什麼樣的父親？ <text:line-break/><text:line-break/>越：我是單親家庭長大的，也許是因為自己小時候的遺憾，我對美好的家庭特別憧憬。打從我決定結婚那一天起，我便打定主意，將來絕不離婚！我希望我自己的孩子們，一定要有爸爸媽媽陪伴成長。 <text:line-break/><text:line-break/>家給我很多的安慰，只要知道家裡有人在等你，那種溫暖，就足以抵消所有的工作勞碌。 <text:line-break/><text:line-break/>以前我們拍武俠片，我雖不是武打演員，可是還是要有動作演出，很辛苦，趕戲的時候，經常是沒日沒夜。記得有一年，除夕當天還在拍戲，晚上回到家，已經十點多，年夜飯早已經涼了，但是一見到妻兒，就覺得高興，就算吃冷飯菜也還是覺得滋味很好。 <text:line-break/><text:line-break/>以前當演員的時候，拍片很忙，但不管怎麼樣，我都會抓出時間跟我的小孩相處，我相信，爸爸對他們的那種「親」，孩子們是感覺得到的。 <text:line-break/><text:line-break/>我童年時，剛好碰到戰爭，說起來並不快樂，但是，有了兒子以後，我跟著兒子享受了一次童年，後來有了女兒，我又再過了一次童年。他們長大後，生了小孩，我從孫兒身上又體會到這些快樂，藉著他們，我得以重新體驗到很多次人生中錯過的重要事物 。 <text:line-break/><text:line-break/>瑩：記得小時候，爸爸真的是很忙，經常日夜顛倒，可是只要他閒下來，他就會開著他的小車，載著我和哥哥，上山下海去玩，在車上，我們嘰嘰呱呱天南地北的聊，那些回憶，都是我童年時最寶貴的東西。 <text:line-break/><text:line-break/>我們家是「嚴母慈父」型的家庭。媽媽比較理性，她是我們生活起居的照顧者跟規範者，很有威嚴；而爸爸則比較感性，感覺比較像是「朋友」，遇到什麼難以啟齒的困難，我們可能不敢跟媽媽講，只敢找爸爸商量。 <text:line-break/><text:line-break/>我高中時，有一陣子念得很痛苦，挫折得想休學，但是這種想法不能跟媽媽講，她可能一急就跳起來，我就不敢講下去了。要講，只能跟爸爸講，爸爸都會先安靜聽我講我的苦衷，之後再陪我禱告，跟我一起想辦法。 <text:line-break/><text:line-break/>那次想休學，也是爸爸想了個折衷的辦法，找了個學姊來指點我，說如果還是不行，到時候再休學也不遲。最後，我過了這一關，沒有休學、順利完成了學業，成績也還不錯。 <text:line-break/><text:line-break/>我爸有一種能讓人安心吐露心事的特殊魅力。我已經過世的公公，是那種很嚴肅的家長，我先生跟我公公講話，要畢恭畢敬的說：「爸，我有件事要跟你報告一下。」這樣的男性，應該是不擅長表達自己感受的，可是，他跟我爸爸在一起的時候，竟然可以分享一些內心深處的感覺，這真的很奇妙。 <text:line-break/><text:line-break/>Q 你們家好像有一個愛家守則？能談談你當初訂定這個守則的出發點嗎？ <text:line-break/><text:line-break/>越：那個「守則」也不是硬規矩，只是我自己對於家庭的一種期許，這些守則總歸起來就是：你光心裡「覺得」愛家是不行的，一定要有行動才可以。 <text:line-break/><text:line-break/>行動有很多種方式，尤其現在很方便，人人有手機，隨時都可以用手機表達對家人的關懷。可是有一點要注意的是，人與人之間，一定還是要有面對面的關懷，才能夠感受到那個「親」哪。 <text:line-break/><text:line-break/>就好比一個遊子，偶爾想起來了，給爸媽發個簡訊，固然是好，但明明很多時候有空閒，卻懶得回家看父母，那些簡訊，就只是敷衍了。其實，很多行動也不花太多時間，就算只是吃頓飯，就能營造出那種親密感。 <text:line-break/><text:line-break/>瑩：「愛家守則」裡的第一條：「一週一定要有一次家庭活動」，我們家真的很重視。以前小時候可能是出遊，我們各自成家後，則通常是家族聚餐。我哥結婚後，他們每週三都會回家吃晚餐，我還沒出嫁時，每週都很期待哥哥回家的這一天 。 <text:line-break/><text:line-break/>後來我結婚了，我也比照辦理，選一天回去陪爸媽吃飯。有時候，則跟哥哥家約同一天，來個「大集合」。我不僅對我娘家如此，我覺得我婆家也應該享受到這種天倫美好，每週，我也另撥一天給公婆。 <text:line-break/><text:line-break/>現在我的小孩都二十歲了，他們從小就知道，除非有很重要的約會，才可以「請假」，否則每週都有一餐是要跟爺爺奶奶吃，還有一天則是要跟公公婆婆（外公外婆）吃。如果將來我的孩子成家，倘若他們住得不遠，我也會希望延續這個傳統 。 <text:line-break/><text:line-break/>記得有一次去美容院洗頭，老闆娘隨口跟我聊：「你待會兒要去哪裡？」我說：「等一下要跟我婆婆出去吃飯。」隔壁有個跟我婆婆年紀差不多的阿姨，聽了露出很羨慕的表情：「好好哦，我也好希望我兒子媳婦來找我吃飯⋯⋯」 <text:line-break/><text:line-break/>那個阿姨的眼神，讓我有點心疼，其實很多老人家都很希望兒女回來團聚，只是一方面不好意思提出請求，二方面怕小孩忙，麻煩孩子。但說真的，現在吃飯也不麻煩，全家人偶爾上上小館子也很有情調啊 。 <text:line-break/><text:line-break/>越：我看重吃飯，是因為吃飯是一種聯絡感情的方式。向瑩公公走了以後，每年除夕，我們乾脆把她婆婆也請來家裡，一大家子十幾口人，一桌子圍爐吃年夜飯，熱鬧溫馨，那個「家」的感覺就出來了。 <text:line-break/><text:line-break/>Q 很多老一輩的人不善於表達感情，孫叔叔好像完全沒這困擾？ <text:line-break/><text:line-break/>瑩：我爸爸很細心，他一直都很會表達情感。我家有一個年曆，爸爸會把全家人的生日統統寫在上面，我們結婚以後，他就把我們另一半的生日也寫上去，各自有了孩子以後，又再加添上去，我們生日時，他定會捎上問候。不只生日，我當媽媽以後，母親節時，還收過爸爸送的禮物，祝我母親節快樂。 <text:line-break/><text:line-break/>他也是很會對妻子示愛的男人。如果出國工作，都會幫我媽媽帶小禮物回來，平常在家裡，也常寫小紙條給媽媽，我媽媽有時候也會寫給他，說真的我也很好奇上面寫些什麼，我猜應該是噓寒問暖吧？「天氣冷了，要多穿件衣服啊。」之類的？ <text:line-break/><text:line-break/>越：哼，那多沒意思呀，我們的留言可要俏皮多了......（孫叔叔此時展示了手機上的一張照片，是孫媽媽留給他的小紙條，上頭寫著：「越：你要好好照顧自己，因為你知道我少不了你。」甜蜜得讓在場眾人驚呼）。 <text:line-break/><text:line-break/>瑩：他們現在雖是老夫老妻，還經常兩人一起出去約會，有時我一整天都找不到他們，後來才聽爸爸說：「我們今天有點無聊，兩人一起搭公車去溜達了。」 夫妻倆感情好得很。 <text:line-break/><text:line-break/>Q 這些年來，你們家也經歷過好幾次可能失去彼此的難關（編按：除了孫越動了幾次大手術，孫向瑩生第二胎時，還曾因血崩失血三千西西，險些喪命 ），你們當時是怎麼熬過來的？ <text:line-break/><text:line-break/>越：因為我信耶穌，我這輩子，無論受傷、生病、遭遇困難，我都可以坦然接受那是上帝的旨意，不害怕，也不怨恨。 <text:line-break/><text:line-break/>可是，當自己女兒血崩時，我卻完全恐懼、無助了，我知道生命是在上帝手中的，我不住禱告：「主啊，求祢還我從前的向瑩！」可是我真的不知道，上帝會不會應允我，雖然我知道，就算向瑩沒熬過來，她的歸處也是確定的，我們有一天會再重逢（指上天堂），但知道是一回事，情緒又是另一回事，那個夜，真的是很漫長。 <text:line-break/><text:line-break/>後來向瑩脫離險境，從開刀房推到加護病房時，我心裡很有感觸，我們真的不知道，明天會發生什麼事，我想到一些事情，我們唯一能做的，就是每一天珍惜當下的關係。若上帝哪天真的帶走誰，我們會難過，但至少不會太遺憾。 <text:line-break/><text:line-break/>瑩：爸爸對於生病，真的很淡定。他每次住院，雖然身體可能很不舒服，但我爸無論何時看起來都是很喜樂的樣子，有人來探訪他，若不是基督徒，他還趁機抓著人家一起禱告。 <text:line-break/><text:line-break/>我記得他告訴我他有肺腺癌的那天，我正要去接小孩，爸爸打電話來，語氣很平靜：「向瑩，我去醫院檢查，疑似我肺部有一點問題，我接下來可能要開刀。我不擔心，我知道上帝掌管我前面的路，我只是要通知你一聲。 」 <text:line-break/><text:line-break/>我聽到爸爸這樣講，眼淚當場就掉下來，我掉淚，主要倒不是擔心我爸爸，而是為擔心我媽媽。爸爸的信仰很堅定，加上長年推動安寧照護，我知道他可以從容應對這一切，可是，我媽媽這一生都這麼倚賴我爸爸，她該怎麼辦？ <text:line-break/><text:line-break/>每一次爸爸進出醫院，媽媽都很憂慮，去年，我爸動了人工關節手術，我媽寸步不離陪病，爸爸看起來還好，但媽媽一下子憔悴了好多，我知道，她真的非常害怕會失去她的老伴。如果生死可以選擇，我真的寧願是我媽媽先走一步，若是我爸先走，我難以想像媽媽會有多傷痛。 <text:line-break/><text:line-break/>Q 孫叔叔平常有試著開導孫媽媽嗎？ <text:line-break/><text:line-break/>越：我有啊，隨時都在開導她，只是，這件事情還是得當事人自己想通呀。 <text:line-break/><text:line-break/>但，我也深信，愛是很奇妙的東西。有時候，有些人會因為太愛對方，自己變得很脆弱；可是，真的遇到大事時，這人可能又是家裡最堅強的。 <text:line-break/><text:line-break/>記得向瑩五歲時，曾出過一次嚴重的車禍，我當時人在香港拍戲，孫媽媽怕干擾我，完全沒告訴我，一個人默默解決了這件事。一個月後我拍完戲下了飛機，他們在機場接我， 我才知道女兒出過事，她（孫媽媽）也有很堅強的一面。 <text:line-break/><text:line-break/>而且，就算我離開，我們的家、兒女都還在。而家的好處就是，在家人有需要或困難時，可以隨時彼此呼應、給予支持與安慰。其餘的，就交給上帝吧。 <text:line-break/><text:line-break/>孫叔叔的愛家守則： <text:line-break/><text:line-break/>一週要有一次家庭活動。 <text:line-break/>‧對家人一週要有一次主動關懷。 <text:line-break/>‧盡可能解決家人的問題。 <text:line-break/>‧讓家庭充滿樂趣。 <text:line-break/>‧常與家人分享心情，尤其是遇到困難的時候。 <text:line-break/>‧告訴家人「你對我的意義有多大」。 <text:line-break/>‧用正確的言語行為面對家人的批評責難。 <text:line-break/><text:line-break/>《如歌年少．孫越My Stage My Dream》 <text:line-break/><text:line-break/>（本文轉載自「親子天下」，僅反映專家作者意見，不代表本社立場） <text:line-break/><text:line-break/>================== <text:line-break/><text:line-break/>孫越形象如慈父! 幼時身世坎坷進而從軍 <text:line-break/><text:line-break/>孫越1946年從軍，部隊團體生活找到歸屬感。幼時家庭不圓滿，孫越未曾感受家庭溫暖。 <text:line-break/><text:line-break/>台視 2018-5-2 綜合新聞 <text:line-break/><text:line-break/>孫叔叔孫越，因為主持過節目「孫叔叔說故事」，而有此暱稱，形象正面溫暖如同慈父，其實他幼時身世坎坷，10歲時，父親離家，15歲母親過世，進而從軍，之後成為台視演員，主持台視綜藝節目，造成轟動，孫越因為從小家庭破碎，成家後更珍惜家，之所以從軍過，也跟成長背景有關。 <text:line-break/><text:line-break/>用藝人的身分，孫越向台下的老兵致敬，其實孫越也曾是一名老兵，在出道前，他當兵的經歷豐富，祖籍在中國大陸浙江省餘姚縣，東北瀋陽出生，孫越1946年從軍，在軍中的團體生活，讓他找到期盼已久的歸屬感，和同袍並肩作戰，數饅頭過生活，孫越不覺得苦，反而樂在其中，因為他從小家庭破碎，身世坎坷，不曾感受過家的溫暖就因為幼時家庭的不圓滿，讓他決定從軍也因此填補了內心的孤單。 <text:line-break/>===================== <text:line-break/>鼻酸童年曝光…孫越自揭往事　曾「不怕死」抗大陸砲彈 <text:line-break/><text:line-break/>2018/05/02 <text:line-break/>三立新聞 <text:line-break/><text:line-break/>娛樂中心／綜合報導 <text:line-break/><text:line-break/>在1989年拍完電影《兩個油漆匠》後，孫越就宣布退出演藝圈，只從事公益性的演出並積極在各個公益活動，並以自己的經歷來奉勸大家戒菸。雖然孫越成功戒掉菸癮，但仍不幸於2007年遭確診罹患肺腺癌，接受手術治療的他不畏生死，把握當下地活著，不料近來卻因慢性阻塞性肺疾病頻繁進出醫院，最後於昨（1）日晚間在台大病逝，噩耗傳出讓許多人相當難過，其中好友張小燕更大呼一個字「痛」。 <text:line-break/><text:line-break/>孫越離開，許多熟知他作品的粉絲也相當不捨，紛紛在臉書上發文懷念，但除了影視作品外，其實孫越背後還有鮮少人知道的軍旅故事。向來積極投入公益的孫越，3、4年前曾接受過專訪，他透露其實自己會那麼喜歡團體生活全是因為「孤單」！原來向來給人溫暖形象的孫越其實相當渴望「家」，但這個故鄉老家隨著年紀越來越大，早已變得模糊。 <text:line-break/><text:line-break/>據悉，孫越10歲時父親就離家，而到了他15歲時母親就過世，獨子的他自小無父無母，原本已破碎的家瞬間完全沒了，讓他覺得更孤單、寂寞，所以很喜歡交朋友和團體生活，也因此讓他決定加入青年軍，跟著軍中弟兄一起生活、受訓和作戰等，最後更一起跟著軍隊來到台灣。回憶過往，當年孫越在受訪時幾度哽咽，他說自己一生最深刻的事就是在軍中劇團的歲月，對他來說故鄉老家早已模糊，所以心中的家大概就是「陪我成長的軍隊」。 <text:line-break/><text:line-break/>▲對孫越來說，心中的家是陪他成長的軍隊。（圖／翻攝自臺灣故事島YouTube） <text:line-break/><text:line-break/>會如此喜歡演戲，孫越生前曾說，其實原本是5歲大時被逼著學京劇，沒想到因此種下興趣基礎，後來加入軍隊也參與了軍中劇隊，讓他從此愛上演戲。但演過那麼多戲，孫越曾說，最深刻的莫過於就是「砲彈射來都要繼續演」，在當年金門八二三砲戰時，雖然狀況危急，但他們仍不忘演戲，曾經砲彈都打到附近了，自己剛好在演戲，不過也是趴下等待安全後站起來繼續演，孫那時提及此事時滿臉得意，更笑說自己也很佩服那年紀的自己，真的很勇敢也很敬業。 <text:line-break/><text:line-break/>========================= <text:line-break/>曾承諾讓太太先死…孫越失約先走一步 <text:line-break/><text:line-break/>三立新聞網 setn.com <text:line-break/><text:line-break/>2018年5月2日 <text:line-break/><text:line-break/>娛樂中心／綜合報導 <text:line-break/><text:line-break/><text:line-break/>孫越與尤晶瑩在大鵬話劇隊認識，相戀6年後，在39歲那年步入婚姻，並陸續生下一雙兒女，雖然2人的個性迥異，一個溫和、一個急躁，但感情仍然深厚，彼此相知相惜。 <text:line-break/><text:line-break/>▲孫越與尤晶瑩攜手走過近60年。（圖／翻攝自臉書） <text:line-break/><text:line-break/>孫越曾經歷心臟、肺腺癌的手術，對於死亡早就看淡，他2009年受訪時，透露平時和老婆就會談到生死議題，尤晶瑩認為孫越比較堅強，希望自己能夠先走，「我先走，你可以全心做你的公益，我不攪和你」，孫越反問：「如果是我先死呢？」沒想到尤晶瑩情緒激動落淚，直說：「我會每天哭，每天不吃飯，每天不出門，每天在家裡哭。」他連忙安慰老婆，並答應「還是妳先走吧」，儘管許下了承諾，最終孫越仍然不敵病魔先走了一步，令人不勝唏噓。 <text:line-break/><text:line-break/>==================== <text:line-break/>孫越訪談： <text:line-break/><text:line-break/>https://www.youtube.com/watch?v=cxcAgRCEzZ8</text:p>
      <text:p text:style-name="P1">陳真   |  2018.05.02 20:35   |   <text:a xlink:type="simple" xlink:href="http://palinfo.habago.org/Entry?Command=Information_PrintForum&amp;iPage=77#FORUM36708"><text:span text:style-name="T1">#</text:span></text:a></text:p>
      <text:p text:style-name="P2">台大醫院證實孫越病逝 享壽87歲 <text:line-break/><text:line-break/>Yahoo奇摩（即時新聞） <text:line-break/><text:line-break/>2018年5月2日 <text:line-break/><text:line-break/>台大醫院晚間證實「永遠的孫叔叔」孫越病逝，享壽87歲。孫越3月因膽結石發炎，肺部感染，住進台大醫院接受治療，今天傳出病逝，台大醫院晚間證實孫越昨天病逝，好友張小燕也在臉書上貼文「痛」，表達哀悼。 <text:line-break/><text:line-break/>（中央社／資料照片） <text:line-break/><text:line-break/>1930年出生的孫越日前因肺炎狀況難解，4月初併發慢性阻塞性肺病（COPD）急性發作，轉送加護病房治療並插管，今天晚間傳出病逝消息。 <text:line-break/><text:line-break/>台大發言人王亭貴表示，孫越的家屬對於各界關心都感到非常感謝，稍後將發布聲明稿對外說明。 <text:line-break/><text:line-break/>「您好，我是你的老朋友孫越」、「夜深了，打個電話回家。」孫越的低沉嗓音、誠摯語調，留下不少經典語錄，他的身影也常在公益廣告出現，關心議題繁多，從菸害防制、捐血、器官捐贈、扶助弱勢家庭、守護失智長者、關懷受刑人等，公益大使的形象深植人心。 <text:line-break/><text:line-break/>孫越做公益35年，且為專心公益，放棄演藝事業，宣示「只見公益，不見孫越」。晚年他受肺病所苦，戴著口罩也不停為社會奔走，回顧義工人生，孫越曾自評無怨無悔。 <text:line-break/><text:line-break/>1983年，是孫越投身公益的關鍵年。當時他是家喻戶曉的演員、又幽默風趣，事業正風光。宇宙光雜誌邀他參加「送炭到泰北」公益活動，他為了擠出時間參加，拚命趕戲，結果生了一場大病。他仍向醫院請假，帶了一個半月的藥和2個導尿管就到泰北去了。 <text:line-break/><text:line-break/>孫越回憶當時，他夜裡守著一個吊著點滴、命在旦夕的孩子，直到醫生無奈地宣布「孩子死了」，他直視死亡，百感交集，認為自己過了數十年安逸生活，所有時間都在經營自我，決定此後要修改人生的方向。 <text:line-break/><text:line-break/>從泰北回台後，孫越積極投入各項公益活動，更在得到金馬獎最佳男主角後，毅然宣布以後一年只用4個月拍電影、8個月要做公益。1989年時更決定全心投入公益，舉行「只見公益、不見孫越」記者會，再也不做有酬勞的演出，自此結束長達40年的演藝生涯。 <text:line-break/><text:line-break/>孫越曾說，「一息尚存，就能繼續幹活」，就一個1930年出生的老人而言，能做的其實已經有限，「但公益常繫我心，只期望我的棉薄心力能傳遞更多的平安喜樂，避免不必要的傷害發生。」 <text:line-break/><text:line-break/>「為善」、「減害」的心思，也讓孫越斷了37年的菸癮。他16歲時抽第一根菸，雖明知抽菸有害健康，卻怎麼也戒不斷，想戒菸想了20年。直到他1984年在高雄拍戲，一個鏡頭結束後準備點菸，看到一旁有學生走過，他腦海突然有個聲音：「孫越，吸菸對人有害，你能不能吸呢？」 <text:line-break/><text:line-break/>突然的靈光讓孫越「醒了」，他想起聖經裡的一句話：「凡事都可行，但不都有益處；凡事都可行，但不都造就人。」抽菸雖是個人自由，但同時也傷害人，他不僅把菸戒了，還成為董氏基金會終身義工，為台灣菸害防制法立法奔波請命，也用自身例子苦勸菸槍戒菸。 <text:line-break/><text:line-break/>孫越常說，他的菸戒得太晚，菸毒早侵犯肺臟，讓他不僅得了肺腺癌，且長期受慢性阻塞性肺病（COPD）所苦，常喘不過氣來，必須定時拍痰，且抵抗力變弱，可能小病就會引發肺炎，甚至一年要進急診好幾次。 <text:line-break/><text:line-break/>儘管身體變弱，孫越沒有停下想讓社會更好的腳步。他2015年7月底曾發燒近40度急診住院，但面對政府批准日本菸商在台設菸廠，他8月中出院未久，就帶著董氏基金會到行政院遞交陳情書。許多次宣導戒菸的記者會，也會看到孫越戴著口罩、高聲疾呼的身影。 <text:line-break/><text:line-break/>贈人玫瑰，手有餘香，助人不只讓受助者得到支撐，也往往讓助人者得到快樂。曾有媒體訪問孫越，「回顧30多年的義工生涯，您想對自己說什麼？」孫越答了「無怨無悔」，正是他義工人生的最好註腳。</text:p>
      <text:p text:style-name="P1">Ethan   |  2018.05.02 19:58   |   <text:a xlink:type="simple" xlink:href="http://palinfo.habago.org/Entry?Command=Information_PrintForum&amp;iPage=77#FORUM36706"><text:span text:style-name="T1">#</text:span></text:a></text:p>
      <text:p text:style-name="P3">我在臉書常看到有個台大法律系教授認為應該拔管，並分享一些反管人的文章，很多冷嘲熱諷說反拔管的人都是一些不懂法律的人。我是覺得，似是而非的酸言酸語比較多，但有時候也不知道如何比較”專業”的反駁。在他們眼裏，我是沒有法律素養的。 <text:line-break/><text:line-break/>所以後來看到了有人整理了一些QA,對於這些似是而非的話術，有更多的理解。 <text:line-break/>對拔管案的一些QA,有興趣可以看看。 <text:line-break/>https://m.facebook.com/lawpaulus?fref=nf <text:line-break/><text:line-break/>/////////////////////////////////////////////////////////////////////////////////// <text:line-break/>在徐國勇的「詐騙說」出爐後，很欣慰拔管爭議終於聚焦了。對此孫效智老師有一篇足以成為訴狀、甚至法官判決的專文，小弟不才、借來ＱＡ一下，以讓更多民眾清楚知道爭點何在。 <text:line-break/><text:line-break/>Ｑ：管中閔任獨董「偷跑」？台大校方及管都違法？ <text:line-break/><text:line-break/>Ａ：無論「事後追認」或「溯及承認」，這都是法律適用的常態。如果有問題，那就拒絕追認、使那段期間都不合法即可。民法第１１５條：經承認之法律行為，如無特別訂定，溯及為法律行為時，發生效力。管先報核可再經大會追認，有問題嗎？ <text:line-break/><text:line-break/>Ｑ：誰有主動揭露義務？ <text:line-break/><text:line-break/>Ａ：一、依《國立臺灣大學校長遴選委員會作業細則》，校長候選人只能由第三者推薦，是推薦者沒有揭露、不是管沒有揭露，卻要管去全部承擔非屬他責任與過失的所有不利，好棒棒的法律正義！ <text:line-break/><text:line-break/>Ｑ：特定委員若有偏頗之虞必須迴避？ <text:line-break/><text:line-break/>Ａ：教育部來函要求刪除，自己廢掉了特定委員必須迴避的權限。教育部考量為何不知道，但既還解釋了遊戲規則，如今卻翻桌不認反過來挑遴選會毛病，好棒棒的程序正義！ <text:line-break/><text:line-break/>Ｑ：管中閔未主動揭露獨董資訊要為此負責？ <text:line-break/><text:line-break/>Ａ：一、上市公司獨董是公開資訊，有查詢義務者（包括教育部三遴選代表）是認為不重要或疏懶、甚至凟職未查？依理是否該請教育部代表先說明再來質疑別人？二、那條法令規定管要主動揭露？三、既都已報校同意了這還不算揭露哦？還道德有問題咧！ <text:line-break/><text:line-break/>Ｑ：有些遴選委員不知道管兼獨董等職，顯失資訊對等公平？ <text:line-break/><text:line-break/>Ｑ：老問題：管中閔與蔡明興有「特殊性」（小弟知道有些人很喜歡用這詞）利益關係而未迴避？ <text:line-break/>Ａ：依《國立大學校長遴選委員會組織及運作辦法》第6條，管蔡間的副董事長與獨董的利益關係均不屬於依法需迴避之事項。法既未規定憑什麼要人家迴避？還談道德咧！請先批一下其他人的近親繁殖關係再說吧！ <text:line-break/><text:line-break/>Ｑ：遴選、迴避規則有漏洞不能防堵類似利益關係？ <text:line-break/>Ａ：百分百贊成修法呀！但依法行政、不溯既往原則很難懂嗎？ <text:line-break/><text:line-break/>Ｑ：大學自治不應無限上綱，不能作違法的事？ <text:line-break/><text:line-break/>Ａ：一、違法不是遴委會而是教育部。教育部不准遴委會逾越法令規定於前，又在合法遴選結果出爐後莫須有指控否認遴委會的決定，學者還配合顛倒是非，好棒棒莫此為甚！ <text:line-break/>二、教育部自知理虧，所以之後才公告《國立大學校長遴選委員會組織及運作辦法》修正草案說要主動揭露等等，且林騰蛟常次說，新法案不能溯及既往。如今卻以此為主要理由拔管，這不是北洋政府又是什麼？好棒棒的法治國精神之實踐！ <text:line-break/><text:line-break/>結論：其實上面嚴格來說都是贅文，因為迄今蔡政府仍無法提出為何有拔管權？的有力依據（參前貼文）。 <text:line-break/><text:line-break/>關於從教育部有最終決定權的二階段遴選，改為如今完全尊重遴選會的一階段遴選，小弟就打個比方吧！ <text:line-break/><text:line-break/>某大戶人家，百年來兒子要找對象，不論你選誰最終都得老（佛）爺點頭、甚至決定是誰就是誰。後來興自由戀愛，老（佛）爺也體悟到時代進步了，就決定「完全尊重」兒子的決定，還訂了書面約定（修法）說帶回家來我一定給你們祝福（聘任）！但沒想兒子找了半天還是找個老（佛）爺不喜歡的，老爺更翻臉說你找老婆的「過程」有問題，祝福？門都沒有。 <text:line-break/><text:line-break/>還請各位看倌評評理，您說，這到底是老（佛）爺有理還是兒子有理？這姻緣可是有效還沒效？ <text:line-break/>///////////////////////////////////////////////////////////////// <text:line-break/>再說一遍，小弟海納百川、什麼意見都看，為免挺管拔管爭議陷入無限輪迴圈，謹整理及以白話說明如下： <text:line-break/><text:line-break/>Ｑ：根本問題：教育部有無拔管權（大學法第九條「聘任」如何解釋）？ <text:line-break/><text:line-break/>Ａ：請不要烏龍轉桌到什麼行政監督權、憲法甚至蔣經國精神，做些基本功去查立法院公報吧！當時教育部長杜正勝說，以後遴選委員會要負起責任，教育部「完全」尊重學校的決定。（若還有疑問，請了解一下當時從二階段遴選改為一階段的目的，就是要幹掉教育部的最終決定權，並將教育部的行政監督權納入第一階段淡化之，這有那麼難懂嗎？） <text:line-break/><text:line-break/>Ｑ：那教育部若在遴選後發聘前發現違法，豈非要讓違法者上任？ <text:line-break/><text:line-break/>Ａ：一、請先證明人家違法再說。二、把違法在位者給拉下馬不是更爽（政治效應更大）？為何竟寧願甘冒侵害大學自主之不諱？ <text:line-break/><text:line-break/>Ｑ：管中閔並未主動揭露他是獨董？ <text:line-break/><text:line-break/>Ａ：從教育部的《國立大學校長遴選委員會組織及運作辦法》到《國立臺灣大學校長遴選委員會組織及運作要點》，皆未載明擔任獨董必須揭露，何況管中閔是經台大核可當獨董在案。拿沒有的規定去卡人，就是賭輸翻桌！去了解一下法律明確性原則吧！ <text:line-break/><text:line-break/>Ｑ：管兼獨董偷跑違反兼職規定？ <text:line-break/><text:line-break/>5月17日台大校長核可，6月14日 管中閔擔任台哥大獨董，還有問題嗎？至於擔任審計委員會與薪資報酬委員，請看一下證券交易法規定，這與他擔任獨董是同一件事，沒那麼難的。 <text:line-break/><text:line-break/>Ｑ：管中閔與蔡明興間有利益迴避問題？ <text:line-break/><text:line-break/>Ａ：請問相關的行政程序法、部頒國立大學校長遴選辦法、台大校長遴選辦法中那一條規定要迴避？ <text:line-break/><text:line-break/>Ｑ：教育部難道要坐視可能的財團利益輸送而不管? <text:line-break/><text:line-break/>Ａ：拿還未發生的事去說嘴，真是好棒棒！ <text:line-break/><text:line-break/>註：以上請參須文蔚老師臉書，會有更詳盡的解說。 <text:line-break/><text:line-break/>Ｑ：管中閔論文抄襲？ <text:line-break/><text:line-break/>Ａ：您有沒有想過舉發此事的民進黨立委張廖萬堅好久不吭聲了？不要再汙辱人民的智商。 <text:line-break/><text:line-break/>Ｑ：台大校長遴選委員會因拒不依教育部指示開會鬧內鬨、沈委員辭職？ <text:line-break/><text:line-break/>Ａ：一、遴選會既然合法作為，為何要依教育部曲解法令的指示行事？二、自己去查沈老公是誰吧！色彩如此鮮明不辭才怪！ <text:line-break/><text:line-break/>Ｑ：現行遴選辦法漏洞百出要改革。 <text:line-break/><text:line-break/>Ａ：一、請先看當年是那黨力推、誰執政時過的。二、絕對贊成改革，但有一個東西叫不溯既往原則好不？三、撰文的連現行遴選制度是什麼都搞錯，這種文章你也敢信敢分享？ <text:line-break/><text:line-break/>結論：拔管言論頻遭打臉已不新鮮，迄今拿不出具體違法事證不說，其後而來的各種或披法律專業唬人外衣（如某李姓教授說教育部有初步權限，請問依據何在？）、或披文青藻飾外衣的文章寫得落落長（如黃姓教授千字文），卻都簡單三言兩語即可攻破。但對於挺管的文章，拔管者除了視而不見或ㄏㄏ回應，可還有具建設性的？如果有歡迎提供，小弟很願傾聽接受的。 <text:line-break/><text:line-break/>如今風暴愈滾愈大，足以說明隨著真理愈辯愈明，已難靠御用學者或媒體帶轉風向，蔡政府是真看不懂還是權力的傲慢？</text:p>
      <text:p text:style-name="P1">王修亮   |  2018.05.02 19:03   |   <text:a xlink:type="simple" xlink:href="http://palinfo.habago.org/Entry?Command=Information_PrintForum&amp;iPage=77#FORUM36705"><text:span text:style-name="T1">#</text:span></text:a></text:p>
      <text:p text:style-name="P2">我孤陋寡聞，甚少接觸外界，不知道這位張志雲先生是誰，他寫的文似乎是很真誠的，但也似乎為了自己想像的目的，把許多事情都弄歪了。 <text:line-break/><text:line-break/>民進黨即使挑一個再專業的校長，給台大再多的經費，但是這個校長是去貫徹黨意的，經費是去分贓的，好校長一樣聽民進黨指揮行事，無從發揮專業能力，台大一樣垮，管中閔反而還有可能撐起一點邊邊角角，讓台大有喘息恢復的空間。 <text:line-break/>而所謂的貫徹黨意，就是讓台大教育政治化，天然獨化，反中化，充當經費分贓的白手套，這手法以前國民黨時代也暗中做過，只是民進黨會做得會更公開更惡霸更粗糙。 <text:line-break/>至於管中閔願不願意撐，撐不撐得起，是由管中閔自己選擇決定的，旁人支持或不支持隨意，不必以疼惜管的辛苦為藉口。 <text:line-break/>其實，不論台大是不是管中閔當校長，台灣能走的學生都會走，大陸即使沒有更多善意，聰明的學生們仍然會想辦法擠進去，這是台灣環境20幾年來累積成的趨勢，任怎也檔不住，責任和義務都不在台大，台大無需承擔也承擔不起。 <text:line-break/><text:line-break/>但是這樣的言論非常容易擾亂人心，正如我認識多年的一位熱情的教授，被人情的牽絆所綁架迷惑。 <text:line-break/>台灣學人不知道到底有甚麼問題，總在該理性時激情，該熱情時又刻意擺出冷漠的理性。 <text:line-break/><text:line-break/>................................................... <text:line-break/>張志雲觀點：毀了台大，民進黨也不會讓管中閔當校長─我們認輸吧！ <text:line-break/>http://www.storm.mg/article/432138</text:p>
      <text:p text:style-name="P1">陳真   |  2018.05.02 10:27   |   <text:a xlink:type="simple" xlink:href="http://palinfo.habago.org/Entry?Command=Information_PrintForum&amp;iPage=77#FORUM36704"><text:span text:style-name="T1">#</text:span></text:a></text:p>
      <text:p text:style-name="P3">http://www.setn.com/News.aspx?NewsID=373765 <text:line-break/><text:line-break/>魅力非凡！金正恩不再像漫畫　南韓民眾：他也是人 <text:line-break/><text:line-break/>中央社 2018/04/28 <text:line-break/><text:line-break/>（中央社首爾28日電）南韓人今天仔細回顧歷史性兩韓峰會的每個細節，對於北韓領導人金正恩非凡的魅力感到驚訝，有人覺得他不再像個漫畫人物，還有人說，聽到他開玩笑，才意識到他也只是一個人。 <text:line-break/><text:line-break/>南韓街道張貼2000年峰會照片全球矚目的兩韓峰會27日登場，下午南韓總統文在寅與北韓領導人金正恩將一同種植象徵和平繁榮的松樹；南韓首爾街道上，也張貼著兩韓2000年舉行峰會時，當時南韓總統金大中（右）與北韓國防委員長金正日（左）的照片。 <text:line-break/><text:line-break/>中央社記者王飛華南韓首爾攝　107年4月27日 ID-1337330 <text:line-break/><text:line-break/>▲圖／中央社 <text:line-break/><text:line-break/>法新社報導，金正恩昨天在峰會上公開露面，南韓全國數百萬人透過實況轉播收看，對許多人來說，這是第一次能夠好好端詳這位在神秘北韓深受愛戴的獨裁人物。 <text:line-break/><text:line-break/>南韓人民和全世界看金正恩，長久以來都帶著戲謔又恐懼的眼光，習慣看到他指揮發射飛彈、進行閱兵，但昨天登上全球舞台的卻是個截然不同的金正恩。 <text:line-break/><text:line-break/>這位30多歲的領導人舉止得宜，不時露出微笑，還會偶爾幽默幾句，他溫柔地輕拍孩子們的頭，和西方世界任何投入選戰的政治人物沒有不同。 <text:line-break/><text:line-break/>南北韓峰會達成共同宣言兩韓峰會27日登場，並取得重大成果，南韓總統文在寅（右）與北韓領導人金正恩（左）下午簽署板門店宣言，商定停止一切敵對行為；兩人面對媒體時高舉牽起的手，笑容滿面。（南北韓峰會共同採訪團提供）中央社　107年4月27日 ID-1337908 <text:line-break/><text:line-break/>▲圖／南北韓峰會共同採訪團提供／中央社 <text:line-break/><text:line-break/>金正恩不時出現輕微喘氣，植樹儀式上試圖把鏟子插進土裡卻撲了個空，這些短暫片刻都顯現出他也會犯錯的人性面。 <text:line-break/><text:line-break/>24歲的南韓民眾崔賢娥（Choi Hyun-ah，音譯）告訴法新社：「我聽到金正恩開玩笑，讓我意識到他也只是一個人。」 <text:line-break/><text:line-break/>居住首爾的人母金京兒（Kim Kyung-ah，音譯）告訴「韓國前鋒日報」（Korea Herald）：「在電視上聽到金正恩的聲音感覺非常、非常怪，我的意思是，我一直知道他的存在，但今天是第一次我感到『喔，天哪，金正恩是一個真的人』。」 <text:line-break/><text:line-break/>她說：「直到今天以前，金正恩感覺都像是個漫畫人物。看見他談論冷麵這類平凡事，而不是核武或核戰，實在是耳目一新。」 <text:line-break/><text:line-break/>「韓國時報」（Korea Times）寫道，孤立的北韓「以嚴格、照本宣科又克制的作風神化了金正恩」，但「所有關於他的一切，包括他的表情、走路姿態、手勢、聲音、黑色中山裝和招牌髮型，都經全球媒體轉播呈現」。 <text:line-break/><text:line-break/>韓國時報社論頭條寫道，金正恩「不再是個隱士」，還說他臨時加碼，邀請南韓總統文在寅短暫跨入板門店北韓轄區，展現了他的「舞台魅力」。</text:p>
      <text:p text:style-name="P1">陳真   |  2018.05.02 01:40   |   <text:a xlink:type="simple" xlink:href="http://palinfo.habago.org/Entry?Command=Information_PrintForum&amp;iPage=77#FORUM36703"><text:span text:style-name="T1">#</text:span></text:a></text:p>
      <text:p text:style-name="P2">(續卡管啟示錄) <text:line-break/><text:line-break/>十四，番外篇：眾所矚目的都稱不上苦 <text:line-break/><text:line-break/>這點啟示，在我看來極端重要，但在公眾意義上，在旁人看來，特別是在那些現實感很強的人眼中看來，很可能只是一種極其唯心的無聊囈語。 <text:line-break/><text:line-break/>黃文雄刺蔣逃亡26年後現身台灣時，我透過陳菊第一時間找到他。因為我知道黃文雄在眾人完全不知其下落的逃亡期間曾經祕密見過陳菊，所以當他現身時，透過陳菊，我很快就和黃文雄連絡上了。他知道我即將去英國念 philosophy of science，所以頭一回見面時就帶給我一本書，是Roy Bhaskar 寫的 "A Realist Theory of Science"，有人說這書是有關於科學本質的哥白尼式革命之作 (Copernican revolution)，啟迪了所謂critical realism。 <text:line-break/><text:line-break/>我心裏想說，黃文雄送我這書，顯然是對它很看重，於是我很快就把這書給翻過一遍，同時也看了Bhaskar 的其他一些著作，例如 The Possibility of Naturalism: : A philosophical critique of the contemporary human sciences，但所有這些著作，在intellectual 上卻引不起我太大的興趣；也許Bhaskar 說對了一些什麼，但似乎也只是在一種很瑣碎且獨斷的意義上涉及對錯。 <text:line-break/><text:line-break/>出國念書頭兩年，回台探親時，曾借住在黃文雄家。他問我博士研究什麼，我說我研究維根斯坦，不料他很不以為然地丟下一句話："維根斯坦有什麼好研究的？" <text:line-break/><text:line-break/>也許一個人會喜歡什麼、不喜歡什麼，反映了一種眼光，而這樣一種眼光，事實上決定了每個人看待人事物的不同方式。 <text:line-break/><text:line-break/>不過這些或許都是題外話，跟我現在想說的，也許有點相關性之心領神會，卻又不是十分相關。 <text:line-break/><text:line-break/>有一天，我和幾位朋友一起在黃文雄家聊天，聊到林義雄以及林宅滅門血案，大家說林義雄承受了人間 "至苦"。於是我說了一些話，黃文雄聽了顯然相當不以為然。我是這麼說的，我說： <text:line-break/><text:line-break/>我的想法跟大家不一樣，我不認為痛苦可以客觀評價，無所謂至苦不至苦。但就我的主觀想法來說，我覺得一般人根本無從訴說、根本不為人所知、根本不會有人感興趣、乃至不可思議的詭異病態身世、難以言喻卻只能折磨至死而無從解脫的個人遭遇，難道不是比因義受難而受萬人景仰甚至因此稱聖稱神般的正義悲劇更加可悲？ <text:line-break/><text:line-break/>我這些話很容易招來誤會，彷彿我輕視了他人性命的喪失，但我並無此意。我只是想說，當某一種痛苦被眾人無限抬舉時，那些根本不為人所知、根本無人知曉的傷痛與身心折磨，難道不是千百倍以上的痛苦？直到你死去，世上根本沒有人理解或在乎你一絲絲的痛苦，甚至對你充滿自以為是的各種鄙視、誤解與嘲諷，這樣一種痛苦會亞於萬人景仰與歌頌的烈士之傷痛嗎？我在臨床上看過無數令人心碎的生命遭遇，當事人根本無從言語，不像我們還會寫字，還有朋友。 <text:line-break/><text:line-break/>但黃文雄顯然不認同我說的，不過認不認同無所謂，畢竟這只是我的想法與個人生命經驗，不求他人認同。但我要是能有選擇，我願意選擇後者而非前者；如果人生遭遇可以替換，我願意換取那樣一種陽光底下光明燦爛的痛，畢竟眾所矚目的都稱不上苦，真正的痛苦是根本無人在乎、甚至因此迎來更多眾人屈辱、誤解與鄙視而無從辯解的冤屈與悲劇。 <text:line-break/><text:line-break/>有些人自視為鷹之高遠，嚮往為虎之勇猛，有些人卻認同蝙蝠世界之黑暗與孤獨，在各自不一樣的認同隱喻下，也許有著你根本無法想像的不同生命世界。 <text:line-break/><text:line-break/>我生平最喜歡的一段祈禱文，出現在朴贊郁的電影《Thirst》裏頭， 變成吸血鬼之前的神父如此禱告： <text:line-break/><text:line-break/>「主啊，求祢讓我像血肉潰爛的痲瘋病患，人人躲避；讓我一如斬斷四肢的人士，無法移動分毫；求祢將我兩頰奪去，讓眼淚無法流於其上；將我唇舌撕碎，使我無法以之犯罪；拔除雙手指甲，讓我無可掌握；扭曲手臂肩膀，讓我連最輕之物亦難以承受；讓我像腦瘤病患般無從做出評價；蹂躪我曾立誓之肉體貞潔，使我毫無尊嚴；置我於永恆恥辱中，無人願為我禱告，惟求主之憐憫。」 <text:line-break/><text:line-break/>我特別喜歡最後幾句："置我於永恆恥辱中，無人願為我禱告，惟求主之憐憫。" 想到這些話，心裏就特別感動，但我們每個人卻都做不到，至少我是絕對做不到；要是能有選擇，誰能忍受 "置於永恆恥辱中" 且 "無人願為我禱告"？ <text:line-break/><text:line-break/>(未完不續，暫且就此打住)</text:p>
      <text:p text:style-name="P1">陳真   |  2018.05.01 12:26   |   <text:a xlink:type="simple" xlink:href="http://palinfo.habago.org/Entry?Command=Information_PrintForum&amp;iPage=77#FORUM36702"><text:span text:style-name="T1">#</text:span></text:a></text:p>
      <text:p text:style-name="P3">(續卡管啟示錄) <text:line-break/><text:line-break/>十三，拔管不是新鮮事 <text:line-break/><text:line-break/>在這島上，為何痛苦永無休止地循環？為何醜劇悲劇不斷重演？可悲之處也許在於：我們從來都不是真的想要面對問題。或者說，我們始終只能看見所謂 "大的"，卻對根本數不清的 "小的"，不屑一顧。而所謂大小，並非意義本身的真正大小，而是鎂光燈與權位及外在聲光之大小。 <text:line-break/><text:line-break/>比方說，一個所謂美女發生了點事，馬上全島沸騰，萬眾矚目，聲援與檢討聲不斷。但是，一個被認為不是美女的人，發生了更大的事，卻根本無人理會。但是，人事物的意義難道是存在於外在聲光，而非內在實質？一個美女被強姦就事關重大？一個不是美女被強姦就無關緊要？ <text:line-break/><text:line-break/>這樣一種莫名其妙的差別待遇，意味著什麼？意味著人們並不是真心在意事情 "本身"，而只是在意事情 "以外" 的聲光效果。你看，台灣的監獄或看守所，至今每天都還是在刑求、凌虐甚至性侵與性騷擾受刑人或嫌犯，有人在乎嗎？沒有。但是，政治人物一點點連雞毛蒜皮都談不上的事，馬上 "人權" 指控就滿天飛了。這時你就能清楚看見，人們所看重的並不是什麼人權本身，而是 "誰的" 所謂 "人權"。 <text:line-break/><text:line-break/>但是，任何價值與法治規範之所以重要，之所以值得尊重，理應就在於其內在的一致性與無差別待遇。 <text:line-break/><text:line-break/>比方說，在台灣當病人看病，我會盡一切可能不透露我的醫生身份，也因此經常遭受各種不可思議的惡劣對待與胡搞瞎搞；越是醫學中心，越是如此。可是，我若表明身份，說出我是 "誰"，醫護人員的整個態度往往馬上就會完全不一樣，"老師您好"，"學長您好"，非常客氣，而且根據理性仔細行事，不敢馬虎，也不會愛理不理。這時候，我們能說這些醫護人員學會了對於病患的基本尊重嗎？當然沒有。他不是尊重病患，而是 "尊重" 你是 "誰"。這樣一種 "尊重"，當然不是尊重。 <text:line-break/><text:line-break/>除了外在聲光大小的差別待遇之外，還有時空背景的差異所導致的感受之不同。比方說拔管，這事一點也不希奇，三十年來，我就不知道被拔了多少次了；藍的拔，綠的也拔，藍綠都有份。最早那幾次，甚至還全都是我自己拔的。 <text:line-break/><text:line-break/>有件事，沉默了三十年，因為我當年曾答應某位老師不對外提起此事，不管記者怎麼問，不管約略知情的黨外同志怎麼鼓吹藉此擴大政治事端，我一概不理。當時，有位綠營大老同時也是醫界大老，把他耳聞的這事寫出來，登在報上，一堆記者馬上又跑來找我，想做專題報導，想問出更多細節，但我還是一個字也沒講。 <text:line-break/><text:line-break/>這件事的表面經過，其實很多醫界老一輩或我這一輩的人也許知道，從現在的眼光看，三十年了，早已事過境遷，其實也沒什麼好談，更沒有什麼好守密。倘若它有點意義，在我眼裏，所有意義也全都是我個人所有。我非常不喜歡公眾意義這種東西，因為公與私、客觀與主觀，一輕一重，相去甚遠。 <text:line-break/><text:line-break/>私密世界，個人悲歡沉重無比，而公眾意義卻只是眾人喧囂口舌，煙火般的聲光，無足輕重。當然，一般人並不是這樣看待人事物的價值；一般人反而看重所謂公眾意義，最好能載入史冊，眾人瞻仰；而我只想讓一切難以言喻的悲歡，伴隨我所愛的、或離或逝的親友家人，沉入我心深處。 <text:line-break/><text:line-break/>不過，這些不是我現在想說的。我只是要說點客觀的道理。我要說的是，拔管不是什麼新鮮事，不但不是，而且半個多世紀來根本不曾消失，人們卻把它說得彷彿前所未聞。 <text:line-break/><text:line-break/>三十年來，我自己就被拔過無數次。拔是常態，不拔才令人訝異。而且，三十年前最早那幾次，在那樣一種恐怖高壓的年代，為了不連累他人，全是我自己拔的管。 <text:line-break/><text:line-break/>舉個例，也就是我上面說的那個我答應守密因此沉默三十年的例子。簡單說：我醫學院還沒畢業時，就已經申請上一般人認為不錯的高醫精神科。十幾個人報考，只能錄取一名，那個人就是我，而且據說還是甄選委員全票通過，沒有異議。 <text:line-break/><text:line-break/>不久之後，高醫精神科就為我辦了一個迎新餐會，大家和樂融融，一切就等著我幾個月後一畢業就能馬上上任。 <text:line-break/><text:line-break/>那時候，我還在彰化基督教醫院實習，再過幾個月就能畢業。這段期間，高醫高層卻不斷打電話給我，說他們壓力很大，說上面 (指國民黨及其情治單位) 不允許我在高醫工作。電話一通兩通三通...幾個月來打不停，院方高層說，"上面" 說我 "思想不正確"、"政治素行不良" (這些詞全是對方原文)，不可能讓我當醫生，更不可能讓我去高醫工作。 <text:line-break/><text:line-break/>每天一直接電話，全是講這樣一些無聊指控，我覺得很煩。直到有一天，我記得那天正在彰化基督教醫院的小兒加護病房實習，我正小心翼翼幫一個僅有巴掌大的早產兒抽血，突然護理站說有外線，要我去接電話，是一位我很尊敬的精神醫學界大老，也就是當時的高醫精神科主任打來。 <text:line-break/><text:line-break/>他再次提到政治壓力的事，說他很痛苦。當下，我心裏有著一種就像面對家人那樣一種溫暖不捨的感覺，於是我就說："老師，這事很好處理，不用煩惱，我自己辭職不就沒事了。" 我還說，"我同時也不會讓黨外的朋友們去炒作這件事，我會讓它無聲無息地消失，不會給老師們帶來任何困擾。" <text:line-break/><text:line-break/>那位老師似乎聽了很訝異，突然對我說了一些不太連貫的話，他說："上醫醫國...陳醫師，這應該怎麼說呢...我覺得你是一個可以當朋友的人。" <text:line-break/><text:line-break/>隔天，我就向高醫正式 "辭職"。說辭職很奇怪，因為我連上任都還沒有就自動放棄錄取資格。 <text:line-break/><text:line-break/>接著，我就開始另外找工作，我沒想到的是，短短半年間，同樣的歷史竟然一再重演三次，而且每次都是我自己拔管。比方說，我還申請上了草屯療養院，當公務員醫師，薪水與各種獎金非常高，簡直天價。 <text:line-break/><text:line-break/>我當時在草療，名義上不但已經上任，院方還給了我一間有著雙人床與冰箱的醫師宿舍，但卻不允許我工作，當然也沒有薪水，等於是個幽靈員工。你知道我每天上班去幹什麼嗎？到院長室報到。去院長室幹啥呢？寫回憶錄。 <text:line-break/><text:line-break/>草療院長在情治單位的壓力下，堅持一定要聘用我。他跟我再三保證說，他也是台獨，他絕對能挺得住政治壓力，但他說他需要一些資料，好跟 "他們" 有個交待。於是就要我三天兩頭去院長室寫回憶錄，想到什麼就寫什麼，主要是寫一些我過去反國民黨政府的政治經歷與想法。我這方面的經歷真的是罄竹難書，"惡行" 重大，所以寫了一兩個月都還是不能工作，根本沒錢吃飯，全靠借錢度日。 <text:line-break/><text:line-break/>我的案子是叛亂案，倘若三審定讞，依法不得擔任醫師與公務員。但我當時都還沒審判，銓敘部卻遲遲不肯發下正式公文，不肯讓我成為公務員。後來，實在受不了漫無止盡的等待、折磨以及一些忠黨愛國醫師同事的羞辱嘲諷，於是決定再度自己拔管。短短半年之間，自己就這樣拔了三、四次管子。直到後來，長庚醫院的王永慶王老闆伸出援手，我才能順利當上醫師。王老闆很乾脆，沒有叫我寫回憶錄，只要求我簽了一張切結書，切結書上寫了一行字： <text:line-break/><text:line-break/>"本人日後若因案 (叛亂案) 被捕或受刑，一概與長庚醫院無關。" <text:line-break/><text:line-break/>我簽了字，於是就在林口長庚醫院展開我的醫師生涯。 <text:line-break/><text:line-break/>你知道嗎？這一切政治壓力其實是完全肆無忌憚的，不僅僅會去施壓、恐嚇你的工作單位，阻斷你的一切前途出路，比方說禁止我出國讀書，因為叛亂案最低本刑七年，屬重大刑案，依法可禁止出境；更是經常會去威脅你的家人，或是透過暗示與明示，拿你的親友家人的安危當成一種人質與籌碼來逼你就範。 <text:line-break/><text:line-break/>我很想說的是：我常覺得時下的國民黨人很娘，很不食人間煙火，似乎始終不曾真正意識到自己的黨在過去根本數不清的各種敗行劣跡。這其實也意味著，大家並不是真正想面對問題，而只是在某些所謂聲光較大的問題上湊一番熱鬧。當熱潮一過，該拔的，想拔的，依舊還是會繼續拔個不停。重視是非曲直的風氣，似乎很難在台灣這樣一種極度欠缺人文精神的聲光社會中生根，更不用說萌芽與茁壯了。 <text:line-break/><text:line-break/>(午餐時間，未完待續。今天下午晚上都還要看診。再抽空檔時間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